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fo:text-align="justify" style:justify-single-word="false"/>
    </style:style>
    <style:style style:name="P2"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1" style:font-size-complex="12pt"/>
    </style:style>
    <style:style style:name="P3" style:family="paragraph" style:parent-style-name="Standard" style:master-page-name="Standard">
      <style:paragraph-properties fo:margin-top="0cm" fo:margin-bottom="0cm" fo:line-height="150%" fo:text-align="justify" style:justify-single-word="false"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style="italic" style:font-size-asian="12pt" style:font-style-asian="italic" style:font-name-complex="Times New Roman1" style:font-size-complex="12pt"/>
    </style:style>
    <style:style style:name="T3" style:family="text">
      <style:text-properties style:font-name="Times New Roman" fo:font-size="12pt" fo:language="en" fo:country="GB"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opyeditor : Mathilde Nicolas. </text:span></text:p>
      <text:p text:style-name="P1"><text:span text:style-name="T1">Creator: Poquelin Jean-Baptiste, dit Molière (1622-1673) et Benserade Isaac de (1613-1691). </text:span></text:p>
      <text:p text:style-name="P1"><text:span text:style-name="T1">Title: Les Plaisirs de l'isle enchantée, ou la Princesse d'Élide, comédie de M. Molière.</text:span></text:p>
      <text:p text:style-name="P1"><text:span text:style-name="T1">Date: 1668. </text:span></text:p>
      <text:p text:style-name="P1"><text:span text:style-name="T1">Bibl: d’Aligre Michel, </text:span><text:span text:style-name="T2">Les Plaisirs de l'isle enchantée, ou la Princesse d'Élide, comédie de M. Molière</text:span><text:span text:style-name="T1">, J. Guignard, Paris, 1</text:span><text:bookmark text:name="_GoBack"/><text:span text:style-name="T1">668.</text:span></text:p>
      <text:p text:style-name="P2"/>
      <text:p text:style-name="P2"/>
      <text:p text:style-name="P1"><text:span text:style-name="T1">LES PLAISIRS DE L’ISLE ENCHANTEE, OV LA PRINCESSE DELIDE, COMEDIE DE MR. MOLIERE. </text:span></text:p>
      <text:p text:style-name="P1"><text:span text:style-name="T1">A PARIS, </text:span></text:p>
      <text:p text:style-name="P1"><text:span text:style-name="T1">Chez IEAN GVIGNARD fils, dans la grande Salle du Palais, costé de la Cour des Aydes, à l’Image S. Iean.</text:span></text:p>
      <text:p text:style-name="P1"><text:span text:style-name="T1">M. DC. LXVIII. </text:span></text:p>
      <text:p text:style-name="P2"/>
      <text:p text:style-name="P1"><text:span text:style-name="T1">3</text:span></text:p>
      <text:p text:style-name="P1"><text:span text:style-name="T1">LES PLAISIRS DE L’ISLE ENCHANTEE. </text:span></text:p>
      <text:p text:style-name="P2"/>
      <text:p text:style-name="P1"><text:span text:style-name="T1">COVRSE DE BAGVE, Collation ornée de Machines, Comedie de Moliere, Intitulée La Princesse d’Elide, meslée de Danse et de Musique, Ballet du Palais d’Alcine, Feu d’Artifice : Et autres Festes galantes et magnifiques, faites par le Roy à Versailles, le 7. May 1664. et continuées plusieurs autres iours.</text:span></text:p>
      <text:p text:style-name="P2"/>
      <text:p text:style-name="P1"><text:span text:style-name="T1">LE ROY voulant donner aux Reines, &amp; à toute sa Cour le plaisir de quelques Festes peu communes, dans vn lieu orné de tous les agrémens qui peuvent faire admirer vne maison de <text:s/>Campagne, choisit Versailles à quatre lieuës de Paris. C’est vn chasteau qu’on peut nommer vn Palais enchanté, tant les adiustemens de l’art ont bien secondé les soins que la Nature a pris pour le rendre parfait : Il charme en toutes manieres, tout y rit dehors &amp; et dedans, l’or &amp; le marbre y disputent de beauté &amp; d’éclat : Et quoy qu’il n’ait pas cette grande 4 estenduë qui se remarque en quelques autres Palais de sa Majesté : toutes choses y sont polies, si bien entenduës, &amp; si achevées, que rien ne le peut égaler. Sa Symetrie, la richesse de ses meubles, la beauté de ses promendes, &amp; le nombre infini ses fleurs, comme ses Orengers, rendent les environs de ce lieu dignes de sa rareté singuliere : La diversité des bestes contenuës dans les deux parcs, &amp; dans la Ménagerie, où plusieurs courts en Estoilles sont accompagnées de </text:span><text:soft-page-break/><text:span text:style-name="T1">Viviers pour les animaux aquatiques, avec de grands bastimens, ioignent le plaisir avec la magnificence, &amp; en font vne Maison accomplie. </text:span></text:p>
      <text:p text:style-name="P1"><text:span text:style-name="T1">Ce fut en ce beau lieu où toute la Cour se rendit le 5. de May, que le Roy traitta plus de six cens personnes iusque au 14. outre vne infinité de gens necessaires à la danse &amp; à la Comedie, &amp; d’Artisans de toutes sortes venus de Paris ; si bien que cela paroissoit vne petite armée. </text:span></text:p>
      <text:p text:style-name="P1"><text:span text:style-name="T1">Le Ciel mesme sembla favoriser les desseins de sa Majesté, puis que dans vne saison presque toûjours pluvieuse on en fut quitte pour vn peu de vent, qui sembla n’avoir augmenté, qu’afin de faire voir que la prévoyance &amp; la puissance du Roy estoient à l’épreuve de plus grandes incommoditez ; de hautes toilles, des bastimens de bois faits presque en vn instant, &amp; vn nombre prodigieux de flambeaux de cire blanche, pour suppléer à plus de quatre mille bougies chaque journée, resisterent à ce vent ; qui par tout ailleurs eust rendu ces divertissemens comme impossibles à achever. </text:span></text:p>
      <text:p text:style-name="P1"><text:span text:style-name="T1">Monsieur de Vigarani, Gentil-homme Modenois, fort sçavant en toutes ces choses, inventa &amp; proposa celles-cy ; &amp; le Roy commanda au Duc de S. Aignan, qui se trouva lors en fonction de premier Gentil-homme de sa Chambre, &amp; qui avoit desia donné plusieurs sujets de Ballets fort agreables, de faire vn 5 dessein où elles fussent toutes comprises avec liaison &amp; avec ordre ; de sorte qu’elles ne pouvoient manquer de bien reüssir.</text:span></text:p>
      <text:p text:style-name="P1"><text:span text:style-name="T1">Il prit pour sujet le Palais d’Alcine, qui donna lieu au Tiltre des Plaisirs de l’Isle Enchantée ; puis que selon l’Arioste, le brave Roger &amp; plusieurs autres bons Chevaliers y furent retenus par les doubles charmes de la beauté, quoy qu’empruntée, &amp; du sçavoir de cette Magicienne, &amp; en furent delivrez apres beaucoup de temps consommé dans les delices, par la bague qui détruisoit les enchantemens : C’estoit celle d’Angelique que Melisse sous la forme du Vieux Atlas, mit enfin au doigt de Roger. </text:span></text:p>
      <text:p text:style-name="P1"><text:span text:style-name="T1">On dit fonc en peu de iours orner vn Rond, où quatre grandes allées aboutissent entre de hautes palissades ; de quatre Portiques de trente cinq pieds d’élevation, &amp; de vingt-deux en quarré d’ouverture ; de plusieurs festions enrichis d’or, &amp; de diverses peintures avec les armes de Sa Majesté. </text:span></text:p>
      <text:p text:style-name="P1"><text:span text:style-name="T1">Toute la Cour s’y estant placée le septiéme, il entra dans la place sur les six heures du soir <text:s text:c="2"/>vn Heraut d’Armes, representé par M. des Bardins, vestu d’vn habit à l’antique couleur de feu, en broderie d’argent, &amp; fort bien monté. </text:span></text:p>
      <text:p text:style-name="P1"><text:span text:style-name="T1">Il estoit suivy de trois Pages : celuy du Roy, Mr. d’Artagnan, marchoit à la teste de deux autres, fort richement habillé de couleur de feu, livrée de sa Majesté, portant sa</text:span></text:p>
      <text:p text:style-name="P1"><text:span text:style-name="T1">Lance, &amp; son Escu, dans lequel brilloit vn soleil de pierreries, avec ces mots ; Nec cesso, nec Erro.</text:span></text:p>
      <text:p text:style-name="P1"><text:soft-page-break/><text:span text:style-name="T1">Faisant allusion à l’attachement de sa Majesté aux affaires de son Estat, &amp; la maniere avec laquelle il agit ; ce qui estoit encore representé par ces quatre vers du President de Perigny, autheur de la mesme Devise. </text:span></text:p>
      <text:p text:style-name="P2"/>
      <text:p text:style-name="P1"><text:span text:style-name="T1">6</text:span></text:p>
      <text:p text:style-name="P1"><text:span text:style-name="T1">Ce n’est pas sans raison que la terre et les Cieux,</text:span></text:p>
      <text:p text:style-name="P1"><text:span text:style-name="T1">Ont tant d’estonnement pour vn Objet si rare ;</text:span></text:p>
      <text:p text:style-name="P1"><text:span text:style-name="T1">Qui dans son cours penible autant que glorieux</text:span></text:p>
      <text:p text:style-name="P1"><text:span text:style-name="T1">Iamais ne se repose, et iamais ne s’égare. </text:span></text:p>
      <text:p text:style-name="P1"><text:span text:style-name="T1">Les deux autres Pages estoient aux Ducs de S. Aignan &amp; de Noailles : le premier Mareschal de Camp, &amp; l’autre Iuge des Courses. </text:span></text:p>
      <text:p text:style-name="P1"><text:span text:style-name="T1">Celuy du Duc de S. Aignan portoit l’Escu de sa Devise, &amp; estoit habillé de sa livrée de toile d’argent enrichie d’or, avec des plumes incarnates &amp; noires, et les rubans de mesme : sa Devise estoit vn tymbre d’horloge avec ces mots, De mis golpes mi Ruido.</text:span></text:p>
      <text:p text:style-name="P1"><text:span text:style-name="T1">Le Page Duc de Noailles estoit vestu de couleur de feu, argent &amp; noir, &amp; le reste de la livrée semblable : la Devise qu’il portoit dans son Escu estoit vn Aigle, auec ces mots ; Fidelis et audax. </text:span></text:p>
      <text:p text:style-name="P1"><text:span text:style-name="T1">Quatre Trompettes &amp; deux Tymballiers marchoiẽt apres ces Pages, habillez de satin couleur de feu, &amp; argent ; leurs plumes de la mesme livrée, &amp; les caparaçons de leurs chevaux couverts d’vne pareille broderie, avec des soleils d’or fort éclattans aux banderoles des Trõpettes, &amp; les couvertures des tymbales. </text:span></text:p>
      <text:p text:style-name="P1"><text:span text:style-name="T1">Le Duc de S.Aignan, Maréchal de Camp, marchoit apres eux, armé à la Grecque, d’vne cuirasse de toille d’argent couverte de petites écailles d’or, aussi bien que son bas de soye ; <text:s/>&amp; son Casque estoit orné d’vn Dragon, &amp; d’vn grand nombre de plumes blanches, meslées d’incarnat &amp; de noir : il montoit vn cheval blanc bardé de mesme, &amp; representoit Guidon le Sauvage. </text:span></text:p>
      <text:p text:style-name="P1"><text:span text:style-name="T1">Pour le Duc de S. Aignan, representant Guidon le Sauvage.</text:span></text:p>
      <text:p text:style-name="P1"><text:span text:style-name="T1">MADRIGAL.</text:span></text:p>
      <text:p text:style-name="P1"><text:span text:style-name="T1">Les combats que i’ay faits en l’Isle dangereuse,</text:span></text:p>
      <text:p text:style-name="P1"><text:span text:style-name="T1">Quãd de tant de guerriers ie demeuray vainqueur,</text:span></text:p>
      <text:p text:style-name="P1"><text:span text:style-name="T1">7 Suivis d’vne épreuue amoureuse,</text:span></text:p>
      <text:p text:style-name="P1"><text:span text:style-name="T1">Ont signalé ma force aussi bien que mon cœur.</text:span></text:p>
      <text:p text:style-name="P1"><text:span text:style-name="T1">La vigueur qui fait mon estime,</text:span></text:p>
      <text:p text:style-name="P1"><text:span text:style-name="T1">Soit qu’elle embrasse vn party legitime,</text:span></text:p>
      <text:p text:style-name="P1"><text:soft-page-break/><text:span text:style-name="T1">Ou qu’elle vienne à s’échapper,</text:span></text:p>
      <text:p text:style-name="P1"><text:span text:style-name="T1">Fait dire, pour ma gloire, aux deux bouts de la terre,</text:span></text:p>
      <text:p text:style-name="P1"><text:span text:style-name="T1">Qu’on n’en void point en toute guerre,</text:span></text:p>
      <text:p text:style-name="P1"><text:span text:style-name="T1">Ny plus souvent ny mieux frapper. </text:span></text:p>
      <text:p text:style-name="P1"><text:span text:style-name="T1">Pour le mesme.</text:span></text:p>
      <text:p text:style-name="P1"><text:span text:style-name="T1">Seul contre dix Guerriers, seul contre dix pucelles,</text:span></text:p>
      <text:p text:style-name="P1"><text:span text:style-name="T1">C’est auoir sur les bras deux estranges querelles,</text:span></text:p>
      <text:p text:style-name="P1"><text:span text:style-name="T1">Qui sort à son honneur de ce double combat</text:span></text:p>
      <text:p text:style-name="P1"><text:span text:style-name="T1">Doit estre, ce me semble, vn terrible soldat.</text:span></text:p>
      <text:p text:style-name="P1"><text:span text:style-name="T1">Huict Trompettes &amp; deux Tymbaliers, vestus comme les premiers, marchoient apres le Mareschal de Camp.</text:span></text:p>
      <text:p text:style-name="P1"><text:span text:style-name="T1">LE ROY representant Roger les suivoit, montant vn des plus beaux chevaux du monde, dont le harnois couleur de feu éclattoit d’or, d’argent &amp; de pierreries : Sa Majesté estoit armée à la façon des Grecs cōme tous ceux de sa Quadrille, &amp; portoit vne cuirasse de lame d’argent, couverte d’vne riche broderie d’or &amp; de diamans. Son port &amp; toute son action estoient dignes de son rang ; son Casque tout couvert de plumes, couleur de feu, avoit vne grace incomparable ; &amp; jamais vn air plus libre, ny plus guerrier, n’a mis vn mortel au dessus des autres hommes. </text:span></text:p>
      <text:p text:style-name="P1"><text:span text:style-name="T1">SONNET.</text:span></text:p>
      <text:p text:style-name="P1"><text:span text:style-name="T1">Pour le ROY, representant ROGER</text:span></text:p>
      <text:p text:style-name="P1"><text:span text:style-name="T1">Qvelle taille, quel port a ce fier Conquerant !</text:span></text:p>
      <text:p text:style-name="P1"><text:span text:style-name="T1">Sa personne ébloüit quiconque l’examine,</text:span></text:p>
      <text:p text:style-name="P1"><text:span text:style-name="T1">Et quoy que par son Poste il soit desia si grand,</text:span></text:p>
      <text:p text:style-name="P1"><text:span text:style-name="T1">Quelque chose de plus éclate dans sa mine.</text:span></text:p>
      <text:p text:style-name="P1"><text:span text:style-name="T1">Son front de ses Destins est l’Auguste garant, </text:span></text:p>
      <text:p text:style-name="P1"><text:span text:style-name="T1">Par delà ses Ayeux sa vertu l’achemine,</text:span></text:p>
      <text:p text:style-name="P1"><text:span text:style-name="T1">8 Il fait qu’on les oublie, et de l’air qu’il s’y prend,</text:span></text:p>
      <text:p text:style-name="P1"><text:span text:style-name="T1">Bien loin derriere luy laisse son Origine.</text:span></text:p>
      <text:p text:style-name="P1"><text:span text:style-name="T1">De ce cœur genereux c’est l’ordinaire employ,</text:span></text:p>
      <text:p text:style-name="P1"><text:span text:style-name="T1">D’agir plus volontiers pour autruy que pour soy,</text:span></text:p>
      <text:p text:style-name="P1"><text:span text:style-name="T1">Là principalement sa force est occupée :</text:span></text:p>
      <text:p text:style-name="P1"><text:span text:style-name="T1">Il efface l’eclat des Heros anciens,</text:span></text:p>
      <text:p text:style-name="P1"><text:span text:style-name="T1">N’a que l’honneur en veuë, et ne tire l’épée</text:span></text:p>
      <text:p text:style-name="P1"><text:span text:style-name="T1">Que pour des interests qui ne sont pas les siens.</text:span></text:p>
      <text:p text:style-name="P1"><text:soft-page-break/><text:span text:style-name="T1">Le Duc de Noailles, Iuge du Camp, sous le nom d’Ogier le Danois, marchoit apres le Roy, portant la couleur de feu &amp; le noir, sous vne riche broderie d’argent ; &amp; ses plumes, aussi bien que tout le reste de son équipage estoient de cette mesme livrée.</text:span></text:p>
      <text:p text:style-name="P1"><text:span text:style-name="T1">Le Duc de Noailles. Oger le Danois Iuge du Camp.</text:span></text:p>
      <text:p text:style-name="P1"><text:span text:style-name="T1">CE Paladin s’applique à cette seule affaire</text:span></text:p>
      <text:p text:style-name="P1"><text:span text:style-name="T1">De seruir dignement le plus puissant des Rois,</text:span></text:p>
      <text:p text:style-name="P1"><text:span text:style-name="T1">Comme pour bien juger il faut sçavoir bien faire,</text:span></text:p>
      <text:p text:style-name="P1"><text:span text:style-name="T1">Ie doute que personne appelle de sa voix,</text:span></text:p>
      <text:p text:style-name="P1"><text:span text:style-name="T1">Le Duc de Guise &amp; le Comte d’Armagnac marchoient ensemble apres luy. Le premier portant le nom d’Aquilant le Noir, avoit vn habit de cette couleur en broderie d’or, &amp; de geaix ; ses plumes, son cheval, &amp; sa lance assortissoient à sa livrée : Et l’autre representant Griffon le Blanc, portoit sur vn habit de toile d’argent plusieurs rubis, et montoit vn cheval blanc bardé de la mesme couleur. </text:span></text:p>
      <text:p text:style-name="P1"><text:span text:style-name="T1">Le Duc de Guise. Aquilant le Noir.</text:span></text:p>
      <text:p text:style-name="P1"><text:span text:style-name="T1">LA Nuict a ses beautez de mesme que le jour.</text:span></text:p>
      <text:p text:style-name="P1"><text:span text:style-name="T1">Le Noir est ma couleur, ie l'ay toûjours aymée,</text:span></text:p>
      <text:p text:style-name="P1"><text:span text:style-name="T1">Et st l'obscurité convient à mon Amour,</text:span></text:p>
      <text:p text:style-name="P1"><text:span text:style-name="T1">Elle ne s'étend pas iusqu'à ma Renommée.</text:span></text:p>
      <text:p text:style-name="P1"><text:span text:style-name="T1">Le Comte d’Armagnac. Griffon le Blanc.</text:span></text:p>
      <text:p text:style-name="P1"><text:span text:style-name="T1">VOyez quelle candeur en moy le Ciel a mis,</text:span></text:p>
      <text:p text:style-name="P1"><text:span text:style-name="T1">Aussi nulle beauté tíe s'en verra trompée,</text:span></text:p>
      <text:p text:style-name="P1"><text:span text:style-name="T1">Et quand il sera temps d'aller aux ennemis </text:span></text:p>
      <text:p text:style-name="P1"><text:span text:style-name="T1">9 C'est où ie me feray tout blanc de mon épée,</text:span></text:p>
      <text:p text:style-name="P1"><text:span text:style-name="T1">Les Ducs de Foix &amp; de Coaslin qui paroissoient en suite, estoient vestus, l’vn d’incarnat avec or &amp; argent ; &amp; l'autre de vert, blanc &amp; argent : Toute leur livrée &amp; leurs cheuaux estant dignes du reste de leur équipage.</text:span></text:p>
      <text:p text:style-name="P1"><text:span text:style-name="T1">Pour le Duc de Foix. Renaud.</text:span></text:p>
      <text:p text:style-name="P1"><text:span text:style-name="T1">IL porte vn Nom celebre, il est ieune, il est sage,</text:span></text:p>
      <text:p text:style-name="P1"><text:span text:style-name="T1">A vous dire le vray c'est pour aller bien haut,</text:span></text:p>
      <text:p text:style-name="P1"><text:span text:style-name="T1">Et c'est vn grand bonheur, que d'auoir à son âge</text:span></text:p>
      <text:p text:style-name="P1"><text:span text:style-name="T1">La chaleur necessaire, et le flegme qu'il faut.</text:span></text:p>
      <text:p text:style-name="P1"><text:span text:style-name="T1">Le Duc de Coaslin. Dudon.</text:span></text:p>
      <text:p text:style-name="P1"><text:span text:style-name="T1">TRop auant dans la Gloire on ne peut s'engager, </text:span></text:p>
      <text:p text:style-name="P1"><text:span text:style-name="T1">I'auray vaincu sept Rois, et par mon grand courage</text:span></text:p>
      <text:p text:style-name="P1"><text:soft-page-break/><text:span text:style-name="T1">Les verray tous soûmis au pouuoir de ROGER,</text:span></text:p>
      <text:p text:style-name="P1"><text:span text:style-name="T1">Que ie ne seray pas content de mon Ouurage.</text:span></text:p>
      <text:p text:style-name="P1"><text:span text:style-name="T1">Apres eux marchoient le Comte du Lude &amp; le Prince de <text:s/>Marsillac, le premier vestu d'incarnat &amp; blanc ; et l'autre de iaune, blanc &amp; noir, enrichis de broderie d'argent, leur livrée de mesme, &amp; fort bien montez.</text:span></text:p>
      <text:p text:style-name="P1"><text:span text:style-name="T1">Le Comte du Lude. Astolphe.</text:span></text:p>
      <text:p text:style-name="P1"><text:span text:style-name="T1">DE tous les Paladins qui sont dans l'Vniuers</text:span></text:p>
      <text:p text:style-name="P1"><text:span text:style-name="T1">Aucun n'a pour l’Amour l'ame plus échauffée,</text:span></text:p>
      <text:p text:style-name="P1"><text:span text:style-name="T1">Entreprenant toûjours mille proiets diuers,</text:span></text:p>
      <text:p text:style-name="P1"><text:span text:style-name="T1">Et toujours enchanté par quelque ieune FÉE.</text:span></text:p>
      <text:p text:style-name="P1"><text:span text:style-name="T1">Le Prince de Marsillac. Brandimart.</text:span></text:p>
      <text:p text:style-name="P1"><text:span text:style-name="T1">Mes voeux seront contens, mes souhaits accomplis,</text:span></text:p>
      <text:p text:style-name="P1"><text:span text:style-name="T1">Et ma bonne fortune à son comble arrivée.</text:span></text:p>
      <text:p text:style-name="P1"><text:span text:style-name="T1">Quand vous sçaurez mon zele, aimable FLEVR DE LYS,</text:span></text:p>
      <text:p text:style-name="P1"><text:span text:style-name="T1">Au milieu de mon coeur profondement gravé.</text:span></text:p>
      <text:p text:style-name="P1"><text:span text:style-name="T1">Les Marquis de Villequier &amp; de Soye-court marchoient en suite ; l'vn portoit le bleu &amp; argent, &amp; l'autre le bleu, blanc &amp; noir, avec or &amp; argent ; leurs plumes, &amp; les harnois de leurs chevaux estoient de la 10 mesme couleur, &amp; d'vne pareille richesse.</text:span></text:p>
      <text:p text:style-name="P1"><text:span text:style-name="T1">Le Marquis de Villequiert, Richardet.</text:span></text:p>
      <text:p text:style-name="P1"><text:span text:style-name="T1">Personne comme moy n'est sorty galamment</text:span></text:p>
      <text:p text:style-name="P1"><text:span text:style-name="T1">D'vne intrigue, où sans doute il falloit quelque adresse,</text:span></text:p>
      <text:p text:style-name="P1"><text:span text:style-name="T1">Personne à mon advis, plus agreablement</text:span></text:p>
      <text:p text:style-name="P1"><text:span text:style-name="T1">N'est demeuré fidelle en trompant sa Maitresse.</text:span></text:p>
      <text:p text:style-name="P1"><text:span text:style-name="T1">Le Marquis de Soyecourt, Olivier.</text:span></text:p>
      <text:p text:style-name="P1"><text:span text:style-name="T1">VOicy l'honneur du Siecle, aupres de qui nous sommes,</text:span></text:p>
      <text:p text:style-name="P1"><text:span text:style-name="T1">Et mesme les Geant, de mediocres hommes,</text:span></text:p>
      <text:p text:style-name="P1"><text:span text:style-name="T1">Et ce franc Chevalier à tous venant tout prest,</text:span></text:p>
      <text:p text:style-name="P1"><text:span text:style-name="T1">Tousiours pour quelque Iouste a la lance en arrest.</text:span></text:p>
      <text:p text:style-name="P1"><text:span text:style-name="T1">Les Marquis d'Humieres &amp; de la Valliere les suivoient : Ce premier portant la couleur de chair &amp; argent, &amp; l'autre gris de lin, blanc, &amp; argent : toute leur livrée estant plus riche, &amp; la mieux assortie du monde.</text:span></text:p>
      <text:p text:style-name="P1"><text:span text:style-name="T1">Le Marquis d’Humieres, Ariodant.</text:span></text:p>
      <text:p text:style-name="P1"><text:span text:style-name="T1">Ie tremble dans l’accez de l’amoureuse fiévre,</text:span></text:p>
      <text:p text:style-name="P1"><text:span text:style-name="T1">Ailleurs, sans vanité je ne tremblay iamais,</text:span></text:p>
      <text:p text:style-name="P1"><text:soft-page-break/><text:span text:style-name="T1">Et ce charmant objet, l’adorable GENEVRE,</text:span></text:p>
      <text:p text:style-name="P1"><text:span text:style-name="T1">Est l’vnique vainqueur à qui ie me soumets.</text:span></text:p>
      <text:p text:style-name="P1"><text:span text:style-name="T1">Le Marquis de la Valliere, Zerbin.</text:span></text:p>
      <text:p text:style-name="P1"><text:span text:style-name="T1">QVelques beaux sentiments que la gloire nous donne,</text:span></text:p>
      <text:p text:style-name="P1"><text:span text:style-name="T1">Quand on est amoureux au souverain degré,</text:span></text:p>
      <text:p text:style-name="P1"><text:span text:style-name="T1">Mourir entre les bras d'vne belle Personne</text:span></text:p>
      <text:p text:style-name="P1"><text:span text:style-name="T1">Est de toutes les morts la plus douce à mon gré.</text:span></text:p>
      <text:p text:style-name="P1"><text:span text:style-name="T1">Monsieur le Duc marchoit seul, portant pour sa livrée la couleur de feu, blanc, &amp; argent : vn grand nombre de diamans estoient attachez sur la magnifique 11 Broderie, dont sa cuirasse &amp; son bas de soye estoient couverts ; son casque &amp; le harnois de son cheval en estant aussi enrichis.</text:span></text:p>
      <text:p text:style-name="P1"><text:span text:style-name="T1">Monsieur le Duc, Roland.</text:span></text:p>
      <text:p text:style-name="P1"><text:span text:style-name="T1">Roland fera bien loin son grand nom retẽtir, </text:span></text:p>
      <text:p text:style-name="P1"><text:span text:style-name="T1">La gloire deviendra sa fidelle Compagne,</text:span></text:p>
      <text:p text:style-name="P1"><text:span text:style-name="T1">Il est sorty d’vn sang qui brûle de sortir </text:span></text:p>
      <text:p text:style-name="P1"><text:span text:style-name="T1">Quand il est question de se mettre en campagne,</text:span></text:p>
      <text:p text:style-name="P1"><text:span text:style-name="T1">Et pour ne vous-en point mentir</text:span></text:p>
      <text:p text:style-name="P1"><text:span text:style-name="T1">C'est le pur sang de Charlemagne.</text:span></text:p>
      <text:p text:style-name="P2"/>
      <text:p text:style-name="P1"><text:span text:style-name="T1">VN Char de dix-huict pieds de haut, de vingt-quatre de long, &amp; de quinze de large, paroissoit en suite éclatant d'or &amp; de diverses couleurs : II representoit celuy d'Apollon, en l'honneur duquel se celebroient autrefois les Ieux Pythiens, que ces Chevaliers s'estoient proposez d'imiter en leurs Courses &amp; en leur équipage : Cette Divinité brillante de lumieres estoit assise au plus haut du Char, ayant à ses pieds les quatre Aages ou Siecles distinguez par de riches habits, &amp; par ce qu'ils portoient à la main. </text:span></text:p>
      <text:p text:style-name="P1"><text:span text:style-name="T1">Le Siecle d’Or orné de ce precieux metail, estoit encore paré de diverses fleurs, qui faisoient vn des principaux ornemens de cet heureux Aage.</text:span></text:p>
      <text:p text:style-name="P1"><text:span text:style-name="T1">Ceux d'Argent &amp; d'Airain, avoient aussi leurs remarques particulieres.</text:span></text:p>
      <text:p text:style-name="P1"><text:span text:style-name="T1">Et celuy de fer, estoit representé par vn Guerrier d’vn regard terrible, portant d’vne main l’épée, &amp; de l’autre le bouclier. </text:span></text:p>
      <text:p text:style-name="P1"><text:span text:style-name="T1">Plusieurs autres Figures de relief paroient les côtez de ce Char magnifique : Les Monstres Celestes, le Serpent Python, Daphné, Hyacinthe ; &amp; les autres Figures qui conviennent à Apollon, avec vn Atlas 12 portant le Globe du Monde, y estoient aussi relevez d'vne agreable sculpture : Le Temps representé par le Sieur Millet, avec sa faux, ses aisles, &amp; cette vieillesse </text:span><text:soft-page-break/><text:span text:style-name="T1">décrepite, dont on le peint tousiours accablé, en estoit le conducteur : Quatre chevaux d'vne taille &amp; d'vne beauté peu communes, couverts de grandes housses semés de Soleils d'Or, &amp; attelez de front, tiroient cette Machine.</text:span></text:p>
      <text:p text:style-name="P1"><text:span text:style-name="T1">Les douze Heures du iour, &amp; les douze Signes du Zodiaque, habillez fort superbement, comme les Poëtes les depeignent, marchoient en deux files aux deux costez de ce Char.</text:span></text:p>
      <text:p text:style-name="P1"><text:span text:style-name="T1">Tous les Pages des Chevaliers le suivoient deux à deux (apres celuy de Monsieur le Duc) fort proprement vestus de leurs livrées, avec quantité de plumes, portant les lances de leurs Maistres, &amp; les Escus de leurs Devises. <text:s/></text:span></text:p>
      <text:p text:style-name="P1"><text:span text:style-name="T1">Le Duc de Guise, representant Aquilant le Noir, ayant pour Devise, vn Lion qui dort, avec ces mots. Et quiescente pauescunt.</text:span></text:p>
      <text:p text:style-name="P1"><text:span text:style-name="T1">Le Comte d’Armagnac, representant Griffon le Blanc, ayant pour Devise vne Hermine, avec ces mots. Ex candore decus,</text:span></text:p>
      <text:p text:style-name="P1"><text:span text:style-name="T1">Le Duc de Foix, representant Renaud, ayant pour Devise vn Vaisseau dans la Mer, avec ces mots. Longe leuis aura feret.</text:span></text:p>
      <text:p text:style-name="P1"><text:span text:style-name="T1">Le Duc de Coaslin, representant Dudon, ayant pour Devise vn Soleil, &amp; l’Heliotrope ou Tournesol, avec ces mots. Splendor ab obsequio.</text:span></text:p>
      <text:p text:style-name="P1"><text:span text:style-name="T1">Le Comte du Lude, representant Astolphe, ayant pour Devise vn Chiffre en forme de nœud, avec ces mots. Non fia mai sciolto.</text:span></text:p>
      <text:p text:style-name="P1"><text:span text:style-name="T1">Le Prince de Marsillac, representant Brandimart, ayant pour Devise vne Montre en relief dont on voit tous les ressorts avec ces mots. Chieto fuor commoto dentro.</text:span></text:p>
      <text:p text:style-name="P2"/>
      <text:p text:style-name="P1"><text:span text:style-name="T1">13</text:span></text:p>
      <text:p text:style-name="P1"><text:span text:style-name="T1">Le Marquis de Villequier, representant Richardet, ayant pour Devise vn Aigle qui plane devant le Soleil, avec ces mots, Vni militat Astro.</text:span></text:p>
      <text:p text:style-name="P1"><text:span text:style-name="T1">Le Marquis de Soyecourt, representant Olivier, ayant pour Devise la Massuë d’Hercule, avec ces mots. Vix aequat fama labores.</text:span></text:p>
      <text:p text:style-name="P1"><text:span text:style-name="T1">Le Marquis d’Humieres, representant Ariodant, ayant pour Devise toutes sortes de Couronnes, avec ces mots. No quiero Menos.</text:span></text:p>
      <text:p text:style-name="P1"><text:span text:style-name="T1">Le Marquis de la Valliere, representãt Zerbin, ayant pour Devise vn Phoenix sur vn bucher allumé par le soleil, avec ces mots. Hoc Iuuat uri.</text:span></text:p>
      <text:p text:style-name="P1"><text:span text:style-name="T1">Monsieur le Duc representant Roland, ayant pour Devise vn Dard entourtillé de lauriers, avec ces mots. Certò ferit.</text:span></text:p>
      <text:p text:style-name="P1"><text:soft-page-break/><text:span text:style-name="T1">Vint Pasteurs chargez de diverses pieces de la Barriere, qui devoit estre dressée pour la Course de Bague formoient la derniere troupe qui entra dans la lice : ils portoient des vestes couleur de feu enrichies d'argent, &amp; des coiffures de mesme.</text:span></text:p>
      <text:p text:style-name="P1"><text:span text:style-name="T1">Aussi-tost que ces Troupes furent entrées dans le Camp, elles en firent le tour, &amp; apres avoir salüé les Reynes, elles se separerent, &amp; prirent chacune leur poste : Le Page a la teste, les Trompettes, &amp; les Tymballiers se croisants, s'allerent poster sur les aisles : Le Roy s'advançant au milieu, prit sa place vis à vis du haut Dais : Mr. le Duc proche de sa Majesté : les Ducs de S. Aignan &amp; de Noailles à droit &amp; à gauche : Les dix Chevaliers en haye aux deux costez du Char : leurs Pages au mesme ordre derriere eux : les Signes &amp; les Heures comme ils estoient entrez.</text:span></text:p>
      <text:p text:style-name="P1"><text:span text:style-name="T1">Lorsque l’on eut fait alte en cét estat, vn profond silence causé tout ensemble par l'attention, &amp; par le respect, donna le moyen à Mademoiselle de Brie, qui representoit le Siecle d'Airain, de commencer ces 14 vers à la Loüange de la Reyne, addressez à Apollon. </text:span></text:p>
      <text:p text:style-name="P1"><text:span text:style-name="T1">LE SIECLE D’AIRAIN à Apollon.</text:span></text:p>
      <text:p text:style-name="P1"><text:span text:style-name="T1">BRillant Pere du iour, toy de qui la puissance</text:span></text:p>
      <text:p text:style-name="P1"><text:span text:style-name="T1">Par ses divers aspects nous donna la naissance,</text:span></text:p>
      <text:p text:style-name="P1"><text:span text:style-name="T1">Toy l'espoir de la terre, et l'ornement des cieux;</text:span></text:p>
      <text:p text:style-name="P1"><text:span text:style-name="T1">Toy le plus necessaire, et le plus beau des Dieux ;</text:span></text:p>
      <text:p text:style-name="P1"><text:span text:style-name="T1">Toy dont l’activité, dont la bonté supreme </text:span></text:p>
      <text:p text:style-name="P1"><text:span text:style-name="T1">Se fait voir et sentir en tous lieux par soy-mesme :</text:span></text:p>
      <text:p text:style-name="P1"><text:span text:style-name="T1">Dis-nous par quel destin, ou par quel nouveau choix</text:span></text:p>
      <text:p text:style-name="P1"><text:span text:style-name="T1">Tu celebres tes Ieux aux rivages François ?</text:span></text:p>
      <text:p text:style-name="P1"><text:span text:style-name="T1">APOLLON.</text:span></text:p>
      <text:p text:style-name="P1"><text:span text:style-name="T1">Si ces lieux fortunez ont tout ce qu'eut la Grece,</text:span></text:p>
      <text:p text:style-name="P1"><text:span text:style-name="T1">De gloire, de valeur, de merite et d'adresse,</text:span></text:p>
      <text:p text:style-name="P1"><text:span text:style-name="T1">Ce n'est pas sans raison qu'on y voit transferez</text:span></text:p>
      <text:p text:style-name="P1"><text:span text:style-name="T1">Ces Ieux, qu'à mon honneur la terre a consacrez.</text:span></text:p>
      <text:p text:style-name="P1"><text:span text:style-name="T1">I'ay tousiours pris plaisir à verser sur la France</text:span></text:p>
      <text:p text:style-name="P1"><text:span text:style-name="T1">De mes plus doux rayons la benigne influence ;</text:span></text:p>
      <text:p text:style-name="P1"><text:span text:style-name="T1">Mais le charmant obiet qu’Hymen y fait regner</text:span></text:p>
      <text:p text:style-name="P1"><text:span text:style-name="T1">Pour elle maintenant me fait tout dédaigner.</text:span></text:p>
      <text:p text:style-name="P1"><text:span text:style-name="T1">Depuis vn si long-temps que pour le bien du monde</text:span></text:p>
      <text:p text:style-name="P1"><text:span text:style-name="T1">Ie fais l’immense tour de ta terre et de l’onde,</text:span></text:p>
      <text:p text:style-name="P1"><text:span text:style-name="T1">Iamais ie n'ay rien veu si digne de mes feux,</text:span></text:p>
      <text:p text:style-name="P1"><text:soft-page-break/><text:span text:style-name="T1">Iamais vn sang si noble, vn coeur si genereux,</text:span></text:p>
      <text:p text:style-name="P1"><text:span text:style-name="T1">Iamais tant de lumiere avec tant d'innocence,</text:span></text:p>
      <text:p text:style-name="P1"><text:span text:style-name="T1">Iamais tant de ieunesse avec tant de prudence;</text:span></text:p>
      <text:p text:style-name="P1"><text:span text:style-name="T1">Iamais tant de grandeur avec tant de bonté,</text:span></text:p>
      <text:p text:style-name="P1"><text:span text:style-name="T1">Iamais tant de sagesse avec tant de beauté.</text:span></text:p>
      <text:p text:style-name="P1"><text:span text:style-name="T1">Mille climats divers qu'on vit sous la puissance,</text:span></text:p>
      <text:p text:style-name="P1"><text:span text:style-name="T1">De tous les demy-Dieux dont elle prit naissance,</text:span></text:p>
      <text:p text:style-name="P1"><text:span text:style-name="T1">Cedant à son merite autant qu'à leur devoir,</text:span></text:p>
      <text:p text:style-name="P1"><text:span text:style-name="T1">Se trouveront vn iour vnis sous son pouvoir.</text:span></text:p>
      <text:p text:style-name="P1"><text:span text:style-name="T1">Ce qu'eurent de grandeurs et la France et l'Espagne,</text:span></text:p>
      <text:p text:style-name="P1"><text:span text:style-name="T1">Les droits de Charles-Quint, les droits de Charlemagne,</text:span></text:p>
      <text:p text:style-name="P1"><text:span text:style-name="T1">En elle avec leur sang heureusement transmis,</text:span></text:p>
      <text:p text:style-name="P1"><text:span text:style-name="T1">15 Rendront tout l’Vnivers à son Thrône soûmis :</text:span></text:p>
      <text:p text:style-name="P1"><text:span text:style-name="T1">Mais vn Titre plus grand, vn plus noble partage</text:span></text:p>
      <text:p text:style-name="P1"><text:span text:style-name="T1">Qui l’éleve plus haut, qui luy plaist dauantage ;</text:span></text:p>
      <text:p text:style-name="P1"><text:span text:style-name="T1">Vn Nom qui tient en soy les plus grands noms vnis,</text:span></text:p>
      <text:p text:style-name="P1"><text:span text:style-name="T1">C'est le Nom glorieux d’Espouse de LOVIS.</text:span></text:p>
      <text:p text:style-name="P1"><text:span text:style-name="T1">LE SIECLE D’ARGENT. </text:span></text:p>
      <text:p text:style-name="P1"><text:span text:style-name="T1">Quel destin fait briller avec tant d'iniustice</text:span></text:p>
      <text:p text:style-name="P1"><text:span text:style-name="T1">Dans le siecle de fer vn Astre si propice ?</text:span></text:p>
      <text:p text:style-name="P1"><text:span text:style-name="T1">LE SIECLE D’OR.</text:span></text:p>
      <text:p text:style-name="P1"><text:span text:style-name="T1">Ah ! ne murmure point contre l'ordre des Dieux,</text:span></text:p>
      <text:p text:style-name="P1"><text:span text:style-name="T1">Loin de s'enorgueillir d'vn don si precieux,</text:span></text:p>
      <text:p text:style-name="P1"><text:span text:style-name="T1">Ce siecle qui du ciel a merité la haine,</text:span></text:p>
      <text:p text:style-name="P1"><text:span text:style-name="T1">En devroit augurer sa ruine prochaine,</text:span></text:p>
      <text:p text:style-name="P1"><text:span text:style-name="T1">Et voir qu'vne vertu qu'il ne peut suborner,</text:span></text:p>
      <text:p text:style-name="P1"><text:span text:style-name="T1">Vient moins pour l'anoblir que pour l’exterminer.</text:span></text:p>
      <text:p text:style-name="P1"><text:span text:style-name="T1">Si-tost qu'elle paroist dans cette heureuse terre,</text:span></text:p>
      <text:p text:style-name="P1"><text:span text:style-name="T1">Voy comme elle en bannit les fureurs de la guerre :</text:span></text:p>
      <text:p text:style-name="P1"><text:span text:style-name="T1">Comment depuis ce iour d'infatigables mains</text:span></text:p>
      <text:p text:style-name="P1"><text:span text:style-name="T1">Travaillent sans relasche au bon-heur des humains :</text:span></text:p>
      <text:p text:style-name="P1"><text:span text:style-name="T1">Par quels secrets ressorts vn Heros se prepare</text:span></text:p>
      <text:p text:style-name="P1"><text:span text:style-name="T1">A chasser les horreurs d'vn siecle si barbare,</text:span></text:p>
      <text:p text:style-name="P1"><text:span text:style-name="T1">Et me faire revivre avec tous les plaisirs,</text:span></text:p>
      <text:p text:style-name="P1"><text:soft-page-break/><text:span text:style-name="T1">Qui peuvent contenter les innocens desirs.</text:span></text:p>
      <text:p text:style-name="P1"><text:span text:style-name="T1">LE SIECLE DE FER. </text:span></text:p>
      <text:p text:style-name="P1"><text:span text:style-name="T1">Ie sçay quels ennemis ont entrepris ma perte,</text:span></text:p>
      <text:p text:style-name="P1"><text:span text:style-name="T1">Leurs desseins sont connus, leur trame est découverte,</text:span></text:p>
      <text:p text:style-name="P1"><text:span text:style-name="T1">Mais mon cœur n’en est pas à tel point abatu…</text:span></text:p>
      <text:p text:style-name="P1"><text:span text:style-name="T1">APOLLON. </text:span></text:p>
      <text:p text:style-name="P1"><text:span text:style-name="T1">Contre tant de grandeur, contretant de vertu,</text:span></text:p>
      <text:p text:style-name="P1"><text:span text:style-name="T1">Tous les monstres d'Enfer vnis pour ta deffense,</text:span></text:p>
      <text:p text:style-name="P1"><text:span text:style-name="T1">Ne feroient qu’vne foible et vaine resistance : </text:span></text:p>
      <text:p text:style-name="P1"><text:span text:style-name="T1">L’Vnivers opprimé de ton ioug rigoureux,</text:span></text:p>
      <text:p text:style-name="P1"><text:span text:style-name="T1">Va goutter par ta suite vn destin plus heureux :</text:span></text:p>
      <text:p text:style-name="P1"><text:span text:style-name="T1">Il est temps de ceder à la Loy souveraine,</text:span></text:p>
      <text:p text:style-name="P1"><text:span text:style-name="T1">16 Que t'impose les voeux de cette Auguste Reyne :</text:span></text:p>
      <text:p text:style-name="P1"><text:span text:style-name="T1">Il est temps de ceder aux travaux glorieux</text:span></text:p>
      <text:p text:style-name="P1"><text:span text:style-name="T1">D'vn Roy favorisé de la terre et des cieux :</text:span></text:p>
      <text:p text:style-name="P1"><text:span text:style-name="T1">Mais icy trop long-temps se different m'arreste,</text:span></text:p>
      <text:p text:style-name="P1"><text:span text:style-name="T1">A de plus doux combats cette Lice s’appreste,</text:span></text:p>
      <text:p text:style-name="P1"><text:span text:style-name="T1">Allons la faire ouvrir, et ployons des lauriers,</text:span></text:p>
      <text:p text:style-name="P1"><text:span text:style-name="T1">Pour couronner le front de nos fameux Guerriers.</text:span></text:p>
      <text:p text:style-name="P1"><text:span text:style-name="T1">TOus ces Recits achevez, la Course de Bague commença, en la quelle, apres que le Roy eut fait admirer l'adresse &amp; la grace qu'il a en cét exercice, comme en tous les autres, &amp; plusieurs belles Courses, &amp; de tous ces Chevaliers : le Duc de Guise, les Marquis de Soyecourt &amp; de la Valliere demeurerent à la dispute, dont ce dernier emporta le prix ; qui fut vne espée d'or enrichie de diamans, avec des boucles de baudrier de valeur, que donna la Reyne Mere, &amp; dont elle l'honora de sa main.</text:span></text:p>
      <text:p text:style-name="P1"><text:span text:style-name="T1">La nuict <text:s/>vint cependant à la fin des Courses, par la iustesse qu'on avoit eu à les commencer : Et vn nombre infiny de lumieres ayant esclairé tout ce beau lieu, l'on vid entrer dans la mesme place 34. Concertans fort bien vestus, qui devoient preceder les Saisons ; &amp; faisoient le plus agreable concert du monde.</text:span></text:p>
      <text:p text:style-name="P1"><text:span text:style-name="T1">Pendant que les saisons se chargeoient des mets delicieux qu'elles devoient porter, pour seruir devant leurs Majestez la magnifique collation qui estoit préparée : <text:s/>les douze signes du Zodiaque, &amp; les quatre Saisons danserent dans le rond vne des plus belles entrées de Ballet qu'on eust encore iamais veuë.</text:span></text:p>
      <text:p text:style-name="P1"><text:soft-page-break/><text:span text:style-name="T1">Le Printemps parut en suite sur vn cheval d'Espagne representé par Mademoiselle du Parc ; qui avec le sexe &amp; les advantages d'vne femme, faisoit voir l'addresse d'vn homme : son habit estoit verd en broderie d'argent, &amp; de fleurs au naturel.</text:span></text:p>
      <text:p text:style-name="P1"><text:span text:style-name="T1">L'Esté le suivoit, representé par le sieur du parc, 17 sur vn Elephant, couvert d'vne riche housse.</text:span></text:p>
      <text:p text:style-name="P1"><text:span text:style-name="T1">L'Automne aussi advantageusement vestuë, representée par le sieur de la Thorilliere, venoit apres monté sur vn Chameau.</text:span></text:p>
      <text:p text:style-name="P1"><text:span text:style-name="T1">L'Hyver suivoit sur vn Ours, representé par le Sieur Bejar.</text:span></text:p>
      <text:p text:style-name="P1"><text:span text:style-name="T1">Leur suite estoit composée de quarante-huict personnes, qui portoient toutes sur leurs testes de grands bassins pour la collation.</text:span></text:p>
      <text:p text:style-name="P1"><text:span text:style-name="T1">Les douze premiers couverts de fleurs, portoient, comme des Iardiniers, des Corbeilles peintes de vert, &amp; d'argent garnies d'vn grand nombre de porcelaines, si remplies de confitures, &amp; d'autres choses delicieuses de la Saison, qu'ils estoient courbez sous cet agreable faix. </text:span></text:p>
      <text:p text:style-name="P1"><text:span text:style-name="T1">Douze autres, comme Moissonneurs, vêtus d'habits cõformes à cette profession, mais fort riches, portoiẽt des bassins de cette couleur incarnate, qu'on remarque au Soleil Levant, &amp; suivoient l'Esté. </text:span></text:p>
      <text:p text:style-name="P1"><text:span text:style-name="T1">Douze vestus en Vandangeurs, estoient couverts de feüilles de vignes &amp; de grappes de raisins ; &amp; portoiẽt dans des paniers feüille-morte, remplis de petits bassins de cette couleur, divers autres fruits &amp; confitures à la suite de l'Automne.</text:span></text:p>
      <text:p text:style-name="P1"><text:span text:style-name="T1">Les douzes derniers, estoient des Vieillards gelez, dont la fourrures &amp; la démarche marquoient la froideur &amp; la foiblesse, portant dans des bassins couverts d'vne glace &amp; d'vne neige si bien contrefaites, qu'on les eust pris pour la chose mesme, ce qu'ils devoient contribuer à la Collation, &amp; suivoient l’Hyver.</text:span></text:p>
      <text:p text:style-name="P1"><text:span text:style-name="T1">Quatorze Concertans de Pan, &amp; de Diane precedoient ces deux Divinitez, auec vne agreable Harmonie de Flustes &amp; de Musettes.</text:span></text:p>
      <text:p text:style-name="P1"><text:span text:style-name="T1">Elles venoient en suite sur vne Machine fort ingenieuse en forme d'vne petite Mõtagne ou Roche 18 ombragée de plusieurs arbres : mais ce qui estoit plus surprenant, c'est qu'on la voyoit portée en l’air, sans que l'artifice qui la faisoit mouvoir, se pust découvrir à la veuë.</text:span></text:p>
      <text:p text:style-name="P1"><text:span text:style-name="T1">Vingt autres personnes les suivoient, portant des viandes de la Mesnagerie de Pan, &amp; de la Chasse de Diane.</text:span></text:p>
      <text:p text:style-name="P1"><text:span text:style-name="T1">Dix-huict Pages du Roy fort richement vestus, qui devoient servir les Dames à table, faisoient</text:span></text:p>
      <text:p text:style-name="P1"><text:span text:style-name="T1">les derniers de cette troupe ; laquelle estant rangée, Pan, Diane, &amp; les Saisons se presentant devant la Reyne : le Printemps luy addressa le premier ces Vers.</text:span></text:p>
      <text:p text:style-name="P2"/>
      <text:p text:style-name="P1"><text:soft-page-break/><text:span text:style-name="T1">LE PRINTEMPS, A LA REINE.</text:span></text:p>
      <text:p text:style-name="P1"><text:span text:style-name="T1">ENtre toutes les fleurs nouvellement escloses,</text:span></text:p>
      <text:p text:style-name="P1"><text:span text:style-name="T1">Dont mes iardins sont embellis,</text:span></text:p>
      <text:p text:style-name="P1"><text:span text:style-name="T1">Méprisant les jasmins les oeillets et les roses,</text:span></text:p>
      <text:p text:style-name="P1"><text:span text:style-name="T1">Pour payer mon tribut i'ay fait choix de ces lys,</text:span></text:p>
      <text:p text:style-name="P1"><text:span text:style-name="T1">Que de vos premiers ans vous avez tant cheris ;</text:span></text:p>
      <text:p text:style-name="P1"><text:span text:style-name="T1">LOVIS les fait briller du couchant à l'aurore </text:span></text:p>
      <text:p text:style-name="P1"><text:span text:style-name="T1">Tout l'Vnivers charmé les respecte et les craint ;</text:span></text:p>
      <text:p text:style-name="P1"><text:span text:style-name="T1">Mais leur regne est plus doux, et plus puissant encore,</text:span></text:p>
      <text:p text:style-name="P1"><text:span text:style-name="T1">Quand il brille sur vostre teint.</text:span></text:p>
      <text:p text:style-name="P1"><text:span text:style-name="T1">L’ESTÉ.</text:span></text:p>
      <text:p text:style-name="P1"><text:span text:style-name="T1">Surpris vn peu trop promptement,</text:span></text:p>
      <text:p text:style-name="P1"><text:span text:style-name="T1">I'apporte a cette Feste vn leger ornement ;</text:span></text:p>
      <text:p text:style-name="P1"><text:span text:style-name="T1">Mais avant que ma saison passe,</text:span></text:p>
      <text:p text:style-name="P1"><text:span text:style-name="T1">Ie feray faire à vos Guerriers,</text:span></text:p>
      <text:p text:style-name="P1"><text:span text:style-name="T1">Dans les campagnes de la Thrace,</text:span></text:p>
      <text:p text:style-name="P1"><text:span text:style-name="T1">Vne ample moisson de lauriers.</text:span></text:p>
      <text:p text:style-name="P1"><text:span text:style-name="T1">L’AVTOMNE.</text:span></text:p>
      <text:p text:style-name="P1"><text:span text:style-name="T1">Le Printemps orgueilleux de la beauté des fleurs</text:span></text:p>
      <text:p text:style-name="P1"><text:span text:style-name="T1">Qui luy tomberent en partage,</text:span></text:p>
      <text:p text:style-name="P1"><text:span text:style-name="T1">Pretend de cette Feste avoir tout l'avantage ;</text:span></text:p>
      <text:p text:style-name="P1"><text:span text:style-name="T1">19 Et nous croit obscurcir pas ses vives couleurs :</text:span></text:p>
      <text:p text:style-name="P1"><text:span text:style-name="T1">Mais vous vous souviendrez, Princesse sans seconde,</text:span></text:p>
      <text:p text:style-name="P1"><text:span text:style-name="T1">De ce fruit precieux qu'a produit ma saison,</text:span></text:p>
      <text:p text:style-name="P1"><text:span text:style-name="T1">Et qui croit dans vostre maison,</text:span></text:p>
      <text:p text:style-name="P1"><text:span text:style-name="T1">Pour faire quelques iours les delices du monde.</text:span></text:p>
      <text:p text:style-name="P1"><text:span text:style-name="T1">L’HYVER.</text:span></text:p>
      <text:p text:style-name="P1"><text:span text:style-name="T1">La neige, les glaçons que i'apporte en ces lieux,</text:span></text:p>
      <text:p text:style-name="P1"><text:span text:style-name="T1">Sont des mets les moins precieux,</text:span></text:p>
      <text:p text:style-name="P1"><text:span text:style-name="T1">Mais ils sont des plus necessaires,</text:span></text:p>
      <text:p text:style-name="P1"><text:span text:style-name="T1">Dans vne Feste où mille objets charmans,</text:span></text:p>
      <text:p text:style-name="P1"><text:span text:style-name="T1">De leurs oeillades meurtrieres,</text:span></text:p>
      <text:p text:style-name="P1"><text:span text:style-name="T1">Font naistre tant d’embrazemens.</text:span></text:p>
      <text:p text:style-name="P1"><text:span text:style-name="T1">DIANE, A LA REINE.</text:span></text:p>
      <text:p text:style-name="P1"><text:soft-page-break/><text:span text:style-name="T1">Nos bois, nos rochers, nos montagnes,</text:span></text:p>
      <text:p text:style-name="P1"><text:span text:style-name="T1">Tous nos chasseurs et mes compagnes</text:span></text:p>
      <text:p text:style-name="P1"><text:span text:style-name="T1">Qui m'ont tousiours rendu des honneurs souverains ;</text:span></text:p>
      <text:p text:style-name="P1"><text:span text:style-name="T1">Depuis que parmy nous ils vous ont veu paroistre,</text:span></text:p>
      <text:p text:style-name="P1"><text:span text:style-name="T1">Ne veulent plus me reconnoistre, </text:span></text:p>
      <text:p text:style-name="P1"><text:span text:style-name="T1">Et chargez de presens viennent auecque moy</text:span></text:p>
      <text:p text:style-name="P1"><text:span text:style-name="T1">Vous porter ce tribut pour marque de leur foy.</text:span></text:p>
      <text:p text:style-name="P1"><text:span text:style-name="T1">Les habitans legers de cet heureux boccage,</text:span></text:p>
      <text:p text:style-name="P1"><text:span text:style-name="T1">De tomber dans vos rets font leur sort le plus doux,</text:span></text:p>
      <text:p text:style-name="P1"><text:span text:style-name="T1">Et n'estiment rien davantage,</text:span></text:p>
      <text:p text:style-name="P1"><text:span text:style-name="T1">Que l'heur de perir de vos coups :</text:span></text:p>
      <text:p text:style-name="P1"><text:span text:style-name="T1">Amour dont vous avez la grace et le visage,</text:span></text:p>
      <text:p text:style-name="P1"><text:span text:style-name="T1">A le mesme secret que vous.</text:span></text:p>
      <text:p text:style-name="P1"><text:span text:style-name="T1">PAN.</text:span></text:p>
      <text:p text:style-name="P1"><text:span text:style-name="T1">Ieune Divinité, ne vous estonnez pas, </text:span></text:p>
      <text:p text:style-name="P1"><text:span text:style-name="T1">Lors que nous vous offrons en ce fameux repas </text:span></text:p>
      <text:p text:style-name="P1"><text:span text:style-name="T1">L'eslite de nos bergeries : </text:span></text:p>
      <text:p text:style-name="P1"><text:span text:style-name="T1">Si nos troupeaux gouttent en paix </text:span></text:p>
      <text:p text:style-name="P1"><text:span text:style-name="T1">Les herbages de nos prairies, </text:span></text:p>
      <text:p text:style-name="P1"><text:span text:style-name="T1">Nous deuons ce bon-heur à vos divins attraits.</text:span></text:p>
      <text:p text:style-name="P2"/>
      <text:p text:style-name="P1"><text:span text:style-name="T1">20</text:span></text:p>
      <text:p text:style-name="P1"><text:span text:style-name="T1">CES Recits achevez, vne grande Table en forme de Croissant, rond d’vn costé, où l'on devoit couvrir &amp; garnir de fleurs celuy où elle estoit creuse, vint à se découvrir.</text:span></text:p>
      <text:p text:style-name="P1"><text:span text:style-name="T1">Trente-six Violons tres-bien vestus, parurent derriere sur vn petit Theatre : pendant que Messieurs de la Marche, &amp; Parfait Pere, Frere, &amp; Fils Controlleurs Generaux, sous les noms de l'Abondance, de la Ioye, de la Propreté, &amp; de la Bonne Chere, la firent couvrir par les plaisirs, par les ieux, par les ris, &amp; par les delices.</text:span></text:p>
      <text:p text:style-name="P1"><text:span text:style-name="T1">Leurs Majestez s'y mirent en cét ordre, qui prévint tous les embarras qui eussent pû naistre pour les rangs.</text:span></text:p>
      <text:p text:style-name="P1"><text:span text:style-name="T1">La Reine Mere estoit assise au milieu de la Table : &amp; avoit à sa main droite.</text:span></text:p>
      <text:p text:style-name="P1"><text:span text:style-name="T1">•<text:tab/>LE ROY.</text:span></text:p>
      <text:p text:style-name="P1"><text:span text:style-name="T1">•<text:tab/>Mademoiselle d'Alençon.</text:span></text:p>
      <text:p text:style-name="P1"><text:span text:style-name="T1">•<text:tab/>Madame la Princesse.</text:span></text:p>
      <text:p text:style-name="P1"><text:soft-page-break/><text:span text:style-name="T1">•<text:tab/>Mademoiselle d'Elbeuf.</text:span></text:p>
      <text:p text:style-name="P1"><text:span text:style-name="T1">•<text:tab/>Madame de Bethune.</text:span></text:p>
      <text:p text:style-name="P1"><text:span text:style-name="T1">•<text:tab/>Madame la Duchesse de Crequy.</text:span></text:p>
      <text:p text:style-name="P1"><text:span text:style-name="T1">•<text:tab/>M O N S I E V R.</text:span></text:p>
      <text:p text:style-name="P1"><text:span text:style-name="T1">•<text:tab/>Madame la Duchesse de S. Aignan.</text:span></text:p>
      <text:p text:style-name="P1"><text:span text:style-name="T1">•<text:tab/>Madame la Mareschalle du Plessis.</text:span></text:p>
      <text:p text:style-name="P1"><text:span text:style-name="T1">•<text:tab/>Madame la Mareschalle d'Estampes.</text:span></text:p>
      <text:p text:style-name="P1"><text:span text:style-name="T1">•<text:tab/>Madame de Gourdon.</text:span></text:p>
      <text:p text:style-name="P1"><text:span text:style-name="T1">•<text:tab/>Madame de Montespan.</text:span></text:p>
      <text:p text:style-name="P1"><text:span text:style-name="T1">•<text:tab/>Madame d'Humieres. </text:span></text:p>
      <text:p text:style-name="P1"><text:span text:style-name="T1">•<text:tab/>Mademoiselle de Brancas.</text:span></text:p>
      <text:p text:style-name="P1"><text:span text:style-name="T1">•<text:tab/>Madame d'Armagnac.</text:span></text:p>
      <text:p text:style-name="P1"><text:span text:style-name="T1">•<text:tab/>Madame la Comtesse de Soissons.</text:span></text:p>
      <text:p text:style-name="P1"><text:span text:style-name="T1">•<text:tab/>Madame la Princesse de Bade. </text:span></text:p>
      <text:p text:style-name="P1"><text:span text:style-name="T1">•<text:tab/>Mademoiselle de Grançay.</text:span></text:p>
      <text:p text:style-name="P2"/>
      <text:p text:style-name="P1"><text:span text:style-name="T1">21</text:span></text:p>
      <text:p text:style-name="P1"><text:span text:style-name="T1">De l’autre costé estoient assises,</text:span></text:p>
      <text:p text:style-name="P1"><text:span text:style-name="T1">•<text:tab/>LA REYNE.</text:span></text:p>
      <text:p text:style-name="P1"><text:span text:style-name="T1">•<text:tab/>Madame de Carignan.</text:span></text:p>
      <text:p text:style-name="P1"><text:span text:style-name="T1">•<text:tab/>Madame de Flaix.</text:span></text:p>
      <text:p text:style-name="P1"><text:span text:style-name="T1">•<text:tab/>Madame la Duchesse de Foix. </text:span></text:p>
      <text:p text:style-name="P1"><text:span text:style-name="T1">•<text:tab/>Madame de Brancas.</text:span></text:p>
      <text:p text:style-name="P1"><text:span text:style-name="T1">•<text:tab/>Madame de Froulay. </text:span></text:p>
      <text:p text:style-name="P1"><text:span text:style-name="T1">•<text:tab/>Madame la Duchesse de Navailles.</text:span></text:p>
      <text:p text:style-name="P1"><text:span text:style-name="T1">•<text:tab/>Mademoiselle d'Ardennes.</text:span></text:p>
      <text:p text:style-name="P1"><text:span text:style-name="T1">•<text:tab/>Mademoiselle de Cologon.</text:span></text:p>
      <text:p text:style-name="P1"><text:span text:style-name="T1">•<text:tab/>Madame de Crussol.</text:span></text:p>
      <text:p text:style-name="P1"><text:span text:style-name="T1">•<text:tab/>Madame de Montauzier.</text:span></text:p>
      <text:p text:style-name="P1"><text:span text:style-name="T1">•<text:tab/>MADAME. </text:span></text:p>
      <text:p text:style-name="P1"><text:span text:style-name="T1">•<text:tab/>Madame la Princesse Benedicte.</text:span></text:p>
      <text:p text:style-name="P1"><text:span text:style-name="T1">•<text:tab/>Madame la Duchesse.</text:span></text:p>
      <text:p text:style-name="P1"><text:span text:style-name="T1">•<text:tab/>Madame de Rouvroy.</text:span></text:p>
      <text:p text:style-name="P1"><text:span text:style-name="T1">•<text:tab/>Mademoiselle de la Mothe.</text:span></text:p>
      <text:p text:style-name="P1"><text:soft-page-break/><text:span text:style-name="T1">•<text:tab/>Madame de Marsé.</text:span></text:p>
      <text:p text:style-name="P1"><text:span text:style-name="T1">•<text:tab/>Mademoiselle de la Valliere.</text:span></text:p>
      <text:p text:style-name="P1"><text:span text:style-name="T1">•<text:tab/>Mademoiselle d'Artigny.</text:span></text:p>
      <text:p text:style-name="P1"><text:span text:style-name="T1">•<text:tab/>Mademoiselle du Bellay.</text:span></text:p>
      <text:p text:style-name="P1"><text:span text:style-name="T1">•<text:tab/>Mademoiselle de Dampierre.</text:span></text:p>
      <text:p text:style-name="P1"><text:span text:style-name="T1">•<text:tab/>Mademoiselle de Fiennes.</text:span></text:p>
      <text:p text:style-name="P1"><text:span text:style-name="T1">La sumptuosité de cette Collation passoit tout ce qu'on en pourroit écrire, tant par l'abondance, que par la delicatesse des choses qui y furent servies : Elle faisoit aussi le plus bel objet qui puisse tõber sous les sens ; puis que dans la nuict aupres de la verdeur de ces hautes palissades, vn nombre infiny de chãdeliers peints de vert &amp; d'argent, portant chacun vingt-quatre bougies, &amp; deux cens flambeaux de cire blanche, tenus par autant de personnes vestus en Masques, rendoient vne clarté, presque aussi grande &amp; plus agreable que celle du iour. Tous les Chevaliers avec leurs 22 Casques couverts de de plumes de differentes couleurs, &amp; leurs habits de la Course estoient appuyez sur la Barriere; &amp; ce grand nombre d'Officiers richement vestus, qui servoient, en augmentoient encore la beauté, &amp; rendoient ce rond vne chose enchantée, duquel, apres la Collation, leurs Majestez &amp; toute la Cour, sortirent par le Portique opposé à la Barriere ; &amp; dans vn grand nombre de Galesches fort adjustées, reprirent le chemin du Chasteau.</text:span></text:p>
      <text:p text:style-name="P1"><text:span text:style-name="T1">Fin de la premiere Iournée.</text:span></text:p>
      <text:p text:style-name="P2"/>
      <text:p text:style-name="P1"><text:span text:style-name="T1">SECONDE IOVRNÉE DES PLAISIRS DE L’ISLE ENCHANTÉE.</text:span></text:p>
      <text:p text:style-name="P1"><text:span text:style-name="T1">LORS que la nuit <text:s/>du second jour fut venuë, leurs Majestez se rendirent dans vn autre rond environné de palissades comme le premier, &amp; sur la méme ligne, s'avançant toûjours vers le Lac, où l'on feignoit que le Palais d'Alcine estoit basty.</text:span></text:p>
      <text:p text:style-name="P1"><text:span text:style-name="T1">Le dessein de cette seconde Feste, estoit que Roger &amp; les Chevaliers de sa Quadrille, apres avoir fait des merveilles aux Courses, que par l’ordre de la belle Magicienne ils auoient fait en faveur de la Reyne, continuoient en ce mesme dessein pour le divertissement suivant; &amp; que l’Isle flotante n'ayant point esloigné le rivage de la France, ils donnoient à sa Majesté le plaisir d'vne Comedie, dont la Scene estoit en Elide.</text:span></text:p>
      <text:p text:style-name="P1"><text:span text:style-name="T1">Le Roy fit donc couvrir de toilles, en si peu de tẽps qu'on avoit lieu de s'en étõner, tout ce rond d'vne espece de Dome, pour deffendre contre le vent le grãd nõbre de Flambeaux &amp; de Bougies qui devoiẽt éclairer 23 le Theatre, dont la decoration estoit fort agreable. Aussi-tost qu'on eut tiré la toille vn grand Concert de plusieurs instrumens se fit entendre : Et l'Aurore representée par Mademoiselle Hilaire, ouvrit la Scene, &amp; chanta ce Recit.</text:span></text:p>
      <text:p text:style-name="P2"><text:soft-page-break/></text:p>
      <text:p text:style-name="P1"><text:span text:style-name="T1">PREMIER INTERMEDE.</text:span></text:p>
      <text:p text:style-name="P1"><text:span text:style-name="T1">SCENE PREMIERE.</text:span></text:p>
      <text:p text:style-name="P1"><text:span text:style-name="T1">Recit de l’Aurore.</text:span></text:p>
      <text:p text:style-name="P1"><text:span text:style-name="T1">QVãd l'Amour à vos yeux offre vn choix agreable, </text:span></text:p>
      <text:p text:style-name="P1"><text:span text:style-name="T1">Ieunes beautez laissez vous enflamer : </text:span></text:p>
      <text:p text:style-name="P1"><text:span text:style-name="T1">Mocquez-vous d'affecter cét orgueïl indomptable, </text:span></text:p>
      <text:p text:style-name="P1"><text:span text:style-name="T1">Dont on vous dit qu'il est beau de s'armer : </text:span></text:p>
      <text:p text:style-name="P1"><text:span text:style-name="T1">Dans l'âge où l'on est aymable </text:span></text:p>
      <text:p text:style-name="P1"><text:span text:style-name="T1">Rien n'est si beau que d'aymer. </text:span></text:p>
      <text:p text:style-name="P1"><text:span text:style-name="T1">Soûpirez librement pour vn amant fidelle, </text:span></text:p>
      <text:p text:style-name="P1"><text:span text:style-name="T1">Et bravez ceux qui voudroient vous blâmer : </text:span></text:p>
      <text:p text:style-name="P1"><text:span text:style-name="T1">Vn coeur tendre est aymable, et le nom de cruelle </text:span></text:p>
      <text:p text:style-name="P1"><text:span text:style-name="T1">N'est pas vn nom à se faire estimer : </text:span></text:p>
      <text:p text:style-name="P1"><text:span text:style-name="T1">Dans le temps où l'on est belle, </text:span></text:p>
      <text:p text:style-name="P1"><text:span text:style-name="T1">Rien n'est si beau que d'aymer,</text:span></text:p>
      <text:p text:style-name="P2"/>
      <text:p text:style-name="P1"><text:span text:style-name="T1">SCENE II.</text:span></text:p>
      <text:p text:style-name="P1"><text:span text:style-name="T1">Valets de chiens, &amp; Musiciens.</text:span></text:p>
      <text:p text:style-name="P1"><text:span text:style-name="T1">PEndant que l’Aurore chantoit ce Recit, quatre Valets de Chiens estoient couchez sur l'herbe, dont l’vn (sous la figure de Lyciscas) représenté par le Sieur de Moliere excellent Acteur, de l’invention duquel estoient les Vers et toute ta piece, se trouvoit au milieu de deux, et vn autre à ses pieds, qui estoient les Sieurs Estival, Don, et Blondel de la Musique du Roy, dont les voix estoient admirables. </text:span></text:p>
      <text:p text:style-name="P2"/>
      <text:p text:style-name="P1"><text:span text:style-name="T1">24</text:span></text:p>
      <text:p text:style-name="P1"><text:span text:style-name="T1">Ceux-cy en se réveillant à l'arrivée de l’Aurore, si tost qu’elle eut chanté, s'écrierent en Concert.</text:span></text:p>
      <text:p text:style-name="P1"><text:span text:style-name="T3">Hola? hola? debout, debout, debout : </text:span></text:p>
      <text:p text:style-name="P1"><text:span text:style-name="T1">Pour la Chasse ordonnée il faut préparer tout <text:s/></text:span></text:p>
      <text:p text:style-name="P1"><text:span text:style-name="T3">Hola? ho debout, viste debout. </text:span></text:p>
      <text:p text:style-name="P1"><text:span text:style-name="T1">Ier. Iusqu'aux plus sombres lieux le iour se communique.</text:span></text:p>
      <text:p text:style-name="P1"><text:span text:style-name="T1">IIme. L'air sur les fleurs en perles se resout.</text:span></text:p>
      <text:p text:style-name="P1"><text:span text:style-name="T1">IIIme. Les Rossignols commencent leur Musique, Et leurs petits concerts retentissent par tout.</text:span></text:p>
      <text:p text:style-name="P1"><text:soft-page-break/><text:span text:style-name="T1">Tous ensemble.</text:span></text:p>
      <text:p text:style-name="P1"><text:span text:style-name="T1">Sus, sus debout, visite debout ? </text:span></text:p>
      <text:p text:style-name="P1"><text:span text:style-name="T1">Qu'est-cecy, Lyciscas, quoy ? tu ronfles encore, </text:span></text:p>
      <text:p text:style-name="P1"><text:span text:style-name="T1">Toy qui promettois tant de devancer l'Aurore? </text:span></text:p>
      <text:p text:style-name="P1"><text:span text:style-name="T1">Allons debout, viste debout, </text:span></text:p>
      <text:p text:style-name="P1"><text:span text:style-name="T1">Pour la Chasse ordonnée il faut préparer tout : </text:span></text:p>
      <text:p text:style-name="P1"><text:span text:style-name="T1">Debout, viste debout, dépeschons, debout.</text:span></text:p>
      <text:p text:style-name="P2"/>
      <text:p text:style-name="P1"><text:span text:style-name="T1">LYCISCAS en s'éveillant.</text:span></text:p>
      <text:p text:style-name="P1"><text:span text:style-name="T1">Par la morbleu, vous estes de grands braillars vous autres, &amp; vous avez la gueule ouverte de bon matin ?</text:span></text:p>
      <text:p text:style-name="P1"><text:span text:style-name="T1">MVSICIENS.</text:span></text:p>
      <text:p text:style-name="P1"><text:span text:style-name="T1">Ne vois-tu pas le jour qui se répand par tout? </text:span></text:p>
      <text:p text:style-name="P1"><text:span text:style-name="T1">Allons debout, Lyciscas, debout.</text:span></text:p>
      <text:p text:style-name="P1"><text:span text:style-name="T1">LYCISCAS. </text:span></text:p>
      <text:p text:style-name="P1"><text:span text:style-name="T1">Hé ! laissez-moy dormir encore vn peu, ie vous conjure ?</text:span></text:p>
      <text:p text:style-name="P1"><text:span text:style-name="T1">MVSICIENS.</text:span></text:p>
      <text:p text:style-name="P1"><text:span text:style-name="T1">Non, non debout, Lyciscas debout.</text:span></text:p>
      <text:p text:style-name="P1"><text:span text:style-name="T1">LYCISCAS.</text:span></text:p>
      <text:p text:style-name="P1"><text:span text:style-name="T1">Ie ne vous demande plus qu'vn petit quart d'heure ?</text:span></text:p>
      <text:p text:style-name="P1"><text:span text:style-name="T1">MVSICIENS.</text:span></text:p>
      <text:p text:style-name="P1"><text:span text:style-name="T1">Point, point debout, viste debout.</text:span></text:p>
      <text:p text:style-name="P1"><text:span text:style-name="T1">LYCISCAS</text:span></text:p>
      <text:p text:style-name="P1"><text:span text:style-name="T1">Hé ! je vous prie ?</text:span></text:p>
      <text:p text:style-name="P1"><text:span text:style-name="T1">MVSICIENS. Debout.</text:span></text:p>
      <text:p text:style-name="P2"/>
      <text:p text:style-name="P1"><text:span text:style-name="T1">25</text:span></text:p>
      <text:p text:style-name="P1"><text:span text:style-name="T1">LYCISCAS. Vn moment.</text:span></text:p>
      <text:p text:style-name="P1"><text:span text:style-name="T1">MVSICIENS. Debout.</text:span></text:p>
      <text:p text:style-name="P1"><text:span text:style-name="T1">LYCISCAS. De grace… </text:span></text:p>
      <text:p text:style-name="P1"><text:span text:style-name="T1">MVSICIENS. Debout.</text:span></text:p>
      <text:p text:style-name="P1"><text:span text:style-name="T1">LYCISCAS. Eh.</text:span></text:p>
      <text:p text:style-name="P1"><text:span text:style-name="T1">MVSICIENS. Debout.</text:span></text:p>
      <text:p text:style-name="P1"><text:span text:style-name="T1">LYCISCAS. <text:s/>Ie…</text:span></text:p>
      <text:p text:style-name="P1"><text:soft-page-break/><text:span text:style-name="T1">MVSICIENS. Debout. </text:span></text:p>
      <text:p text:style-name="P1"><text:span text:style-name="T1">LYCISCAS.</text:span></text:p>
      <text:p text:style-name="P1"><text:span text:style-name="T1">I'auray fait incontinent. </text:span></text:p>
      <text:p text:style-name="P1"><text:span text:style-name="T1">MVSICIENS.</text:span></text:p>
      <text:p text:style-name="P1"><text:span text:style-name="T1">Non, non debout, Lyciscas debout : </text:span></text:p>
      <text:p text:style-name="P1"><text:span text:style-name="T1">Pour la Chasse ordonnée il faut preparer tout, </text:span></text:p>
      <text:p text:style-name="P1"><text:span text:style-name="T1">Viste debout, depeschons, debout.</text:span></text:p>
      <text:p text:style-name="P1"><text:span text:style-name="T1">LYCISCAS.</text:span></text:p>
      <text:p text:style-name="P1"><text:span text:style-name="T1">Et bien, laissez-moy, ie vais me lever : Vous estes d'estranges gens, de me tourmenter comme cela : vous serez cause que ie ne me porteray pas bien de toute la iournée ; car, voyez-vous, le sommeil est necessaire à l'homme, &amp; lors qu'on ne dort pas sa refection, il arrive… que… on est…</text:span></text:p>
      <text:p text:style-name="P1"><text:span text:style-name="T1">Ier. Lyciscas.</text:span></text:p>
      <text:p text:style-name="P1"><text:span text:style-name="T1">IIme. Lyciscas.</text:span></text:p>
      <text:p text:style-name="P1"><text:span text:style-name="T1">IIIme. Lyciscas.</text:span></text:p>
      <text:p text:style-name="P1"><text:span text:style-name="T1">Tous ensemble. Lyciscas. </text:span></text:p>
      <text:p text:style-name="P1"><text:span text:style-name="T1">LYCISCAS.</text:span></text:p>
      <text:p text:style-name="P1"><text:span text:style-name="T1">Diable soit des brailleurs, ie voudrois que vous eussiez la gueule pleine de boüillie bien chaude.</text:span></text:p>
      <text:p text:style-name="P1"><text:span text:style-name="T1">MVSICIENS.</text:span></text:p>
      <text:p text:style-name="P1"><text:span text:style-name="T1">Debout, debout, viste debout, dépeschons, debout. </text:span></text:p>
      <text:p text:style-name="P1"><text:span text:style-name="T1">LYCISCAS.</text:span></text:p>
      <text:p text:style-name="P1"><text:span text:style-name="T1">Ah ! quelle fatigue de ne pas dormir son sou.</text:span></text:p>
      <text:p text:style-name="P2"/>
      <text:p text:style-name="P1"><text:span text:style-name="T3">26</text:span></text:p>
      <text:p text:style-name="P1"><text:span text:style-name="T3">Ier. Hola? oh. </text:span></text:p>
      <text:p text:style-name="P1"><text:span text:style-name="T3">IIme. Hola? oh.</text:span></text:p>
      <text:p text:style-name="P1"><text:span text:style-name="T1">IIIme. Hola? oh. </text:span></text:p>
      <text:p text:style-name="P1"><text:span text:style-name="T1">Tous ensemble.</text:span></text:p>
      <text:p text:style-name="P1"><text:span text:style-name="T3">Oh! oh! oh! oh ! oh !</text:span></text:p>
      <text:p text:style-name="P1"><text:span text:style-name="T3">LYCISCAS.</text:span></text:p>
      <text:p text:style-name="P1"><text:span text:style-name="T3">Oh! oh ! oh ! oh. <text:s/></text:span><text:span text:style-name="T1">La peste soit des gens avec leurs chiens de hurlemens, je me donne au Diable si je ne vous assomme : Mais voyez vn peu quel diable d'entousiasme il leur prend, de me venir chanter aux oreilles comme cela, je….</text:span></text:p>
      <text:p text:style-name="P1"><text:soft-page-break/><text:span text:style-name="T1">MVSICIENS. Debout.</text:span></text:p>
      <text:p text:style-name="P1"><text:span text:style-name="T1">LYCISCAS. Encore.</text:span></text:p>
      <text:p text:style-name="P1"><text:span text:style-name="T1">MVSICIENS. Debout.</text:span></text:p>
      <text:p text:style-name="P1"><text:span text:style-name="T1">LYCISCAS. Le Diable vous emporte.</text:span></text:p>
      <text:p text:style-name="P1"><text:span text:style-name="T1">MVSICIENS. Debout.</text:span></text:p>
      <text:p text:style-name="P1"><text:span text:style-name="T1">LYCISCAS. en se levant.</text:span></text:p>
      <text:p text:style-name="P1"><text:span text:style-name="T1">Quoy toûjours, a-t’on jamais veu pne pareille furie de chanter ? par la sanbleu j'enrage, puis que voila éveillé il faut que i'éveille les autres, &amp; que ie les tourmente comme on m'a fait. Allons ho? Messieurs, debout, debout, viste, c'est trop dormir. Ie vais faire vn bruit de Diable par tout, debout, debout debout ; Allons viste, ho, ho, ho? Debout, debout, pour la Chasse ordonnée il faut preparer tout ; debout, debout, Lyciscas debout, ho ! ho ! ho ! ho ! ho.</text:span></text:p>
      <text:p text:style-name="P2"/>
      <text:p text:style-name="P1"><text:span text:style-name="T1">Lyciscas s'estant levé avec toutes les peines du monde, et s'estant mis à crier de toute sa force,</text:span></text:p>
      <text:p text:style-name="P1"><text:span text:style-name="T1">plusieurs Cors et Trompes de chasse se firent entendre, et concertées avec les Violons, commencerent l’air d'vne entrée, sur laquelle six valets de Chiens danserent avec beaucoup de iustesse et de disposition ; reprenant à certaines Cadences le son de leurs Cors et Trompes : c’étoient les sieurs Paysan, Chicanneau, Noblet, Pesan, Bonard, et la Pierre.</text:span></text:p>
      <text:p text:style-name="P2"/>
      <text:p text:style-name="P1"><text:span text:style-name="T1">27</text:span></text:p>
      <text:p text:style-name="P1"><text:span text:style-name="T1">NOMS DES ACTEVRS de la Commedie.</text:span></text:p>
      <text:p text:style-name="P2"/>
      <text:p text:style-name="P1"><text:span text:style-name="T1">LA PRINCESSE D'ELIDE. </text:span></text:p>
      <text:p text:style-name="P1"><text:span text:style-name="T1">AGLANTE, Cousine de la Princesse. </text:span></text:p>
      <text:p text:style-name="P1"><text:span text:style-name="T1">CINTHIE, Cousine de la Princesse. </text:span></text:p>
      <text:p text:style-name="P1"><text:span text:style-name="T1">PHILIS, suiuante de la Princesse. </text:span></text:p>
      <text:p text:style-name="P1"><text:span text:style-name="T1">IPHITAS, Pere de la Princesse. </text:span></text:p>
      <text:p text:style-name="P1"><text:span text:style-name="T1">EVRIALE, ou le Prince d'Ithaque. </text:span></text:p>
      <text:p text:style-name="P1"><text:span text:style-name="T1">ARISTOMENE, ou le Prince de Messene. </text:span></text:p>
      <text:p text:style-name="P1"><text:span text:style-name="T1">THEOCLE, ou le Prince de Pyle. </text:span></text:p>
      <text:p text:style-name="P1"><text:span text:style-name="T1">ARBATE, Gouverneur du Prince d'Ithaque..</text:span></text:p>
      <text:p text:style-name="P1"><text:span text:style-name="T1">MORON, Plaisant de la Princesse. </text:span></text:p>
      <text:p text:style-name="P1"><text:span text:style-name="T1">Vn suivant. </text:span></text:p>
      <text:p text:style-name="P2"/>
      <text:p text:style-name="P1"><text:span text:style-name="T1">28</text:span></text:p>
      <text:p text:style-name="P1"><text:soft-page-break/><text:span text:style-name="T1">ACTE PREMIER.</text:span></text:p>
      <text:p text:style-name="P1"><text:span text:style-name="T1">ARGVMENT.</text:span></text:p>
      <text:p text:style-name="P2"/>
      <text:p text:style-name="P1"><text:span text:style-name="T1">CEtte Chasse qui se preparoit ainsi, estoit celle d'vn Prince d'Elide, lequel estãt d'humeur galante et magnifique, et souhaittant que la Princesse sa fille se resolût à aymer et à penser au mariage, qui estoit fort contre son inclination, avoit fait venir en sa Cour les Princes d'Ithaque, de Messene et de Pyle ; afin que dans l’exercice de la Chasse qu'elle aymoit fort, et dans d'autres ieux, comme des courses de Chars et semblables magnificences, quelqu'vn de ces Princes pust luy plaire, et devenir son Espoux.</text:span></text:p>
      <text:p text:style-name="P2"/>
      <text:p text:style-name="P1"><text:span text:style-name="T1">SCENE PREMIERE.</text:span></text:p>
      <text:p text:style-name="P1"><text:span text:style-name="T1">EVriale, Prince d'Ithaque, amoureux de la Princesse d'Elide, et Arbate son Gouverneur, lequel indulgent à la passion du Prince, le louë de son amour au lieu de l'en blâmer, en des termes fort galands.</text:span></text:p>
      <text:p text:style-name="P1"><text:span text:style-name="T1">EVRIALE, ARBATE.</text:span></text:p>
      <text:p text:style-name="P1"><text:span text:style-name="T1">ARBATE.</text:span></text:p>
      <text:p text:style-name="P1"><text:span text:style-name="T1">CE silence réveur, dont la sombre habitude </text:span></text:p>
      <text:p text:style-name="P1"><text:span text:style-name="T1">Vous fait à tous momens chercher la solitude </text:span></text:p>
      <text:p text:style-name="P1"><text:span text:style-name="T1">Ces longs soûpirs que laisse échapper vostre coeur, </text:span></text:p>
      <text:p text:style-name="P1"><text:span text:style-name="T1">29 Et ces fixes regards si chargez de langueur, </text:span></text:p>
      <text:p text:style-name="P1"><text:span text:style-name="T1">Disent beaucoup sans doute à des gens de mon âge ; </text:span></text:p>
      <text:p text:style-name="P1"><text:span text:style-name="T1">Et ie pense, Seigneur, entendre ce langage : </text:span></text:p>
      <text:p text:style-name="P1"><text:span text:style-name="T1">Mais sans vostre congé, de peur de trop risquer, </text:span></text:p>
      <text:p text:style-name="P1"><text:span text:style-name="T1">Ie n'ose m'enhardir iusques à l'expliquer.</text:span></text:p>
      <text:p text:style-name="P1"><text:span text:style-name="T1">EVRIALE.</text:span></text:p>
      <text:p text:style-name="P1"><text:span text:style-name="T1">Explique, explique Arbate, avec toute licence </text:span></text:p>
      <text:p text:style-name="P1"><text:span text:style-name="T1">Ces soûpirs, ces regards, &amp; ce morne silence: </text:span></text:p>
      <text:p text:style-name="P1"><text:span text:style-name="T1">Ie te permets icy de dire que l'amour </text:span></text:p>
      <text:p text:style-name="P1"><text:span text:style-name="T1">M'a rangé sous ces loix, &amp; me brave à son tour : </text:span></text:p>
      <text:p text:style-name="P1"><text:span text:style-name="T1">Et ie consens encor que tu me fasses honte </text:span></text:p>
      <text:p text:style-name="P1"><text:span text:style-name="T1">Des foiblesses d'vn coeur qui souffre qu'on le dompte,</text:span></text:p>
      <text:p text:style-name="P1"><text:span text:style-name="T1">ARBATE.</text:span></text:p>
      <text:p text:style-name="P1"><text:span text:style-name="T1">Moy, vous blasmer, Seigneur, des tendres mouvemens, </text:span></text:p>
      <text:p text:style-name="P1"><text:span text:style-name="T1">Où ie vois qu’aujourd’huy panchent vos sentimens ; </text:span></text:p>
      <text:p text:style-name="P1"><text:soft-page-break/><text:span text:style-name="T1">Le chagrin des vieux iours ne peut aigrir mon ame </text:span></text:p>
      <text:p text:style-name="P1"><text:span text:style-name="T1">Contre les doux transports de l'amoureuse flâme, </text:span></text:p>
      <text:p text:style-name="P1"><text:span text:style-name="T1">Et bien que mon sort touche à ses derniers Soleils, </text:span></text:p>
      <text:p text:style-name="P1"><text:span text:style-name="T1">Ie diray que l'amour sied bien a vos pareils : </text:span></text:p>
      <text:p text:style-name="P1"><text:span text:style-name="T1">Que ce tribut qu'on rend aux traits d'vn beau visage </text:span></text:p>
      <text:p text:style-name="P1"><text:span text:style-name="T1">De la beauté d'vne ame est vn clair témoignage, </text:span></text:p>
      <text:p text:style-name="P1"><text:span text:style-name="T1">Et qu'il est mal-aisé que sans estre amoureux </text:span></text:p>
      <text:p text:style-name="P1"><text:span text:style-name="T1">Vn ieune Prince soit, &amp; grand &amp; genereux ; </text:span></text:p>
      <text:p text:style-name="P1"><text:span text:style-name="T1">C'est vne qualité que i'ayme en vn Monarque, </text:span></text:p>
      <text:p text:style-name="P1"><text:span text:style-name="T1">La tendresse de coeur est vne grande marque, </text:span></text:p>
      <text:p text:style-name="P1"><text:span text:style-name="T1">Et ie croy que d'vn Prince on peut tout présumer, </text:span></text:p>
      <text:p text:style-name="P1"><text:span text:style-name="T1">Dés qu'on voit que son ame est capable d'aymer. </text:span></text:p>
      <text:p text:style-name="P1"><text:span text:style-name="T1">Ouy, cette passion de toutes la plus belle </text:span></text:p>
      <text:p text:style-name="P1"><text:span text:style-name="T1">Traisne dans vn esprit cent vertus apres elle, </text:span></text:p>
      <text:p text:style-name="P1"><text:span text:style-name="T1">Aux nobles actions elle pousse les coeurs, </text:span></text:p>
      <text:p text:style-name="P1"><text:span text:style-name="T1">Et tous les grands Heros ont senty ses ardeurs ; </text:span></text:p>
      <text:p text:style-name="P1"><text:span text:style-name="T1">Devant mes yeux, Seigneur, a passé vostre enfance, </text:span></text:p>
      <text:p text:style-name="P1"><text:span text:style-name="T1">Et j'ay de vos vertus veu fleurir l'esperance ; </text:span></text:p>
      <text:p text:style-name="P1"><text:span text:style-name="T1">Mes regards observoient en vous des qualitez </text:span></text:p>
      <text:p text:style-name="P1"><text:span text:style-name="T1">Où je reconnoissois le sang dont vous sortez ; </text:span></text:p>
      <text:p text:style-name="P1"><text:span text:style-name="T1">30 I'y découvrois vn fonds d'esprit &amp; de lumiere, </text:span></text:p>
      <text:p text:style-name="P1"><text:span text:style-name="T1">Ie vous trouvois bien fait, l'air grand, &amp; l’ame fiere ; </text:span></text:p>
      <text:p text:style-name="P1"><text:span text:style-name="T1">Vostre coeur, vostre adresse éclatoient chaque iour ; </text:span></text:p>
      <text:p text:style-name="P1"><text:span text:style-name="T1">Mais ie m'inquietois de ne voir point d'amour, </text:span></text:p>
      <text:p text:style-name="P1"><text:span text:style-name="T1">Et puisque les langueurs d'vne playe invincible </text:span></text:p>
      <text:p text:style-name="P1"><text:span text:style-name="T1">Nous montrent que vostre ame à ses traits est sensible, </text:span></text:p>
      <text:p text:style-name="P1"><text:span text:style-name="T1">Ie triomphe, &amp; mon coeur d'allegresse remply </text:span></text:p>
      <text:p text:style-name="P1"><text:span text:style-name="T1">Vous regarde à present comme vn Prince accomply.</text:span></text:p>
      <text:p text:style-name="P1"><text:span text:style-name="T1">EVRIALE.</text:span></text:p>
      <text:p text:style-name="P1"><text:span text:style-name="T1">Si de l'amour vn temps i'ay, bravé la puissance, </text:span></text:p>
      <text:p text:style-name="P1"><text:span text:style-name="T1">Helas ! mon cher Arbate, il en prend bien vengeance, </text:span></text:p>
      <text:p text:style-name="P1"><text:span text:style-name="T1">Et sçaçhant dans quels maux mon coeur s'est abîmé, </text:span></text:p>
      <text:p text:style-name="P1"><text:span text:style-name="T1">Toy-mesme, tu voudrois qu'il n'eust iamais aymé : </text:span></text:p>
      <text:p text:style-name="P1"><text:span text:style-name="T1">Car enfin voy le sort où mon Astre me guide <text:s/></text:span></text:p>
      <text:p text:style-name="P1"><text:soft-page-break/><text:span text:style-name="T1">I’ayme, i'aime ardemment la Princesse d'Elide, </text:span></text:p>
      <text:p text:style-name="P1"><text:span text:style-name="T1">Et tu sçais quel orgueil sous des traits si charmans </text:span></text:p>
      <text:p text:style-name="P1"><text:span text:style-name="T1">Arment contre l'amour ses ieunes sentimens; </text:span></text:p>
      <text:p text:style-name="P1"><text:span text:style-name="T1">Et comment elle fuit en cette illustre Feste </text:span></text:p>
      <text:p text:style-name="P1"><text:span text:style-name="T1">Cette foule d'amans qui briguent sa conqueste. </text:span></text:p>
      <text:p text:style-name="P1"><text:span text:style-name="T1">Ah ! qu'il est bien peu vray que ce qu'on doit aimer </text:span></text:p>
      <text:p text:style-name="P1"><text:span text:style-name="T1">Aussi tost qu'on le void prend droit de nous charmer. </text:span></text:p>
      <text:p text:style-name="P1"><text:span text:style-name="T1">Et qu'vn premier coup d'oeil allume en nous les flâmes, </text:span></text:p>
      <text:p text:style-name="P1"><text:span text:style-name="T1">Où le Ciel en naissant a destiné nos ames. </text:span></text:p>
      <text:p text:style-name="P1"><text:span text:style-name="T1">A mon retour d'Argos ie passay dans ces lieux, </text:span></text:p>
      <text:p text:style-name="P1"><text:span text:style-name="T1">Et ce passage offrit la Princesse à mes yeux, </text:span></text:p>
      <text:p text:style-name="P1"><text:span text:style-name="T1">Ie vis tous les appas dont elle est revestuë, </text:span></text:p>
      <text:p text:style-name="P1"><text:span text:style-name="T1">Mais de l'oeil dont on voit vne belle statuë : </text:span></text:p>
      <text:p text:style-name="P1"><text:span text:style-name="T1">Leur brillante ieunesse observée à loisir </text:span></text:p>
      <text:p text:style-name="P1"><text:span text:style-name="T1">Ne porta dans mon ame aucun secret desir, </text:span></text:p>
      <text:p text:style-name="P1"><text:span text:style-name="T1">Et d'Ithaque en repos ie revis le rivage </text:span></text:p>
      <text:p text:style-name="P1"><text:span text:style-name="T1">Sans m'en estre en deux ans rapellé nulle image : </text:span></text:p>
      <text:p text:style-name="P1"><text:span text:style-name="T1">Vn bruit vient cependant à répandre à ma Cour </text:span></text:p>
      <text:p text:style-name="P1"><text:span text:style-name="T1">Le celebre mépris qu'elle fait de l'amour ; </text:span></text:p>
      <text:p text:style-name="P1"><text:span text:style-name="T1">On publie en tous lieux que son ame hautaine </text:span></text:p>
      <text:p text:style-name="P1"><text:span text:style-name="T1">Garde pour l’Hymenée vne invincible haine, </text:span></text:p>
      <text:p text:style-name="P1"><text:span text:style-name="T1">31 </text:span></text:p>
      <text:p text:style-name="P1"><text:span text:style-name="T1">Et qu'vn Arc à la main, sur l’épaule vn Carquois </text:span></text:p>
      <text:p text:style-name="P1"><text:span text:style-name="T1">Comme vne autre Diane elle hante les bois, </text:span></text:p>
      <text:p text:style-name="P1"><text:span text:style-name="T1">N'aime rien que la Chasse, &amp; de toute la Grece </text:span></text:p>
      <text:p text:style-name="P1"><text:span text:style-name="T1">Fait soûpirer en vain l’Heroïque ieunesse. </text:span></text:p>
      <text:p text:style-name="P1"><text:span text:style-name="T1">Admire nos esprits, &amp; la fatalité, </text:span></text:p>
      <text:p text:style-name="P1"><text:span text:style-name="T1">Ce que n'avoit point fait sa veuë &amp; sa beauté, </text:span></text:p>
      <text:p text:style-name="P1"><text:span text:style-name="T1">Le bruit de ses fiertez en mon ame fit naistre </text:span></text:p>
      <text:p text:style-name="P1"><text:span text:style-name="T1">Vn transport inconnu, dont ie ne fus point maistre ; </text:span></text:p>
      <text:p text:style-name="P1"><text:span text:style-name="T1">Ce dédain si fameux eût des charmes secrets </text:span></text:p>
      <text:p text:style-name="P1"><text:span text:style-name="T1">A me faire avec soin rapeller tous ses traits, </text:span></text:p>
      <text:p text:style-name="P1"><text:span text:style-name="T1">Et mon esprit iettant de nouveaux yeux sur elle </text:span></text:p>
      <text:p text:style-name="P1"><text:span text:style-name="T1">M'en refit vne image &amp; si noble, &amp; si belle ; </text:span></text:p>
      <text:p text:style-name="P1"><text:soft-page-break/><text:span text:style-name="T1">Me peignit tant de gloire, &amp; de telles douceurs </text:span></text:p>
      <text:p text:style-name="P1"><text:span text:style-name="T1">A pouvoir triompher de toutes ses froideurs, </text:span></text:p>
      <text:p text:style-name="P1"><text:span text:style-name="T1">Que mon coeur aux brillans d'vne telle victoire </text:span></text:p>
      <text:p text:style-name="P1"><text:span text:style-name="T1">Vit de sa liberté s'évanouyr la gloire : </text:span></text:p>
      <text:p text:style-name="P1"><text:span text:style-name="T1">Contre vne telle amorce il eut beau s'indigner, </text:span></text:p>
      <text:p text:style-name="P1"><text:span text:style-name="T1">Sa douceur sur mes sens prit tel droit de regner, </text:span></text:p>
      <text:p text:style-name="P1"><text:span text:style-name="T1">Qu'entrainé par l’effort d'vne occulte puissance </text:span></text:p>
      <text:p text:style-name="P1"><text:span text:style-name="T1">I'ay d'Ithaque en ces lieux fait voile en diligence, </text:span></text:p>
      <text:p text:style-name="P1"><text:span text:style-name="T1">Et ie couvre vn effet de mes voeux enflammez </text:span></text:p>
      <text:p text:style-name="P1"><text:span text:style-name="T1">Du desir de paroistre à ses Ieux renommez, </text:span></text:p>
      <text:p text:style-name="P1"><text:span text:style-name="T1">Où l'Illustre Iphitas, Pere de la Princesse, </text:span></text:p>
      <text:p text:style-name="P1"><text:span text:style-name="T1">Assemble la pluspart des Princes de la Grece.</text:span></text:p>
      <text:p text:style-name="P1"><text:span text:style-name="T1">ARBATE.</text:span></text:p>
      <text:p text:style-name="P1"><text:span text:style-name="T1">Mais à quoy bon, Seigneur, les soins que vous prenez? </text:span></text:p>
      <text:p text:style-name="P1"><text:span text:style-name="T1">Et pourquoy ce secret où vous vous obstinez? </text:span></text:p>
      <text:p text:style-name="P1"><text:span text:style-name="T1">Vous aimez, dites-vous, cette illustre princesse, </text:span></text:p>
      <text:p text:style-name="P1"><text:span text:style-name="T1">Et venez à ses yeux signaler vostre adresse, </text:span></text:p>
      <text:p text:style-name="P1"><text:span text:style-name="T1">Et nuls empressemens paroles ny soûpirs <text:s/></text:span></text:p>
      <text:p text:style-name="P1"><text:span text:style-name="T1">Ne l'ont instruite encor de vos brûlans desirs. </text:span></text:p>
      <text:p text:style-name="P1"><text:span text:style-name="T1">Pour moy, ie n'entends rien à cette politique </text:span></text:p>
      <text:p text:style-name="P1"><text:span text:style-name="T1">Qui ne veut point souffrir que vôtre cœur s'explique. </text:span></text:p>
      <text:p text:style-name="P1"><text:span text:style-name="T1">Et je ne sçay quel fruit peut pretendre vn amour </text:span></text:p>
      <text:p text:style-name="P1"><text:span text:style-name="T1">Qui fuit tous les moyens de se produire au iour.</text:span></text:p>
      <text:p text:style-name="P2"/>
      <text:p text:style-name="P1"><text:span text:style-name="T1">32</text:span></text:p>
      <text:p text:style-name="P1"><text:span text:style-name="T1">EVRIALE.</text:span></text:p>
      <text:p text:style-name="P1"><text:span text:style-name="T1">Et que feray-ie, Arbate, en declarant ma peine, </text:span></text:p>
      <text:p text:style-name="P1"><text:span text:style-name="T1">Qu'attirer les dédains de cette ame hautaine ? </text:span></text:p>
      <text:p text:style-name="P1"><text:span text:style-name="T1">Et me ietter au rang de ces Princes soûmis </text:span></text:p>
      <text:p text:style-name="P1"><text:span text:style-name="T1">Que le titre d'amans luy peint en ennemis? </text:span></text:p>
      <text:p text:style-name="P1"><text:span text:style-name="T1">Tu vois les Souverains de Messene &amp; de Pyle </text:span></text:p>
      <text:p text:style-name="P1"><text:span text:style-name="T1">Luy faire de leurs coeurs vn hommage inutile, </text:span></text:p>
      <text:p text:style-name="P1"><text:span text:style-name="T1">Et de l'éctat pompeux des plus hautes vertus </text:span></text:p>
      <text:p text:style-name="P1"><text:span text:style-name="T1">En appuyer en vain les respects assidus : </text:span></text:p>
      <text:p text:style-name="P1"><text:soft-page-break/><text:span text:style-name="T1">Ce rebut de leurs soins, sous vn triste silence, </text:span></text:p>
      <text:p text:style-name="P1"><text:span text:style-name="T1">Retient de mon amour toute la violence, </text:span></text:p>
      <text:p text:style-name="P1"><text:span text:style-name="T1">Ie me tiens condamné dans ces rivaux fameux, </text:span></text:p>
      <text:p text:style-name="P1"><text:span text:style-name="T1">Et ie lis mon arrest au mépris qu'on fait d'eux.</text:span></text:p>
      <text:p text:style-name="P1"><text:span text:style-name="T1">ARBATE.</text:span></text:p>
      <text:p text:style-name="P1"><text:span text:style-name="T1">Et c'est dans ce mépris, &amp; dans cette humeur fiere </text:span></text:p>
      <text:p text:style-name="P1"><text:span text:style-name="T1">Que vôtre ame à ses voeux doit voir plus de lumiere, </text:span></text:p>
      <text:p text:style-name="P1"><text:span text:style-name="T1">Puis que le sort vous donne à conquerir vn cœur </text:span></text:p>
      <text:p text:style-name="P1"><text:span text:style-name="T1">Que deffend seulement vne ieune froideur, </text:span></text:p>
      <text:p text:style-name="P1"><text:span text:style-name="T1">Et qui n'impose point à l'ardeur qui vous presse </text:span></text:p>
      <text:p text:style-name="P1"><text:span text:style-name="T1">De quelque attachement l'invincible tendresse : </text:span></text:p>
      <text:p text:style-name="P1"><text:span text:style-name="T1">Vn coeur préoccupé résiste puissamment, </text:span></text:p>
      <text:p text:style-name="P1"><text:span text:style-name="T1">Mais quand vne ame est libre, on la force aisement ; </text:span></text:p>
      <text:p text:style-name="P1"><text:span text:style-name="T1">Et toute la fierté de son indifference </text:span></text:p>
      <text:p text:style-name="P1"><text:span text:style-name="T1">N'a rien dont ne triomphe vn peu de patience. </text:span></text:p>
      <text:p text:style-name="P1"><text:span text:style-name="T1">Ne luy cachez donc plus le pouvoir de ses yeux, </text:span></text:p>
      <text:p text:style-name="P1"><text:span text:style-name="T1">Faites de vostre flâme vn éclat glorieux, </text:span></text:p>
      <text:p text:style-name="P1"><text:span text:style-name="T1">Et bien loin de trembler de l’exemple des autres, </text:span></text:p>
      <text:p text:style-name="P1"><text:span text:style-name="T1">Du rebut de leurs voeux enflez l'espoir des vostres. </text:span></text:p>
      <text:p text:style-name="P1"><text:span text:style-name="T1">Peut-estre pour toucher ses severes appas, </text:span></text:p>
      <text:p text:style-name="P1"><text:span text:style-name="T1">Aurez-vous des secrets que ces Princes n'ont pas : </text:span></text:p>
      <text:p text:style-name="P1"><text:span text:style-name="T1">Et si de ses fiertez l'imperieux caprice </text:span></text:p>
      <text:p text:style-name="P1"><text:span text:style-name="T1">Ne vous fait éprouver vn destin plus propice, </text:span></text:p>
      <text:p text:style-name="P1"><text:span text:style-name="T1">Au moins est-ce vn bon-heur en ces extremitez </text:span></text:p>
      <text:p text:style-name="P1"><text:span text:style-name="T1">Que de voir avec soy ses Riuaux rebutez.</text:span></text:p>
      <text:p text:style-name="P1"><text:span text:style-name="T1">EVRIALE.</text:span></text:p>
      <text:p text:style-name="P1"><text:span text:style-name="T1">I'aime à te voir presser cet aveu de ma flâme, </text:span></text:p>
      <text:p text:style-name="P1"><text:span text:style-name="T1">33 Combattant mes raisons tu chatoüilles mon ame ; </text:span></text:p>
      <text:p text:style-name="P1"><text:span text:style-name="T1">Et par ce que i'ay dit, ie voulois pressentir </text:span></text:p>
      <text:p text:style-name="P1"><text:span text:style-name="T1">Si de ce que i'ay fait tu pourrois m'applaudir : </text:span></text:p>
      <text:p text:style-name="P1"><text:span text:style-name="T1">Car, enfin, puis qu'il faut t'en faire confidence, </text:span></text:p>
      <text:p text:style-name="P1"><text:span text:style-name="T1">On doit à la Princesse expliquer mon silence, </text:span></text:p>
      <text:p text:style-name="P1"><text:span text:style-name="T1">Et peut-estre au moment que ie t'en parle icy </text:span></text:p>
      <text:p text:style-name="P1"><text:span text:style-name="T1">Le secret de mon coeur Arbate est éclaircy. </text:span></text:p>
      <text:p text:style-name="P1"><text:soft-page-break/><text:span text:style-name="T1">Cette Chasse où, pour fuïr la foule qui l'adore, </text:span></text:p>
      <text:p text:style-name="P1"><text:span text:style-name="T1">Tu sçais qu'elle est allée au lever de l'Aurore, </text:span></text:p>
      <text:p text:style-name="P1"><text:span text:style-name="T1">Est le temps que Moron pour declarer mon feu </text:span></text:p>
      <text:p text:style-name="P1"><text:span text:style-name="T1">A pris…</text:span></text:p>
      <text:p text:style-name="P1"><text:span text:style-name="T1">ARBATE.</text:span></text:p>
      <text:p text:style-name="P1"><text:span text:style-name="T1">Moron, Seigneur?</text:span></text:p>
      <text:p text:style-name="P1"><text:span text:style-name="T1">EVRIALE.</text:span></text:p>
      <text:p text:style-name="P1"><text:span text:style-name="T1">Ce choix t'estonne vn peu ? </text:span></text:p>
      <text:p text:style-name="P1"><text:span text:style-name="T1">Par son titre de fou tu crois le bien connoistre, </text:span></text:p>
      <text:p text:style-name="P1"><text:span text:style-name="T1">Mais sçache qu’il l’est moins qu’il le veut paroitre, </text:span></text:p>
      <text:p text:style-name="P1"><text:span text:style-name="T1">Et que malgré l'employ qu'il exerce aujourd'huy </text:span></text:p>
      <text:p text:style-name="P1"><text:span text:style-name="T1">II a plus de bon sens que tel qui rit de luy : </text:span></text:p>
      <text:p text:style-name="P1"><text:span text:style-name="T1">La Princesse se plaist à ses bouffonneries, </text:span></text:p>
      <text:p text:style-name="P1"><text:span text:style-name="T1">Il s'en est fait aimer par cent plaisanteries, </text:span></text:p>
      <text:p text:style-name="P1"><text:span text:style-name="T1">Et peut dans cét accés dire &amp; persuader </text:span></text:p>
      <text:p text:style-name="P1"><text:span text:style-name="T1">Ce que d'autres que luy n'oseroient hazarder : </text:span></text:p>
      <text:p text:style-name="P1"><text:span text:style-name="T1">Ie le voy propre, enfin, à ce que i'en souhaitte, </text:span></text:p>
      <text:p text:style-name="P1"><text:span text:style-name="T1">Il a pour moy, dit-il, vne amitié parfaite, </text:span></text:p>
      <text:p text:style-name="P1"><text:span text:style-name="T1">Et veut, (dans mes Estats ayant receu le iour) </text:span></text:p>
      <text:p text:style-name="P1"><text:span text:style-name="T1">Contre tous mes Rivaux appuyer mon amour : </text:span></text:p>
      <text:p text:style-name="P1"><text:span text:style-name="T1">Quelque argent mis en main pour soustenir ce zele…</text:span></text:p>
      <text:p text:style-name="P2"/>
      <text:p text:style-name="P1"><text:span text:style-name="T1">SCENE II.</text:span></text:p>
      <text:p text:style-name="P1"><text:span text:style-name="T1">Moron representé par le sieur de Moliere, arrive, et ayant le souvenir à vn furieux sanglier, devant lequel il avoit fuy à la chasse, demande secours, et rencontrant Euriale et Arbate, se met au milieu d'eux 34 pour plus de seureté apres leur avoir témoigné sa peur et leur disant cẽt choses plaisantes sur son peu de bravoure.</text:span></text:p>
      <text:p text:style-name="P1"><text:span text:style-name="T1">MORON, ARBATE, EVRIALE.</text:span></text:p>
      <text:p text:style-name="P1"><text:span text:style-name="T1">MORON sans estre veu.</text:span></text:p>
      <text:p text:style-name="P1"><text:span text:style-name="T1">AV secours ! sauuez-moy de la beste cruelle !</text:span></text:p>
      <text:p text:style-name="P1"><text:span text:style-name="T1">EVRIALE.</text:span></text:p>
      <text:p text:style-name="P1"><text:span text:style-name="T1">Ie pense oüir sa voix ?</text:span></text:p>
      <text:p text:style-name="P1"><text:span text:style-name="T1">MORON sans estre veu.</text:span></text:p>
      <text:p text:style-name="P1"><text:span text:style-name="T1">A moy de grace, à moy ?</text:span></text:p>
      <text:p text:style-name="P1"><text:soft-page-break/><text:span text:style-name="T1">EVRIALE.</text:span></text:p>
      <text:p text:style-name="P1"><text:span text:style-name="T1">C'est luy-mesme, où court-il avec vn tel effroy?</text:span></text:p>
      <text:p text:style-name="P1"><text:span text:style-name="T1">MORON.</text:span></text:p>
      <text:p text:style-name="P1"><text:span text:style-name="T1">Où pourray-ie éviter ce sanglier redoutable? </text:span></text:p>
      <text:p text:style-name="P1"><text:span text:style-name="T1">Grands Dieux ! preservez-moy de sa dent effroyable ? </text:span></text:p>
      <text:p text:style-name="P1"><text:span text:style-name="T1">Ie vous promets, pourveu qu'il ne m'attrape pas, </text:span></text:p>
      <text:p text:style-name="P1"><text:span text:style-name="T1">Quatre livres d'encens, &amp; deux veaux des plus gras. </text:span></text:p>
      <text:p text:style-name="P1"><text:span text:style-name="T1">Ha! ie suis mort.</text:span></text:p>
      <text:p text:style-name="P1"><text:span text:style-name="T1">EVRIALE.</text:span></text:p>
      <text:p text:style-name="P1"><text:span text:style-name="T1">Qu'as-tu?</text:span></text:p>
      <text:p text:style-name="P1"><text:span text:style-name="T1">MORON.</text:span></text:p>
      <text:p text:style-name="P1"><text:span text:style-name="T1">Ie vous croyois la beste </text:span></text:p>
      <text:p text:style-name="P1"><text:span text:style-name="T1">Dont à me diffamer i'ay veu la gueule preste, </text:span></text:p>
      <text:p text:style-name="P1"><text:span text:style-name="T1">Seigneur, &amp; ie ne puis revenir de ma peur.</text:span></text:p>
      <text:p text:style-name="P1"><text:span text:style-name="T1">EVRIALE.</text:span></text:p>
      <text:p text:style-name="P1"><text:span text:style-name="T1">Qu'est-ce?</text:span></text:p>
      <text:p text:style-name="P1"><text:span text:style-name="T1">MORON.</text:span></text:p>
      <text:p text:style-name="P1"><text:span text:style-name="T1">O que la Princesse est d'vne estrange humeur ! </text:span></text:p>
      <text:p text:style-name="P1"><text:span text:style-name="T1">Et qu'à suivre la Chasse &amp; ses extravagances, </text:span></text:p>
      <text:p text:style-name="P1"><text:span text:style-name="T1">Il nous faut essuyer de sottes complaisances ! </text:span></text:p>
      <text:p text:style-name="P1"><text:span text:style-name="T1">Quel diable de plaisir trouvent tous les Chasseurs </text:span></text:p>
      <text:p text:style-name="P1"><text:span text:style-name="T1">De se voir exposez à mille &amp; mille peurs ? </text:span></text:p>
      <text:p text:style-name="P1"><text:span text:style-name="T1">Encore si c'estoit qu'on ne fust qu'à la chasse </text:span></text:p>
      <text:p text:style-name="P1"><text:span text:style-name="T1">Des lievres, des lapins, &amp; ies jeunes Daims, passe ; </text:span></text:p>
      <text:p text:style-name="P1"><text:span text:style-name="T1">Ce sont des animaux d'vn naturel fort doux, </text:span></text:p>
      <text:p text:style-name="P1"><text:span text:style-name="T1">35 Et qui prennent tousiours la fuite devant nous : </text:span></text:p>
      <text:p text:style-name="P1"><text:span text:style-name="T1">Mais aller attaquer de ces bestes vilaines </text:span></text:p>
      <text:p text:style-name="P1"><text:span text:style-name="T1">Qui n'ont aucun respect pour les faces humaines, </text:span></text:p>
      <text:p text:style-name="P1"><text:span text:style-name="T1">Et qui courent les gens qui les veulent courir, </text:span></text:p>
      <text:p text:style-name="P1"><text:span text:style-name="T1">C’est vn sot passe-temps que ie ne puis souffrir.</text:span></text:p>
      <text:p text:style-name="P1"><text:span text:style-name="T1">EVRIALE.</text:span></text:p>
      <text:p text:style-name="P1"><text:span text:style-name="T1">Dis-nous donc ce que c'est ?</text:span></text:p>
      <text:p text:style-name="P1"><text:span text:style-name="T1">MORON en se tournant.</text:span></text:p>
      <text:p text:style-name="P1"><text:span text:style-name="T1">Le penible exercice </text:span></text:p>
      <text:p text:style-name="P1"><text:soft-page-break/><text:span text:style-name="T1">Où de nostre Princesse a volé le caprice!.... </text:span></text:p>
      <text:p text:style-name="P1"><text:span text:style-name="T1">I'en aurois bien iuré, qu'elle auroit fait le tour, </text:span></text:p>
      <text:p text:style-name="P1"><text:span text:style-name="T1">Et la course des Chars se faisant en ce iour, </text:span></text:p>
      <text:p text:style-name="P1"><text:span text:style-name="T1">II falloit affecter ce contre-temps de chasse, </text:span></text:p>
      <text:p text:style-name="P1"><text:span text:style-name="T1">Pour mépriser ces jeux avec meilleure grace, </text:span></text:p>
      <text:p text:style-name="P1"><text:span text:style-name="T1">Et faire voir... Mais chut, achevons mon recit, </text:span></text:p>
      <text:p text:style-name="P1"><text:span text:style-name="T1">Et reprenons le fil de ce que i'avois dit. </text:span></text:p>
      <text:p text:style-name="P1"><text:span text:style-name="T1">Qu'ay-ie dit?</text:span></text:p>
      <text:p text:style-name="P1"><text:span text:style-name="T1">EVRIALE.</text:span></text:p>
      <text:p text:style-name="P1"><text:span text:style-name="T1">Tu parlois d'exercice penible.</text:span></text:p>
      <text:p text:style-name="P1"><text:span text:style-name="T1">MORON.</text:span></text:p>
      <text:p text:style-name="P1"><text:span text:style-name="T1">Ah ! ouy, succombant donc à ce travail horrible, </text:span></text:p>
      <text:p text:style-name="P1"><text:span text:style-name="T1">Car en Chasseur fameux i'estois enharnaché, </text:span></text:p>
      <text:p text:style-name="P1"><text:span text:style-name="T1">Et dés le poinct du iour ie m'estois découché : </text:span></text:p>
      <text:p text:style-name="P1"><text:span text:style-name="T1">Ie me suis écarté de tous en galant homme, </text:span></text:p>
      <text:p text:style-name="P1"><text:span text:style-name="T1">Et trouvant vn lieu propre à dormir d'vn bon somme </text:span></text:p>
      <text:p text:style-name="P1"><text:span text:style-name="T1">J’essayois ma posture, &amp; m'ajustant bien-tost, </text:span></text:p>
      <text:p text:style-name="P1"><text:span text:style-name="T1">Prenois desia mon ton pour ronfler comme il faut, </text:span></text:p>
      <text:p text:style-name="P1"><text:span text:style-name="T1">Lors qu'vn murmure affreux m'a fait lever la veuë, </text:span></text:p>
      <text:p text:style-name="P1"><text:span text:style-name="T1">Et i'ay d'vn vieux buisson de la forest touffuë </text:span></text:p>
      <text:p text:style-name="P1"><text:span text:style-name="T1">Veu sortir vn sanglier d'vne enorme grandeur </text:span></text:p>
      <text:p text:style-name="P1"><text:span text:style-name="T1">Pour...</text:span></text:p>
      <text:p text:style-name="P1"><text:span text:style-name="T1">EVRIALE.</text:span></text:p>
      <text:p text:style-name="P1"><text:span text:style-name="T1">Qu'est-ce?</text:span></text:p>
      <text:p text:style-name="P1"><text:span text:style-name="T1">MORON.</text:span></text:p>
      <text:p text:style-name="P1"><text:span text:style-name="T1">Ce n'est rien n'ayez point de frayeur ? </text:span></text:p>
      <text:p text:style-name="P1"><text:span text:style-name="T1">36 Mais laissez-moy passer entre vous deux pour cause, </text:span></text:p>
      <text:p text:style-name="P1"><text:span text:style-name="T1">Ie seray mieux en main pour vous conter la chose : </text:span></text:p>
      <text:p text:style-name="P1"><text:span text:style-name="T1">I'ay donc veu ce Sanglier, qui par nos gens chassé </text:span></text:p>
      <text:p text:style-name="P1"><text:span text:style-name="T1">Avoit d'vn air affreux tout son poil herissé ; </text:span></text:p>
      <text:p text:style-name="P1"><text:span text:style-name="T1">Ses deux yeux flamboyans ne lançoient que menace, </text:span></text:p>
      <text:p text:style-name="P1"><text:span text:style-name="T1">Et sa gueule faisoit vne laide grimace, </text:span></text:p>
      <text:p text:style-name="P1"><text:span text:style-name="T1">Qui parmy de l'écume, à qui l'osoit presser </text:span></text:p>
      <text:p text:style-name="P1"><text:span text:style-name="T1">Montroit de certains cros... je vous laisse à penser ? </text:span></text:p>
      <text:p text:style-name="P1"><text:soft-page-break/><text:span text:style-name="T1">A ce terrible aspect j'ay ramassé mes armes; </text:span></text:p>
      <text:p text:style-name="P1"><text:span text:style-name="T1">Mais le faux animal, sans en prendre d'allarmes</text:span></text:p>
      <text:p text:style-name="P1"><text:span text:style-name="T1">Est venu droit à moy, qui ne luy disois mot.</text:span></text:p>
      <text:p text:style-name="P1"><text:span text:style-name="T1">ARBATE.</text:span></text:p>
      <text:p text:style-name="P1"><text:span text:style-name="T1">Et tu l'as de pied ferme attendu ?</text:span></text:p>
      <text:p text:style-name="P1"><text:span text:style-name="T1">MORON.</text:span></text:p>
      <text:p text:style-name="P1"><text:span text:style-name="T1">Quelque sot</text:span></text:p>
      <text:p text:style-name="P1"><text:span text:style-name="T1">I’ay jetté tout par terre, &amp; couru comme quatre.</text:span></text:p>
      <text:p text:style-name="P1"><text:span text:style-name="T1">ARBATE.</text:span></text:p>
      <text:p text:style-name="P1"><text:span text:style-name="T1">Fuyr devant vn Sanglier, ayant dequoy l'abattre,</text:span></text:p>
      <text:p text:style-name="P1"><text:span text:style-name="T1">Ce trait, Moron, n'est pas genereux...</text:span></text:p>
      <text:p text:style-name="P1"><text:span text:style-name="T1">MORON.</text:span></text:p>
      <text:p text:style-name="P1"><text:span text:style-name="T1">I’y consens,</text:span></text:p>
      <text:p text:style-name="P1"><text:span text:style-name="T1">II n'est pas genereux, mais il est de bon sens.</text:span></text:p>
      <text:p text:style-name="P1"><text:span text:style-name="T1">ARBATE.</text:span></text:p>
      <text:p text:style-name="P1"><text:span text:style-name="T1">Mais par quelques exploits si l'on ne s'éternise.</text:span></text:p>
      <text:p text:style-name="P1"><text:span text:style-name="T1">MORON.</text:span></text:p>
      <text:p text:style-name="P1"><text:span text:style-name="T1">Ie suis vostre valet, &amp; i'ayme mieux qu'on dise, </text:span></text:p>
      <text:p text:style-name="P1"><text:span text:style-name="T1">C'est icy qu'en fuyant sans se faire prier </text:span></text:p>
      <text:p text:style-name="P1"><text:span text:style-name="T1">Moron sauva ses jours des fureurs d'vn Sanglier, </text:span></text:p>
      <text:p text:style-name="P1"><text:span text:style-name="T1">Que si l'on y disoit, voila l'illustre place </text:span></text:p>
      <text:p text:style-name="P1"><text:span text:style-name="T1">Où le brave Moron, d'vne heroïque audace, </text:span></text:p>
      <text:p text:style-name="P1"><text:span text:style-name="T1">Affrontant d'vn Sanglier l'impetueux effort </text:span></text:p>
      <text:p text:style-name="P1"><text:span text:style-name="T1">Par vn coup de ses dents vid terminer son sort.</text:span></text:p>
      <text:p text:style-name="P1"><text:span text:style-name="T1">EVRIALE.</text:span></text:p>
      <text:p text:style-name="P1"><text:span text:style-name="T1">Fort bien….</text:span></text:p>
      <text:p text:style-name="P1"><text:span text:style-name="T1">MORON.</text:span></text:p>
      <text:p text:style-name="P1"><text:span text:style-name="T1">Ouy, i'ayme mieux, n'en déplaise à la gloire,</text:span></text:p>
      <text:p text:style-name="P1"><text:span text:style-name="T1">37 Vivre au monde deux jours que mille ans dans l’histoire.</text:span></text:p>
      <text:p text:style-name="P1"><text:span text:style-name="T1">EVRIALE.</text:span></text:p>
      <text:p text:style-name="P1"><text:span text:style-name="T1">En effet ton trépas fascheroit tes amis ;</text:span></text:p>
      <text:p text:style-name="P1"><text:span text:style-name="T1">Mais si de ta frayeur ton esprit est remis</text:span></text:p>
      <text:p text:style-name="P1"><text:span text:style-name="T1">Puis-je te demander si du feu qui me brûle…..</text:span></text:p>
      <text:p text:style-name="P1"><text:span text:style-name="T1">MORON.</text:span></text:p>
      <text:p text:style-name="P1"><text:soft-page-break/><text:span text:style-name="T1">II ne faut pas, Seigneur, que je vous dissimule, </text:span></text:p>
      <text:p text:style-name="P1"><text:span text:style-name="T1">Ie n'ay rien fait encore, &amp; n'ay point rencontré </text:span></text:p>
      <text:p text:style-name="P1"><text:span text:style-name="T1">De temps pour luy parler qui fut selon mon gré : </text:span></text:p>
      <text:p text:style-name="P1"><text:span text:style-name="T1">L'office de bouffon a des prérogatives; </text:span></text:p>
      <text:p text:style-name="P1"><text:span text:style-name="T1">Mais souvent on rabat nos libres tentatives : </text:span></text:p>
      <text:p text:style-name="P1"><text:span text:style-name="T1">Le discours de vos feux est vn peu delicat, </text:span></text:p>
      <text:p text:style-name="P1"><text:span text:style-name="T1">Et c'est chez la Princesse vn affaire d'estat ; <text:s/></text:span></text:p>
      <text:p text:style-name="P1"><text:span text:style-name="T1">Vous sçavez de quel tiltre elle se glorifie, </text:span></text:p>
      <text:p text:style-name="P1"><text:span text:style-name="T1">Et qu'elle a dans la teste vne Philosophie </text:span></text:p>
      <text:p text:style-name="P1"><text:span text:style-name="T1">Qui declare la guerre au conjugal lien, </text:span></text:p>
      <text:p text:style-name="P1"><text:span text:style-name="T1">Et vous traiste l'Amour de déïté de rien : </text:span></text:p>
      <text:p text:style-name="P1"><text:span text:style-name="T1">Pour n'effaroucher point son humeur de tygresse, </text:span></text:p>
      <text:p text:style-name="P1"><text:span text:style-name="T1">II me faut manier la chose avec addresse; </text:span></text:p>
      <text:p text:style-name="P1"><text:span text:style-name="T1">Car on doit regarder comme l'on parle aux grands, </text:span></text:p>
      <text:p text:style-name="P1"><text:span text:style-name="T1">Et vous estes par fois d'assez fascheuses gens. </text:span></text:p>
      <text:p text:style-name="P1"><text:span text:style-name="T1">Laissez-moy doucement conduire cette trame, </text:span></text:p>
      <text:p text:style-name="P1"><text:span text:style-name="T1">Ie me sens là pour vous vn zele tout de flâme, </text:span></text:p>
      <text:p text:style-name="P1"><text:span text:style-name="T1">Vous estes né mon Prince, &amp; quelques autres noeuds </text:span></text:p>
      <text:p text:style-name="P1"><text:span text:style-name="T1">Pourroient contribuer au bien que ie vous veux : </text:span></text:p>
      <text:p text:style-name="P1"><text:span text:style-name="T1">Ma mere dans son temps passoit pour assez belle, </text:span></text:p>
      <text:p text:style-name="P1"><text:span text:style-name="T1">Et naturellement n'estoit pas fort cruelle ; </text:span></text:p>
      <text:p text:style-name="P1"><text:span text:style-name="T1">Feu vostre pere alors, ce prince genereux, </text:span></text:p>
      <text:p text:style-name="P1"><text:span text:style-name="T1">Sur la galanterie estoit fort dangereux, </text:span></text:p>
      <text:p text:style-name="P1"><text:span text:style-name="T1">Et ie sçay qu'Elpenor, qu'on appelloit mon pere, </text:span></text:p>
      <text:p text:style-name="P1"><text:span text:style-name="T1">A cause qu'il estoit le mary de ma mere, </text:span></text:p>
      <text:p text:style-name="P1"><text:span text:style-name="T1">Contoit pour grand honneur aux Pasteurs d'aujourd'huy </text:span></text:p>
      <text:p text:style-name="P1"><text:span text:style-name="T1">Que le Prince autrefois estoit venu chez-luy, </text:span></text:p>
      <text:p text:style-name="P1"><text:span text:style-name="T1">38 Et que durant ce temps il avoit l'avantage </text:span></text:p>
      <text:p text:style-name="P1"><text:span text:style-name="T1">De se voir salüé de tous ceux du village : </text:span></text:p>
      <text:p text:style-name="P1"><text:span text:style-name="T1">Baste, quoy qu'il en soit, ie veux par mes travaux ; </text:span></text:p>
      <text:p text:style-name="P1"><text:span text:style-name="T1">Mais voicy la Princesse &amp; deux de vos Rivaux.</text:span></text:p>
      <text:p text:style-name="P2"/>
      <text:p text:style-name="P1"><text:span text:style-name="T1">SCENE III.</text:span></text:p>
      <text:p text:style-name="P1"><text:soft-page-break/><text:span text:style-name="T1">LA Princesse d'Elide parut en suite, avec les Princes de Messene et de Pyle, lesquels firent remarquer en eux des caracteres bien differens de celuy du Prince d'Ithaque ; et luy cederent dans le coeur de la Princesse tous les advantages qu'il y pouvoit desirer : Cette aimable Princesse ne témoigna pas pourtant que le merite de ce Prince eust fait aucune impression sur son esprit, et qu'elle l'eust quasi remarqué ; elle tesmoigna tousiours, comme vne autre Diane, n'aimer que la chasse et les forests, et lors que le Prince de Messene voulut luy faire valoir le service qu'il luy avoit rendu, en la défaisant d'vn fort grand Sanglier qui l'avoit attaquée ; elle luy dit que sans rien diminuer de sa reconnoissance, elle trouvoit son secours d'autant moins considerable, qu'elle en avoit tué toute seule d'aussi furieux, et fust peut estre bien encore venuë à bout de celuy-cy.</text:span></text:p>
      <text:p text:style-name="P1"><text:span text:style-name="T1">LA PRINCESSE &amp; sa suitte. ARISTOMENE, THEOCLE, EVRIALE, ARBATE, MORON.</text:span></text:p>
      <text:p text:style-name="P1"><text:span text:style-name="T1">ARISTOMENE.</text:span></text:p>
      <text:p text:style-name="P1"><text:span text:style-name="T1">REprochez-vous, Madame, à nos iustes allarmes, </text:span></text:p>
      <text:p text:style-name="P1"><text:span text:style-name="T1">Ce peril dõt tous deux avons sauvé vos charmes, </text:span></text:p>
      <text:p text:style-name="P1"><text:span text:style-name="T1">I'aurois pensé pour moy qu'abattre sous nos coups </text:span></text:p>
      <text:p text:style-name="P1"><text:span text:style-name="T1">Ce sanglier qui portoit sa fureur iusqu'à vous, </text:span></text:p>
      <text:p text:style-name="P1"><text:span text:style-name="T1">Estoit vne avanture (ignorant vostre chasse) </text:span></text:p>
      <text:p text:style-name="P1"><text:span text:style-name="T1">Dont à nos bons destins nous deussions rendre grace : </text:span></text:p>
      <text:p text:style-name="P1"><text:span text:style-name="T1">Mais à cette froideur le connois clairement </text:span></text:p>
      <text:p text:style-name="P1"><text:span text:style-name="T1"><text:s/>39 Que ie dois concevoir vn autre sentiment, </text:span></text:p>
      <text:p text:style-name="P1"><text:span text:style-name="T1">Et quereller du sort la fatale puissance </text:span></text:p>
      <text:p text:style-name="P1"><text:span text:style-name="T1">Qui me fait avoir part à ce qui vous offence.</text:span></text:p>
      <text:p text:style-name="P1"><text:span text:style-name="T1">THEOCLE.</text:span></text:p>
      <text:p text:style-name="P1"><text:span text:style-name="T1">Pour moy ie tiens, Madame, à sensible bon-heur </text:span></text:p>
      <text:p text:style-name="P1"><text:span text:style-name="T1">L'action où pour vous a volé tout mon coeur, </text:span></text:p>
      <text:p text:style-name="P1"><text:span text:style-name="T1">Et ne puis consentir, malgré vostre murmure, </text:span></text:p>
      <text:p text:style-name="P1"><text:span text:style-name="T1">A quereller le sort d'vne telle avanture : </text:span></text:p>
      <text:p text:style-name="P1"><text:span text:style-name="T1">D'vn objet odieux, ie sçay que tout déplaist; </text:span></text:p>
      <text:p text:style-name="P1"><text:span text:style-name="T1">Mais deust vostre courroux estre plus grãd qu'il n'est, </text:span></text:p>
      <text:p text:style-name="P1"><text:span text:style-name="T1">C'est extreme plaisir, quand l'amour est extreme, </text:span></text:p>
      <text:p text:style-name="P1"><text:span text:style-name="T1">De pouvoir d'vn peril affranchir ce qu'on aime.</text:span></text:p>
      <text:p text:style-name="P1"><text:span text:style-name="T1">LA PRINCESSE.</text:span></text:p>
      <text:p text:style-name="P1"><text:span text:style-name="T1">Et pensez-vous, Seigneur, puisqu'il me faut parler, </text:span></text:p>
      <text:p text:style-name="P1"><text:span text:style-name="T1">Qu'il eust en ce peril dequoy tant m'ébranler ? </text:span></text:p>
      <text:p text:style-name="P1"><text:soft-page-break/><text:span text:style-name="T1">Que l’arc, &amp; que le dard, pour moy si pleins de charmes, </text:span></text:p>
      <text:p text:style-name="P1"><text:span text:style-name="T1">Ne soient entre mes mains que d'inutiles armes? </text:span></text:p>
      <text:p text:style-name="P1"><text:span text:style-name="T1">Et que ie fasse, enfin, mes plus frequens emplois </text:span></text:p>
      <text:p text:style-name="P1"><text:span text:style-name="T1">De parcourir nos monts, nos plaines, &amp; nos bois, </text:span></text:p>
      <text:p text:style-name="P1"><text:span text:style-name="T1">Pour n'oser en chassant concevoir l'esperance </text:span></text:p>
      <text:p text:style-name="P1"><text:span text:style-name="T1">De suffire moy seule à ma propre deffence? </text:span></text:p>
      <text:p text:style-name="P1"><text:span text:style-name="T1">Certes avec le temps i'aurois bien profité </text:span></text:p>
      <text:p text:style-name="P1"><text:span text:style-name="T1">De ces soins assidus dont ie fais vanité </text:span></text:p>
      <text:p text:style-name="P1"><text:span text:style-name="T1">S'il falloit que mon bras dans vne telle queste, </text:span></text:p>
      <text:p text:style-name="P1"><text:span text:style-name="T1">Ne pust pas triompher d'vne chetive beste ; </text:span></text:p>
      <text:p text:style-name="P1"><text:span text:style-name="T1">Du moins si pour pretendre à de sensibles coups </text:span></text:p>
      <text:p text:style-name="P1"><text:span text:style-name="T1">Le commun de mon sexe est trop mal avec vous, </text:span></text:p>
      <text:p text:style-name="P1"><text:span text:style-name="T1">D'vn estage plus haut accordez-moy la gloire, </text:span></text:p>
      <text:p text:style-name="P1"><text:span text:style-name="T1">Et me faites tous deux cette grace de croire, </text:span></text:p>
      <text:p text:style-name="P1"><text:span text:style-name="T1">Seigneurs, que quel que fut le sanglier d'auiourd'huy </text:span></text:p>
      <text:p text:style-name="P1"><text:span text:style-name="T1">I'en ay mis bas sans vous, de plus méchans que luy.</text:span></text:p>
      <text:p text:style-name="P1"><text:span text:style-name="T1">THEOCLE.</text:span></text:p>
      <text:p text:style-name="P1"><text:span text:style-name="T1">Mais, Madame...</text:span></text:p>
      <text:p text:style-name="P1"><text:span text:style-name="T1">LA PRINCESSE.</text:span></text:p>
      <text:p text:style-name="P1"><text:span text:style-name="T1">Et bien soit. ie voy que vostre envie </text:span></text:p>
      <text:p text:style-name="P1"><text:span text:style-name="T1">40 Est de persuader que ie vous dois la vie ; </text:span></text:p>
      <text:p text:style-name="P1"><text:span text:style-name="T1">I'y consens, ouy, sans vous c'estoit fait de mes iours, </text:span></text:p>
      <text:p text:style-name="P1"><text:span text:style-name="T1">Ie rends de tout mon coeur grace à ce grand secours, </text:span></text:p>
      <text:p text:style-name="P1"><text:span text:style-name="T1">Et ie vais de ce pas au Prince pour luy dire </text:span></text:p>
      <text:p text:style-name="P1"><text:span text:style-name="T1">Les bontez que pour moy vostre amour vous inspire.</text:span></text:p>
      <text:p text:style-name="P2"/>
      <text:p text:style-name="P1"><text:span text:style-name="T1">SCENE <text:s/>IV.</text:span></text:p>
      <text:p text:style-name="P1"><text:span text:style-name="T1">EVRIALE, MORON, ARBATE.</text:span></text:p>
      <text:p text:style-name="P1"><text:span text:style-name="T1">MORON.</text:span></text:p>
      <text:p text:style-name="P1"><text:span text:style-name="T1">HE! a-t’on iamais veu de plus farouche esprit? </text:span></text:p>
      <text:p text:style-name="P1"><text:span text:style-name="T1">De ce vilain sanglier l'heureux trépas l'aigrit: </text:span></text:p>
      <text:p text:style-name="P1"><text:span text:style-name="T1">O comme volontiers i'aurois d'vn beau salaire </text:span></text:p>
      <text:p text:style-name="P1"><text:span text:style-name="T1">Récompensé tantost qui m'en eust sceu deffaire !</text:span></text:p>
      <text:p text:style-name="P1"><text:span text:style-name="T1">ARBATE.</text:span></text:p>
      <text:p text:style-name="P1"><text:soft-page-break/><text:span text:style-name="T1">Ie vous voy tout pensif, Seigneur, de ses dédains; </text:span></text:p>
      <text:p text:style-name="P1"><text:span text:style-name="T1">Mais ils n'ont rien qui doive empescher vos desseins, </text:span></text:p>
      <text:p text:style-name="P1"><text:span text:style-name="T1">Son heure doit venir, &amp; c'est à vous possible </text:span></text:p>
      <text:p text:style-name="P1"><text:span text:style-name="T1">Qu'est reservé l'honneur de la rendre sensible.</text:span></text:p>
      <text:p text:style-name="P1"><text:span text:style-name="T1">MORON.</text:span></text:p>
      <text:p text:style-name="P1"><text:span text:style-name="T1">II faut qu'avant la course elle apprenne vos feux,</text:span></text:p>
      <text:p text:style-name="P1"><text:span text:style-name="T1">Et ie...</text:span></text:p>
      <text:p text:style-name="P1"><text:span text:style-name="T1">EVRIALE.</text:span></text:p>
      <text:p text:style-name="P1"><text:span text:style-name="T1">Non, ce n'est plus, Moron, ce que ie veux ; </text:span></text:p>
      <text:p text:style-name="P1"><text:span text:style-name="T1">Garde-toy de rien dire, &amp; me laisse vn peu faire, </text:span></text:p>
      <text:p text:style-name="P1"><text:span text:style-name="T1">I'ay resolu de prendre vn chemin tout contraire ; </text:span></text:p>
      <text:p text:style-name="P1"><text:span text:style-name="T1">Ie voy trop que son coeur s'obstine à dédaigner </text:span></text:p>
      <text:p text:style-name="P1"><text:span text:style-name="T1">Tous ces profonds respects qui pensent la gaigner, </text:span></text:p>
      <text:p text:style-name="P1"><text:span text:style-name="T1">Et le Dieu qui m'engage à soûpirer pour elle </text:span></text:p>
      <text:p text:style-name="P1"><text:span text:style-name="T1">M'inspire pour la vaincre vne adresse nouvelle : </text:span></text:p>
      <text:p text:style-name="P1"><text:span text:style-name="T1">Ouy, c'est luy d'où me vient ce soudain mouvement, </text:span></text:p>
      <text:p text:style-name="P1"><text:span text:style-name="T1">Et i'en attens de luy l'heureux évenement.</text:span></text:p>
      <text:p text:style-name="P1"><text:span text:style-name="T1">ARBATE.</text:span></text:p>
      <text:p text:style-name="P1"><text:span text:style-name="T1">Peut-on sçauoir, Seigneur, par où vostre esperance.</text:span></text:p>
      <text:p text:style-name="P1"><text:span text:style-name="T1">EVRIALE.</text:span></text:p>
      <text:p text:style-name="P1"><text:span text:style-name="T1">Tu le vas voir, allons, &amp; garde le silence. </text:span></text:p>
      <text:p text:style-name="P1"><text:span text:style-name="T1">Fin du premier Acte.</text:span></text:p>
      <text:p text:style-name="P2"/>
      <text:p text:style-name="P1"><text:span text:style-name="T1">41</text:span></text:p>
      <text:p text:style-name="P1"><text:span text:style-name="T1">DEVXIESME INTERMEDE.</text:span></text:p>
      <text:p text:style-name="P1"><text:span text:style-name="T1">ARGVMENT.</text:span></text:p>
      <text:p text:style-name="P1"><text:span text:style-name="T1">L’Agreable Moron laissa aller le Prince pour parler de sa passion naissante aux bois et aux rochers, et faisant retentir par tout le beau nom de sa Bergere Philis, vn Echo ridicule luy répondant bizarement, il y prit si grand plaisir, que riant en cent manieres, il fit répondre autant de fois cét Echo, sans témoigner d'en estre ennuyé : Mais vn Ours vint interrompre ce beau divertissement, et le surprit si fort par cette veuë peu attenduë, qu'il donna des sensibles marques de sa peur : Il luy fit faire devant l'Ours toutes les soûmissions dont il se pût aviser pour l'adoucir : Enfin, se iettant à vn arbre pour y monter, comme il vit que l'Ours y vouloit grimper aussi bien que luy, il cria au secours d'vne voix si haute, qu'elle attira huict paysans </text:span><text:soft-page-break/><text:span text:style-name="T1">armez de bastons à deux bouts et d'espieux, pendant qu’vn autre Ours parut en suite du premier. II se fit vn Combat qui finit par la mort d’vn des Ours, et par la fuite de l'autre.</text:span></text:p>
      <text:p text:style-name="P1"><text:span text:style-name="T1"><text:s/></text:span></text:p>
      <text:p text:style-name="P1"><text:span text:style-name="T1">SCENE PREMIERE.</text:span></text:p>
      <text:p text:style-name="P1"><text:span text:style-name="T1">MORON.</text:span></text:p>
      <text:p text:style-name="P1"><text:span text:style-name="T1">Ivsqu’au revoir ; pour moy ie reste icy, &amp; i'ay vne petite conversation à faire aux arbres &amp; rochers.</text:span></text:p>
      <text:p text:style-name="P1"><text:span text:style-name="T1">Bois, prez, fontaines, fleurs, qui voyez mõ teint blême, </text:span></text:p>
      <text:p text:style-name="P1"><text:span text:style-name="T1">Si vous ne le sçavez, ie vous apprens que i'ayme ; </text:span></text:p>
      <text:p text:style-name="P1"><text:span text:style-name="T1">Philis est l'objet charmant </text:span></text:p>
      <text:p text:style-name="P1"><text:span text:style-name="T1">Qui tient mon coeur à l’attache, </text:span></text:p>
      <text:p text:style-name="P1"><text:span text:style-name="T1">Et ie devins son amant </text:span></text:p>
      <text:p text:style-name="P1"><text:span text:style-name="T1">La voyant traire une vache. </text:span></text:p>
      <text:p text:style-name="P1"><text:span text:style-name="T1">42 Ses doigts tout pleins de laict, &amp; plus blãcs mille fois </text:span></text:p>
      <text:p text:style-name="P1"><text:span text:style-name="T1">Pressoient les bouts du pis d'uve grace admirable : </text:span></text:p>
      <text:p text:style-name="P1"><text:span text:style-name="T1">Ouf ! cette idée est capable </text:span></text:p>
      <text:p text:style-name="P1"><text:span text:style-name="T1">De me reduire aux abois.</text:span></text:p>
      <text:p text:style-name="P1"><text:span text:style-name="T3">Ah ! Philis, Philis, Philis.</text:span></text:p>
      <text:p text:style-name="P1"><text:span text:style-name="T3">Ah ! hem. ah ah ah ! hi hi hi hi. oh oh oh oh. </text:span><text:span text:style-name="T1">Voilà vn Echo qui est bouffon ! hom hom hom. ha ha ha ha. vh vh vh. Voila vn Echo qui est bouffon !</text:span></text:p>
      <text:p text:style-name="P2"/>
      <text:p text:style-name="P1"><text:span text:style-name="T1">SCENE II.</text:span></text:p>
      <text:p text:style-name="P1"><text:span text:style-name="T1">VN OURS, MORON.</text:span></text:p>
      <text:p text:style-name="P1"><text:span text:style-name="T1">MORON.</text:span></text:p>
      <text:p text:style-name="P1"><text:span text:style-name="T1">AH! Monsieur l'Ours, ie suis vostre serviteur de tout mon cœur : de grace, épargnez-moy ? ie vous asseure que ie ne vaux plus rien du tout à manger, ie n'ay que la peau &amp; les os, &amp; ie voy de certaines gens là bas qui seroient bien mieux vostre affaire. Eh ! eh ! eh ! Monseigneur, tout doux, s'il vous plaist. la, la, la, la, ah ? Monseigneur, que vostre Altesse est jolie &amp; bien faite :</text:span></text:p>
      <text:p text:style-name="P1"><text:span text:style-name="T1">elle a tout à fait l’air galand &amp; la taille la plus mignonne du monde. Ah beau poil ! belle teste ! beaux yeux brillans &amp; bien fendus ! ah beau petit nez ! belle petite bouche ! petites quenottes iolies ! ah belle gorge ! belles petites menottes ! petits ongles bien faits. A l'aide, au secours, ie suis mort misericorde, pauvre Moron, ah mon Dieu ! &amp; viste, à moy ie suis perdu ! Les Chasseurs paroissent. Eh, Messieurs, ayez pitié de moy ! bon, Messieurs, tuez-moy ce vilain </text:span><text:soft-page-break/><text:span text:style-name="T1">animal là : ô Ciel ! daigne les assister. Bon, le voila qui fuit, le voila qui s'arreste &amp; qui se iette sur eux. Bon en voila vn qui vient de luy donner vn coup dans la gueule. Les voila tous à l'entour 43 de luy. Courage, ferme, allons mes amis. Bon, poussez fort, encore, ah ! le voila qui est à terre, c'en est fait il est mort, descendons maintenant pour luy donner cent coups, Serviteur, Messieurs, ie vous rends grace de m'avoir delivré de cette beste, maintenant que vous l'avez tuée ie m'en vais l'achever, &amp; en triompher avec vous.</text:span></text:p>
      <text:p text:style-name="P1"><text:span text:style-name="T1">Ces heureux Chasseurs n'eurent pas plustost remporté cette victoire, que Moron devenu brave par l’éloignement du peril, voulut aller donner mille coups à la beste, qui n’estoit plus en estat de se deffendre, et fit tout ce qu'vn fanfaron, qui n'auroit pas esté trop hardy, eust pû faire en cette occasion; et les Chasseurs pour témoigner leur joye, danserent vne fort belle entrée : C’estoient Mr. Mançeau, les Sieurs Chicanneau, Baltazard, Noblet, Bonard, Magny, et la Pierre.</text:span></text:p>
      <text:p text:style-name="P2"/>
      <text:p text:style-name="P1"><text:span text:style-name="T1">ACTE II.</text:span></text:p>
      <text:p text:style-name="P1"><text:span text:style-name="T1">ARGVMENT.</text:span></text:p>
      <text:p text:style-name="P1"><text:span text:style-name="T1">LE Prince d'Ithaque et la Princesse eurent vne conversation fort galante sur la Course des Chars qui se preparoit : Elle avoit dit auparavant à vne des Princesses ses Parentes, que l’insensibilité du Prince d'Ithaque luy donnoit de la peine et luy estoit hõteuse : qu'encore qu'elle ne voulust rien aymer, il estoit bien fascheux de voir qu'il n'aymoit rien; et que quoy qu'elle eust resolu de n'aller point voir les Courses, elle s'y vouloit rendre, dans le dessein de tascher à triompher de la liberté d'vn homme qui la cherissoit si fort. Il estoit facile de iuger que le merite de ce Prince produisoit son effet ordinaire, que ses belles qualitez avoient touché ce coeur superbe, et 44 commencé à fondre vne partie de cette glace qui auoit resisté iusques alors à toutes les ardeurs de l'Amour, et plus il affectoit, (par le conseil de Moron qu'il auoit gaigné, et qui connoissoit fort le cœur de la Princesse) de paroistre insensible (quoy qu'il ne fut que trop amoureux ;) plus la Princesse se mettoit dans la teste de l’engager, quoy qu'elle n'eût pas fait dessein de s'engager elle méme. Les Princes de Messene et de Pyle, prirent lors congé d'elle pour se preparer aux Courses, et luy parlant de l'esperance qu'ils avoient de vaincre, par le desir qu’ils sentoient de luy plaire : Celuy d'Ithaque luy témoigna au contraire, que n'ayant iamais rien aimé il alloit essayer à vaincre pour sa propre satisfaction, ce qui la picqua encore davantage à vouloir soûmettre vn coeur desia assez soûmis, mais qui sçavoit deguiser ses sentimens le mieux du monde.</text:span></text:p>
      <text:p text:style-name="P2"/>
      <text:p text:style-name="P1"><text:span text:style-name="T1">SECENE I.</text:span></text:p>
      <text:p text:style-name="P1"><text:soft-page-break/><text:span text:style-name="T1">LA PRINCESSE, AGLANTE, CINTHIE.</text:span></text:p>
      <text:p text:style-name="P1"><text:span text:style-name="T1">LA PRINCESSE.</text:span></text:p>
      <text:p text:style-name="P1"><text:span text:style-name="T1">OVy, j'aime à demeurer dans ces paisibles lieux, </text:span></text:p>
      <text:p text:style-name="P1"><text:span text:style-name="T1">On n'y découvre rien qui n'enchante les yeux, </text:span></text:p>
      <text:p text:style-name="P1"><text:span text:style-name="T1">Et de tous nos Palais la sçavante structure </text:span></text:p>
      <text:p text:style-name="P1"><text:span text:style-name="T1">Cede aux simples beautez qu'y forme la nature : </text:span></text:p>
      <text:p text:style-name="P1"><text:span text:style-name="T1">Ces Arbres, ces Rochers, cette Eau, ces Gazons frais </text:span></text:p>
      <text:p text:style-name="P1"><text:span text:style-name="T1">Ont pour moy des appas à ne lasser iamais.</text:span></text:p>
      <text:p text:style-name="P1"><text:span text:style-name="T1">AGLANTE.</text:span></text:p>
      <text:p text:style-name="P1"><text:span text:style-name="T1">Ie cheris comme vous ces retraittes tranquilles </text:span></text:p>
      <text:p text:style-name="P1"><text:span text:style-name="T1">Où l'on se vient sauver de l’embarras des Villes, </text:span></text:p>
      <text:p text:style-name="P1"><text:span text:style-name="T1">Et ce qui doit surprendre, est qu'aux portes d'Elis </text:span></text:p>
      <text:p text:style-name="P1"><text:span text:style-name="T1">De mille objets charmants ces lieux sont embellis; </text:span></text:p>
      <text:p text:style-name="P1"><text:span text:style-name="T1">La douce passion de fuïr la multitude </text:span></text:p>
      <text:p text:style-name="P1"><text:span text:style-name="T1">45 Rencontre vne si belle, &amp; vaste solitude : </text:span></text:p>
      <text:p text:style-name="P1"><text:span text:style-name="T1">Mais, à vous dire vray dans ces jours éclatans </text:span></text:p>
      <text:p text:style-name="P1"><text:span text:style-name="T1">Vos retraites icy me semblent hors de temps, </text:span></text:p>
      <text:p text:style-name="P1"><text:span text:style-name="T1">Et c'est fort maltraitter l’appareil magnifique </text:span></text:p>
      <text:p text:style-name="P1"><text:span text:style-name="T1">Que chaque Prince a fait pour la Feste publique : </text:span></text:p>
      <text:p text:style-name="P1"><text:span text:style-name="T1">Ce spectacle pompeux de la Course des Chars </text:span></text:p>
      <text:p text:style-name="P1"><text:span text:style-name="T1">Devoit bien meriter l'honneur de vos regards.</text:span></text:p>
      <text:p text:style-name="P1"><text:span text:style-name="T1">LA PRINCESSE.</text:span></text:p>
      <text:p text:style-name="P1"><text:span text:style-name="T1">Quel droit ont-ils chacun d'y vouloir ma presence ? </text:span></text:p>
      <text:p text:style-name="P1"><text:span text:style-name="T1">Et que dois-je apres tout à leur magnificence? </text:span></text:p>
      <text:p text:style-name="P1"><text:span text:style-name="T1">Ce sont soins que produit l'ardeur de m'acquerir, </text:span></text:p>
      <text:p text:style-name="P1"><text:span text:style-name="T1">Et mon coeur est le prix qu'ils veulent tous courir: </text:span></text:p>
      <text:p text:style-name="P1"><text:span text:style-name="T1">Mais quelque espoir qui flate vn projet de la sorte, </text:span></text:p>
      <text:p text:style-name="P1"><text:span text:style-name="T1">Ie me tromperay fort si pas vn d'eux l’emporte.</text:span></text:p>
      <text:p text:style-name="P1"><text:span text:style-name="T1">CINTHIE.</text:span></text:p>
      <text:p text:style-name="P1"><text:span text:style-name="T1">Iusques à quand ce coeur veut-il s'éffaroucher </text:span></text:p>
      <text:p text:style-name="P1"><text:span text:style-name="T1">Des innocens desseins qu'on a de le toucher ? </text:span></text:p>
      <text:p text:style-name="P1"><text:span text:style-name="T1">Et regarder les soins que pour vous on se donne <text:s/></text:span></text:p>
      <text:p text:style-name="P1"><text:span text:style-name="T1">Comme autant d'attentats contre vostre personne ? </text:span></text:p>
      <text:p text:style-name="P1"><text:span text:style-name="T1">Ie sçay qu'en deffendant le party de l'Amour </text:span></text:p>
      <text:p text:style-name="P1"><text:soft-page-break/><text:span text:style-name="T1">On s'expose chez vous à faire mal sa cour: </text:span></text:p>
      <text:p text:style-name="P1"><text:span text:style-name="T1">Mais ce que par le sang i'ay l’honneur de vous estre </text:span></text:p>
      <text:p text:style-name="P1"><text:span text:style-name="T1">S'oppose aux duretez que vous faites paroistre, </text:span></text:p>
      <text:p text:style-name="P1"><text:span text:style-name="T1">Et ie ne puis nourrir d'vn flateur entretien </text:span></text:p>
      <text:p text:style-name="P1"><text:span text:style-name="T1">Vos resolutions de n'aymer iamais rien. </text:span></text:p>
      <text:p text:style-name="P1"><text:span text:style-name="T1">Est-il rien de plus beau que l'innocente flame </text:span></text:p>
      <text:p text:style-name="P1"><text:span text:style-name="T1">Qu'vn merite éclatant allume dans vne ame ? </text:span></text:p>
      <text:p text:style-name="P1"><text:span text:style-name="T1">Et seroit-ce vn bon-heur de respirer le iour </text:span></text:p>
      <text:p text:style-name="P1"><text:span text:style-name="T1">Si d'entre les mortels on bannissoit l'Amour? </text:span></text:p>
      <text:p text:style-name="P1"><text:span text:style-name="T1">Non, non, tous les plaisirs se goustent à le suivre, </text:span></text:p>
      <text:p text:style-name="P1"><text:span text:style-name="T1">Et vivre sans aymer n'est pas proprement vivre.</text:span></text:p>
      <text:p text:style-name="P2"/>
      <text:p text:style-name="P1"><text:span text:style-name="T1">ADVIS.</text:span></text:p>
      <text:p text:style-name="P1"><text:span text:style-name="T1">LE dessein de l'Autheur estoit de traitter ainsi toute la Comedie ; mais vn commandement du Roy qui 46 pressa cette affaire, l’obligea d'achever tout le reste en prose ; et de passer legerement sur plusieurs Scenes, qu'il auroit étenduë davantage, s'il auoit eu plus de loisir.</text:span></text:p>
      <text:p text:style-name="P1"><text:span text:style-name="T1">AGLANTE.</text:span></text:p>
      <text:p text:style-name="P1"><text:span text:style-name="T1">Pour moy ie tiens que cette passion est la plus agreable affaire de la vie, qu'il est necessaire d'aymer, pour viure heureusement, &amp; que tous les plaisirs sont fades s'il ne s'y mesle vn peu d'amour.</text:span></text:p>
      <text:p text:style-name="P1"><text:span text:style-name="T1">LA PRINCESSE.</text:span></text:p>
      <text:p text:style-name="P1"><text:span text:style-name="T1">Pouvez-vous bien toutes deux estant ce que vous estes, prononcer ces paroles ; &amp; ne devez-vous pas rougir d'appuyer vne passion qui n'est qu'erreur, que foiblesse &amp; qu'emportement, &amp; dont tous les desordres ont tant de repugnance avec la gloire de nostre sexe. I'en pretends soûtenir l’honneur iusqu'au dernier moment de ma vie : Et ne veux point du tout me comettre à ces gens qui font les esclaves aupres de nous, pour devenir vn iour nos tyrans : Toutes ces larmes, tous ces soûpirs tous ces hommages, tous ces respects, sont des embuches qu'on tend</text:span></text:p>
      <text:p text:style-name="P1"><text:span text:style-name="T1">à nostre coeur, &amp; qui souvent l’engagent à cõmettre des lâchetez. Pour moy quand ie regarde</text:span></text:p>
      <text:p text:style-name="P1"><text:span text:style-name="T1">certains exemples, &amp; les bassesses épouvantables où cette passion ravale les personnes sur qui elle étend sa puissance : Ie sens tout mon coeur qui s'émeut, &amp; ie ne puis souffrir qu'vne ame qui fait profession d'vn peu de fierté, ne trouve pas vne honte horrible à de telles foiblesses.</text:span></text:p>
      <text:p text:style-name="P1"><text:span text:style-name="T1">CINTHIE.</text:span></text:p>
      <text:p text:style-name="P1"><text:soft-page-break/><text:span text:style-name="T1">Eh ! Madame, il est de certaines foiblesses qui ne sont point honteuses, &amp; qu'il est beau mesme d'avoir dans les plus hauts degrez de gloire. I'espere que vous changerez vn iour de pensée, &amp; s'il plaist au Ciel nous verrons vostre coeur avant qu'il soit peu…</text:span></text:p>
      <text:p text:style-name="P1"><text:span text:style-name="T1">LA PRINCESSE.</text:span></text:p>
      <text:p text:style-name="P1"><text:span text:style-name="T1">Arrestez, n'achevez pas ce souhait étrange, j'ay 47 vne horreur trop invincible pour ces sortes d'abaissemens, &amp; si iamais i'estois capable d'y descendre ie serois personne sans doute, à ne me le point pardonner.</text:span></text:p>
      <text:p text:style-name="P1"><text:span text:style-name="T1">AGLANTE.</text:span></text:p>
      <text:p text:style-name="P1"><text:span text:style-name="T1">Prenez garde, Madame, l'amour sçait se vanger des mespris que l'on fait de luy, &amp; peut-estre...</text:span></text:p>
      <text:p text:style-name="P1"><text:span text:style-name="T1">LA PRINCESSE.</text:span></text:p>
      <text:p text:style-name="P1"><text:span text:style-name="T1">Non, non, ie brave tous ses traits, &amp; le grand pouvoir qu'on luy dõne n'est rien qu'vne chimere, qu'vne excuse des foibles cœurs qui le font invincible pour authoriser leur foiblesse.</text:span></text:p>
      <text:p text:style-name="P1"><text:span text:style-name="T1">CINTHIE.</text:span></text:p>
      <text:p text:style-name="P1"><text:span text:style-name="T1">Mais enfin toute la terre reconnoist sa puissance, &amp; vous voyez que les Dieux mesmes sont assuiettis à son empire : on nous fait voir que Jupiter n'a pas aimé pour vne fois, &amp; que Diane mesme dont vous affectez tant l'exemple n'a pas rougi de pousser des soûpirs d'amour.</text:span></text:p>
      <text:p text:style-name="P1"><text:span text:style-name="T1">LA PRINCESSE.</text:span></text:p>
      <text:p text:style-name="P1"><text:span text:style-name="T1">Les croyances publiques sont touiours meslées d'erreur : Les Dieux ne sont point faits comme se les fait le vulgaire, &amp; c'est leur manquer de respect que de leur attribuer les foiblesses des hommes.</text:span></text:p>
      <text:p text:style-name="P2"/>
      <text:p text:style-name="P1"><text:span text:style-name="T1">SCENE II.</text:span></text:p>
      <text:p text:style-name="P1"><text:span text:style-name="T1">MORON, LA PRINCESSE, AGLANTE, CINTHIE, PHILIS.</text:span></text:p>
      <text:p text:style-name="P1"><text:span text:style-name="T1">AGLANTE.</text:span></text:p>
      <text:p text:style-name="P1"><text:span text:style-name="T1">VIen, approche Moron, vien nous aider à deffendre l'amour contre les sentimens de la Princesse.</text:span></text:p>
      <text:p text:style-name="P1"><text:span text:style-name="T1">LA PRINCESSE.</text:span></text:p>
      <text:p text:style-name="P1"><text:span text:style-name="T1">Voila vostre party fortifié d'vn grand deffenseur.</text:span></text:p>
      <text:p text:style-name="P1"><text:span text:style-name="T1">MORON.</text:span></text:p>
      <text:p text:style-name="P1"><text:span text:style-name="T1">Ma foy, Madame, ie croy qu'apres mon exemple il 48 n'y a plus rien à dire, &amp; qu'il ne faut plus mettre en doute le pouvoir de l'Amour. I'ay bravé ses armes assez long-temps, &amp; fait de mon drole comme vn autre; mais enfin ma fierté a baissé l'oreille, &amp; vous avez vne traitresse qui m'a rendu plus doux qu'vn Agneau : Apres cela on ne doit plus faire aucun scrupule d'aimer, &amp; puis que i'ay bien passé par là, il peut bien y en passer d'autres.</text:span></text:p>
      <text:p text:style-name="P1"><text:soft-page-break/><text:span text:style-name="T1">CINTHIE.</text:span></text:p>
      <text:p text:style-name="P1"><text:span text:style-name="T1">Quoy ? Moron se mesle d'aimer?</text:span></text:p>
      <text:p text:style-name="P1"><text:span text:style-name="T1">MORON.</text:span></text:p>
      <text:p text:style-name="P1"><text:span text:style-name="T1">Fort bien.</text:span></text:p>
      <text:p text:style-name="P1"><text:span text:style-name="T1">CINTHIE.</text:span></text:p>
      <text:p text:style-name="P1"><text:span text:style-name="T1">Et de vouloir estre aimé?</text:span></text:p>
      <text:p text:style-name="P1"><text:span text:style-name="T1">MORON.</text:span></text:p>
      <text:p text:style-name="P1"><text:span text:style-name="T1">Et pourquoy non? Est-ce qu'on n'est pas assez bien fait pour cela? Ie pense que ce visage est assez passable, &amp; que pour le bel air, Dieu mercy, nous ne le cedons à personne.</text:span></text:p>
      <text:p text:style-name="P1"><text:span text:style-name="T1">CINTHIE.</text:span></text:p>
      <text:p text:style-name="P1"><text:span text:style-name="T1">Sans doute on auroit tort…</text:span></text:p>
      <text:p text:style-name="P2"/>
      <text:p text:style-name="P1"><text:span text:style-name="T1">SCENE III.</text:span></text:p>
      <text:p text:style-name="P1"><text:span text:style-name="T1">LYCAS, LA PRINCESSE, AGLANTE, CINTHIE, PHILIS, MORON.</text:span></text:p>
      <text:p text:style-name="P1"><text:span text:style-name="T1">LYCAS.</text:span></text:p>
      <text:p text:style-name="P1"><text:span text:style-name="T1">MAdame, le Prince vostre Pere vient vous trouver icy, &amp; conduit avec luy les Princes de Pyle, &amp; d'Ithaque, &amp; celuy de Messene.</text:span></text:p>
      <text:p text:style-name="P1"><text:span text:style-name="T1">LA PRINCESSE.</text:span></text:p>
      <text:p text:style-name="P1"><text:span text:style-name="T1">O Ciel ! que pretend-il faire en me les amenant? Auroit-il resolu ma perte, &amp; voudroit il bien me forcer au choix de quelqu'vn d'eux?</text:span></text:p>
      <text:p text:style-name="P2"/>
      <text:p text:style-name="P1"><text:span text:style-name="T1">49</text:span></text:p>
      <text:p text:style-name="P1"><text:span text:style-name="T1">SCENE IV.</text:span></text:p>
      <text:p text:style-name="P1"><text:span text:style-name="T1">LE PRINCE, EVRIALE, ARISTOMENE, THEOCLE, LA PRINCESSE, AGLANTE, CINTHIE, PHILIS, MORON.</text:span></text:p>
      <text:p text:style-name="P1"><text:span text:style-name="T1">LA PRINCESSE.</text:span></text:p>
      <text:p text:style-name="P1"><text:span text:style-name="T1">SEigneur, ie vous demande la licence de prevenir par deux paroles, la declaration des pensees que vous pouvez avoir. II y a deux veritez Seigneur, aussi constantes l’vne que l'autre, &amp; dont ie puis vous asseurer également : l'vne, que vous avez vn absolu pouvoir sur moy, &amp; que vous ne sçauriez m'ordonner rien où ie ne réponde aussi-tost par vne obeïssance aveugle : l'autre que ie regarde l'Hymenée ainsi que le trépas, &amp; qu'il m'est impossible de forcer cette aversion naturelle : Me donner vn mary &amp; me donner la mort c'est vne mesme chose ; mais vostre volonté va la premiere, &amp; mon obeïssance m'est bien plus chere que ma vie : Apres cela parlez, Seigneur, prononcez librement ce que vous voulez.</text:span></text:p>
      <text:p text:style-name="P1"><text:soft-page-break/><text:span text:style-name="T1">LE PRINCE.</text:span></text:p>
      <text:p text:style-name="P1"><text:span text:style-name="T1">Ma fille, tu as tort de prendre de telles allarmes, &amp; ie me plains de toy, qui peux mettre dans ta pensée, que ie sois assez mauvais Pere pour vouloir faire violence à tes sentimens, &amp; me servir tyranniquement de la puissance que le Ciel me donne sur toy. Ie souhaite, à la vérité, que ton coeur puisse aimer quelqu'vn : Tous mes voeux seroient satisfaits si cela pouvoit arriver, &amp; ie n'ay proposé les Festes &amp; les Ieux que ie fais celebrer icy, qu'afin d'y pouvoir attirer tout ce que la Grece a d'illustre ; &amp; que parmy cette noble ieunesse tu puisse enfin rencontrer où arrester tes 50 yeux &amp; determiner tes pensées. Ie ne demande, dis ie, au Ciel autre bonheur que celuy de te voir vn Espoux. I'ay, pour obtenir cette grace fait encore ce matin vn sacrifice à Venus; &amp; si ie sçay bien expliquer le langage des Dieux, elle m'a promis vn miracle : mais quoy qu'il en soit, ie veux en vser auec toy en pere qui cherit sa fille : Si tu trouves où attacher tes vœux, ton choix sera le mien, &amp; ie ne considereray ny interests d'Estat, ny avantage d'alliance. Si ton coeur demeure insensible, ie n'entreprendray point de le forcer. <text:s/>Mais au moins sois complaisante aux civilitez qu'on te rend, &amp; ne m'oblige point à faire les excuses de ta froideur : Traitte ces Princes avec l’estime que tu leur dois, reçois avec reconnoissance les témoignages de leur zele, &amp; viens voir cette course où leur adresse va paroistre.</text:span></text:p>
      <text:p text:style-name="P1"><text:span text:style-name="T1">THEOCLE.</text:span></text:p>
      <text:p text:style-name="P1"><text:span text:style-name="T1">Tout le monde va faire des efforts pour emporter le prix de cette course ; mais à vous dire vray, i'ay peu d'ardeur pour la victoire, puisque ce n'est pas vostre coeur qu'on y doit disputer.</text:span></text:p>
      <text:p text:style-name="P1"><text:span text:style-name="T1">ARISTOMENE.</text:span></text:p>
      <text:p text:style-name="P1"><text:span text:style-name="T1">Pour moy, Madame, vous estes le seul prix que ie me propose par tout : C'est vous que ie croy disputer dans ces combats d'adresse, &amp; ie n'aspire maintenant à remporter l’honneur de cette course, que pour obtenir vn degré de gloire qui m'aproche de vostre coeur.</text:span></text:p>
      <text:p text:style-name="P1"><text:span text:style-name="T1">EVRIALE.</text:span></text:p>
      <text:p text:style-name="P1"><text:span text:style-name="T1">Pour moy Madame, ie n'y vais point du tout avec cette pensée : Comme i'ay fait toute ma vie profession de ne rien aimer, tous les soins que ie prends ne vont point où tandent les autres : Ie n'ay aucune pretention sur vostre cœur, &amp; le seul honneur de la course est tout l'advantage où i'aspire. Ils la quittent. </text:span></text:p>
      <text:p text:style-name="P1"><text:span text:style-name="T1">LA PRINCESSE.</text:span></text:p>
      <text:p text:style-name="P1"><text:span text:style-name="T1">D'où sort cette fierté où l'on ne s'attendoit point? 51 Princesses, que dites-vous de ce Ieune Prince? avez-vous remarqué de quel ton il l'a pris ?</text:span></text:p>
      <text:p text:style-name="P1"><text:span text:style-name="T1">AGLANTE.</text:span></text:p>
      <text:p text:style-name="P1"><text:span text:style-name="T1">II est vray que cela est vn peu fier.</text:span></text:p>
      <text:p text:style-name="P1"><text:soft-page-break/><text:span text:style-name="T1">MORON.</text:span></text:p>
      <text:p text:style-name="P1"><text:span text:style-name="T1">Ah ! quelle brave botte il vient là de luy porter !</text:span></text:p>
      <text:p text:style-name="P1"><text:span text:style-name="T1">LA PRINCESSE.</text:span></text:p>
      <text:p text:style-name="P1"><text:span text:style-name="T1">Ne trouvez-vous pas qu'il y auroit plaisir d'abaisser son orgueil, &amp; de soûmettre vn peu ce coeur qui tranche tant du brave ?</text:span></text:p>
      <text:p text:style-name="P1"><text:span text:style-name="T1">CINTHIE.</text:span></text:p>
      <text:p text:style-name="P1"><text:span text:style-name="T1">Comme vous estes accoustumée à ne iamais recevoir que des hommages &amp; des adorations de tout le monde, vn compliment pareil au sien doit vous surprendre à la vérité.</text:span></text:p>
      <text:p text:style-name="P1"><text:span text:style-name="T1">LA PRINCESSE.</text:span></text:p>
      <text:p text:style-name="P1"><text:span text:style-name="T1">Ie vous avouë que cela m'a donné de l’émotion, &amp; que ie souhaitterois fort de trouver les moyens de chastier cette hauteur. Ie n'avois pas beaucoup d'ẽvie de me trouver à cette Course; mais i'y veux aller exprés, &amp; employer toute chose pour luy donner de l'amour.</text:span></text:p>
      <text:p text:style-name="P1"><text:span text:style-name="T1">CINTHIE.</text:span></text:p>
      <text:p text:style-name="P1"><text:span text:style-name="T1">Prenez garde, Madame, l’entreprise est perilleuse, &amp; lors qu'on veut donner de l’amour on court risque d'en recevoir.</text:span></text:p>
      <text:p text:style-name="P1"><text:span text:style-name="T1">LA PRINCESSE.</text:span></text:p>
      <text:p text:style-name="P1"><text:span text:style-name="T1">Ah ! n'apprehendez rien, ie vous prie, allons, ie vous réponds de moy.</text:span></text:p>
      <text:p text:style-name="P1"><text:span text:style-name="T1">Fin du II. Acte.</text:span></text:p>
      <text:p text:style-name="P2"/>
      <text:p text:style-name="P1"><text:span text:style-name="T1">TROISIESME INTERMEDE.</text:span></text:p>
      <text:p text:style-name="P1"><text:span text:style-name="T1">SECENE I.</text:span></text:p>
      <text:p text:style-name="P1"><text:span text:style-name="T1">MORON, PHILIS.</text:span></text:p>
      <text:p text:style-name="P1"><text:span text:style-name="T1">MORON.</text:span></text:p>
      <text:p text:style-name="P1"><text:span text:style-name="T1">PHilis, demeure icy ?</text:span></text:p>
      <text:p text:style-name="P2"/>
      <text:p text:style-name="P1"><text:span text:style-name="T1">52</text:span></text:p>
      <text:p text:style-name="P1"><text:span text:style-name="T1">PHILIS.</text:span></text:p>
      <text:p text:style-name="P1"><text:span text:style-name="T1">Non, laisse-moy suivre les autres.</text:span></text:p>
      <text:p text:style-name="P1"><text:span text:style-name="T1">MORON.</text:span></text:p>
      <text:p text:style-name="P1"><text:span text:style-name="T1">Ah ! cruelle, si c'estoit Tircis qui t'en priast, tu demeurerois bien viste.</text:span></text:p>
      <text:p text:style-name="P1"><text:span text:style-name="T1">PHILIS.</text:span></text:p>
      <text:p text:style-name="P1"><text:span text:style-name="T1">Cela se pourroit faire, &amp; ie demeure d'accord que ie trouve bien mieux mon conte avec l'vn qu'avec l'autre ; car il me divertit avec sa voix, &amp; toy tu m'étourdis de ton caquet. Lors que tu chanteras aussi bien que luy, ie te promets de t'écouter.</text:span></text:p>
      <text:p text:style-name="P1"><text:soft-page-break/><text:span text:style-name="T1">MORON.</text:span></text:p>
      <text:p text:style-name="P1"><text:span text:style-name="T1">Eh ! demeure vn peu.</text:span></text:p>
      <text:p text:style-name="P1"><text:span text:style-name="T1">PHILIS. Ie ne sçaurois.</text:span></text:p>
      <text:p text:style-name="P1"><text:span text:style-name="T1">MORON. De grace ?</text:span></text:p>
      <text:p text:style-name="P1"><text:span text:style-name="T1">PHILIS. Point te dis-je.</text:span></text:p>
      <text:p text:style-name="P1"><text:span text:style-name="T1">MORON.</text:span></text:p>
      <text:p text:style-name="P1"><text:span text:style-name="T1">Ie ne te laisseray point aller.</text:span></text:p>
      <text:p text:style-name="P1"><text:span text:style-name="T1">PHILIS.</text:span></text:p>
      <text:p text:style-name="P1"><text:span text:style-name="T1">Ah ! Que de façons.</text:span></text:p>
      <text:p text:style-name="P1"><text:span text:style-name="T1">MORON.</text:span></text:p>
      <text:p text:style-name="P1"><text:span text:style-name="T1">Ie ne te demande qu'vn moment à estre avec toy.</text:span></text:p>
      <text:p text:style-name="P1"><text:span text:style-name="T1">PHILIS.</text:span></text:p>
      <text:p text:style-name="P1"><text:span text:style-name="T1">Et bien, <text:s/>oüy, i'y demeureray, pourveu que tu me promette une chose.</text:span></text:p>
      <text:p text:style-name="P1"><text:span text:style-name="T1">MORON.</text:span></text:p>
      <text:p text:style-name="P1"><text:span text:style-name="T1">Et quelle?</text:span></text:p>
      <text:p text:style-name="P1"><text:span text:style-name="T1">PHILIS.</text:span></text:p>
      <text:p text:style-name="P1"><text:span text:style-name="T1">De ne me point parler du tout.</text:span></text:p>
      <text:p text:style-name="P1"><text:span text:style-name="T1">MORON.</text:span></text:p>
      <text:p text:style-name="P1"><text:span text:style-name="T1">Eh ! Philis ?</text:span></text:p>
      <text:p text:style-name="P1"><text:span text:style-name="T1">PHILIS.</text:span></text:p>
      <text:p text:style-name="P1"><text:span text:style-name="T1">A moins que de cela ie ne demeureray point avec toy.</text:span></text:p>
      <text:p text:style-name="P1"><text:span text:style-name="T1">MORON.</text:span></text:p>
      <text:p text:style-name="P1"><text:span text:style-name="T1">Veux-tu me…</text:span></text:p>
      <text:p text:style-name="P2"/>
      <text:p text:style-name="P1"><text:span text:style-name="T1">53</text:span></text:p>
      <text:p text:style-name="P1"><text:span text:style-name="T1">PHILIS.</text:span></text:p>
      <text:p text:style-name="P1"><text:span text:style-name="T1">Laisse-moy aller ? </text:span></text:p>
      <text:p text:style-name="P1"><text:span text:style-name="T1">MORON.</text:span></text:p>
      <text:p text:style-name="P1"><text:span text:style-name="T1">Et bien, ouy, demeure, ie ne te diray mot.</text:span></text:p>
      <text:p text:style-name="P1"><text:span text:style-name="T1">PHILIS.</text:span></text:p>
      <text:p text:style-name="P1"><text:span text:style-name="T1">Prends-y bien garde au moins; car à la moindre parole, ie prends la fuitte.</text:span></text:p>
      <text:p text:style-name="P1"><text:span text:style-name="T1">MORON. Il fait vne Scene de gestes.</text:span></text:p>
      <text:p text:style-name="P1"><text:span text:style-name="T1">Soit. Ah ! Philis…. Eh…. Elle s'enfuit, &amp; ie ne sçaurois l’attraper. Voila ce que c'est, si ie sçavois chãter i'en ferois bien mieux mes affaires. La pluspart des femmes aujourd'huy se </text:span><text:soft-page-break/><text:span text:style-name="T1">laissent prendre par les oreilles : elles sont cause que tout le monde se mesle de Musique, &amp; l'on ne reüssit aupres d'elles, que par les petites chansons, &amp; les petits vers qu'on leur fait entendre. Il faut que i'apprenne à chanter, pour faire comme les autres. Bon, voicy iustement mon homme. </text:span></text:p>
      <text:p text:style-name="P2"/>
      <text:p text:style-name="P1"><text:span text:style-name="T1">SCENE II.</text:span></text:p>
      <text:p text:style-name="P1"><text:span text:style-name="T1">SATYRE.</text:span></text:p>
      <text:p text:style-name="P1"><text:span text:style-name="T1">LA, la, la.</text:span></text:p>
      <text:p text:style-name="P1"><text:span text:style-name="T1">MORON.</text:span></text:p>
      <text:p text:style-name="P1"><text:span text:style-name="T1">Ah ! Satyre mon amy, tu sçais bien ce que tu m'as promis il y a long-temps, apprends-moy à chanter, ie te prie ?</text:span></text:p>
      <text:p text:style-name="P1"><text:span text:style-name="T1">SATYRE.</text:span></text:p>
      <text:p text:style-name="P1"><text:span text:style-name="T1">Ie le veux; mais auparavant écoute vne chanson que ie viens de faire.</text:span></text:p>
      <text:p text:style-name="P1"><text:span text:style-name="T1">MORON.</text:span></text:p>
      <text:p text:style-name="P1"><text:span text:style-name="T1">II est si accoustumé à chanter qu'il ne sçauroit parler d'autre façon. Allons, chante, j'écoute.</text:span></text:p>
      <text:p text:style-name="P1"><text:span text:style-name="T1">SATYRE. Ie portois…</text:span></text:p>
      <text:p text:style-name="P1"><text:span text:style-name="T1">MORON. Vne chanson, dis-tu?</text:span></text:p>
      <text:p text:style-name="P1"><text:span text:style-name="T1">SATYRE. Ie port…</text:span></text:p>
      <text:p text:style-name="P1"><text:span text:style-name="T1">MORON. Vne chanson à chanter?</text:span></text:p>
      <text:p text:style-name="P2"/>
      <text:p text:style-name="P1"><text:span text:style-name="T1">54</text:span></text:p>
      <text:p text:style-name="P1"><text:span text:style-name="T1">SATYRE. Ie port…</text:span></text:p>
      <text:p text:style-name="P1"><text:span text:style-name="T1">MORON. Chanson amoureuse, peste.</text:span></text:p>
      <text:p text:style-name="P1"><text:span text:style-name="T1">SATYRE.</text:span></text:p>
      <text:p text:style-name="P1"><text:span text:style-name="T1">IE portois dans vne cage </text:span></text:p>
      <text:p text:style-name="P1"><text:span text:style-name="T1">Deux moyneaux que i'avois pris, </text:span></text:p>
      <text:p text:style-name="P1"><text:span text:style-name="T1">Lors que la ieune Cloris </text:span></text:p>
      <text:p text:style-name="P1"><text:span text:style-name="T1">Fit dans vn sombre boccage </text:span></text:p>
      <text:p text:style-name="P1"><text:span text:style-name="T1">Briller, à mes yeux surpris, </text:span></text:p>
      <text:p text:style-name="P1"><text:span text:style-name="T1">Les fleurs de son beau visage : </text:span></text:p>
      <text:p text:style-name="P1"><text:span text:style-name="T1">Helas ! dis-je aux moyneaux, en recevant les coups </text:span></text:p>
      <text:p text:style-name="P1"><text:span text:style-name="T1">De ses yeux si sçavans à faire des conquestes : </text:span></text:p>
      <text:p text:style-name="P1"><text:span text:style-name="T1">Consolez-vous, pauvres petites bestes, </text:span></text:p>
      <text:p text:style-name="P1"><text:span text:style-name="T1">Celuy qui vous a pris est bien plus pris que vous.</text:span></text:p>
      <text:p text:style-name="P1"><text:soft-page-break/><text:span text:style-name="T1">Moron ne fut pas satisfait de cette Chanson quoy qu'il la trouvast jolie, il en demanda vne plus passionnée, et priant le Satyre de luy dire celle qu'il lui avoit ouy chãter quelques iours auparavant : il continua ainsi.</text:span></text:p>
      <text:p text:style-name="P1"><text:span text:style-name="T1">DANS vos chants si doux, </text:span></text:p>
      <text:p text:style-name="P1"><text:span text:style-name="T1">Chantez à ma belle, </text:span></text:p>
      <text:p text:style-name="P1"><text:span text:style-name="T1">Oyseaux, chantez tous </text:span></text:p>
      <text:p text:style-name="P1"><text:span text:style-name="T1">Ma peine mortelle : </text:span></text:p>
      <text:p text:style-name="P1"><text:span text:style-name="T1">Mais si la cruelle </text:span></text:p>
      <text:p text:style-name="P1"><text:span text:style-name="T1">Se met en courroux </text:span></text:p>
      <text:p text:style-name="P1"><text:span text:style-name="T1">Au recit fidelle </text:span></text:p>
      <text:p text:style-name="P1"><text:span text:style-name="T1">Des maux que ie sens pour elle : </text:span></text:p>
      <text:p text:style-name="P1"><text:span text:style-name="T1">Oyseaux, taisez-vous. </text:span></text:p>
      <text:p text:style-name="P1"><text:span text:style-name="T1">Oyseaux, taisez-vous.</text:span></text:p>
      <text:p text:style-name="P1"><text:span text:style-name="T1">Cette seconde Chanson ayant touché Moron fort sensiblement, il pria le Satyre de luy apprendre à chanter, et luy dit.</text:span></text:p>
      <text:p text:style-name="P1"><text:span text:style-name="T1">Ah ! qu'elle est belle, apprends-la moy ?</text:span></text:p>
      <text:p text:style-name="P1"><text:span text:style-name="T1">SATYRE. La, la, la, la.</text:span></text:p>
      <text:p text:style-name="P1"><text:span text:style-name="T1">MORON. La, la, la, la.</text:span></text:p>
      <text:p text:style-name="P1"><text:span text:style-name="T1">SATYRE. Fa, Fa, Fa, Fa.</text:span></text:p>
      <text:p text:style-name="P1"><text:span text:style-name="T1">MORON. Fa, toy-mesme.</text:span></text:p>
      <text:p text:style-name="P2"/>
      <text:p text:style-name="P1"><text:span text:style-name="T1">55</text:span></text:p>
      <text:p text:style-name="P1"><text:span text:style-name="T1">Le Satyre s'en mit en colere, et peu à peu se mettant en posture d'en venir à des coups de poing, les Violons reprirent vn Air sur lequel ils danserent vne plaisante Entrée.</text:span></text:p>
      <text:p text:style-name="P2"/>
      <text:p text:style-name="P1"><text:span text:style-name="T1">ACTE III.</text:span></text:p>
      <text:p text:style-name="P1"><text:span text:style-name="T1">ARGVMENT</text:span></text:p>
      <text:p text:style-name="P1"><text:span text:style-name="T1">LA Princesse d'Elide estoit cependant dans d'estranges inquietudes : Le Prince d'Ithaque avoit gaigné le prix des Courses, elle avoit dans la suitte de ce divertissement fait des merveilles à chanter et à la danse, sans qu'il parust que ces dons de la nature et de l'art eussent esté quasi remarquez par le Prince d'Ithaque ; elle en fit de grandes plaintes à la Princesse sa parente : elle en parla à Moron, qui fit passer cét insensible pour vn brutal : Et enfin, le voyant arriver luy mesme, elle ne pût s'empescher de luy en toucher fort serieusement quelque chose : Il luy </text:span><text:soft-page-break/><text:span text:style-name="T1">répondit ingénuëment qu'il n'aymoit rien, et qu’hors l’amour de sa liberté, et les plaisirs qu'elle trouvoit si agreables de la solitude et de la Chasse rien ne le touchoit.</text:span></text:p>
      <text:p text:style-name="P2"/>
      <text:p text:style-name="P1"><text:span text:style-name="T1">SCENE PREMIERE.</text:span></text:p>
      <text:p text:style-name="P1"><text:span text:style-name="T1">LA PRINCESSE, AGLANTE, CINTHIE, PHILIS.</text:span></text:p>
      <text:p text:style-name="P1"><text:span text:style-name="T1">CINTHIE.</text:span></text:p>
      <text:p text:style-name="P1"><text:span text:style-name="T1">IL est vray, Madame que ce Prince a fait voir vne adresse non commune, &amp; que l’air dont il a paru a 56 esté quelque chose de surprenant. Il sort vainqueur de cette course, mais ie doute fort qu'il en sorte avec le mesme coeur qu'il a porté : Car enfin vous luy avez tiré des traits dont il est difficile de se deffendre, &amp; sans parler de tout le reste, la grace de vostre danse, &amp; la douceur de vostre voix ont eu des charmes aujourd'huy à toucher les plus insensibles.</text:span></text:p>
      <text:p text:style-name="P1"><text:span text:style-name="T1">LA PRINCESSE.</text:span></text:p>
      <text:p text:style-name="P1"><text:span text:style-name="T1">Le voicy qui s'entretient avec Moron; nous sçaurons vn peu dequoy il luy parle : Ne rompons point encore leur entretient, &amp; prenons cette route pour revenir à leur rencontre.</text:span></text:p>
      <text:p text:style-name="P2"/>
      <text:p text:style-name="P1"><text:span text:style-name="T1">SCENE II.</text:span></text:p>
      <text:p text:style-name="P1"><text:span text:style-name="T1">EVRIALE, MORON, ARBATE.</text:span></text:p>
      <text:p text:style-name="P1"><text:span text:style-name="T1">EVRIALE.</text:span></text:p>
      <text:p text:style-name="P1"><text:span text:style-name="T1">AH ! Moron, je te l’advouë, j'ay esté enchanté, &amp; iamais tant de charmes n'ont frappé tout ensemble mes yeux &amp; mes oreilles. Elle est adorable en tout temps, il est vray : mais ce moment l’a emporté sur tous les autres, &amp; des graces nouuelles ont redoublé l’éclat de ses beautez. Iamais son visage ne s'est paré de plus viues couleurs, ny ses yeux ne se sont armez de traits plus vifs &amp; plus perçans. La douceur de sa voix a voulu se faire paroistre dans vn air tout charmant qu'elle a daigné chanter, &amp; les sons merveilleux qu'elle formoit passoient iusqu'au fond de mõ ame, &amp; tenoiẽt tous mes sens dans vn ravissement à ne pouvoir en revenir. Elle a fait éclater en suite vne disposition toute divine, &amp; ses pieds amoureux sur l’émail d'vn tendre gazon traçoient d'aymables caracteres, qui m'enlevoient hors de moy-mesme, &amp; m'attachoient par des noeuds invincibles aux doux &amp; justes mouvemens 57 dont tout son corps suivoit les mouvemens de l’harmonie. Enfin iamais ame n'a eu de plus puissãtes émotions que la mienne, &amp; i'ay pense plus de vingt fois oublier ma resolution pour me ietter à ses pieds, &amp; luy faire vn aveu sincere de l’ardeur que ie sens pour elle.</text:span></text:p>
      <text:p text:style-name="P1"><text:span text:style-name="T1">MORON.</text:span></text:p>
      <text:p text:style-name="P1"><text:span text:style-name="T1">Donnez-vous en bien de garde, Seigneur, si vous m'en voulez croire : Vous avez trouvé la meilleure invention du monde, &amp; ie me trompe fort si elle ne vous reüssit. Les femmes sont </text:span><text:soft-page-break/><text:span text:style-name="T1">des animaux d'vn naturel bizarre, nous les gâtons par nos douceurs, &amp; ie croy tout de bon que nous les verrions nous courir, sans tous ces respects, &amp; ces soûmissions où les hõmes les acoquinent.</text:span></text:p>
      <text:p text:style-name="P1"><text:span text:style-name="T1">ARBATE.</text:span></text:p>
      <text:p text:style-name="P1"><text:span text:style-name="T1">Seigneur, voicy la Princesse qui s'est vn peu éloignée de sa suite.</text:span></text:p>
      <text:p text:style-name="P1"><text:span text:style-name="T1">MORON.</text:span></text:p>
      <text:p text:style-name="P1"><text:span text:style-name="T1">Demeurez ferme, au moins, dans le chemin que vous auez pris : Ie m'en vais voir ce qu'elle me dira ; cependant promenez-vous icy dans ces petites routes, sans faire aucun semblant d'avoir envie de la joindre, &amp; si vous l'abordez, demeurez acec elle le moins qu'il vous sera possible.</text:span></text:p>
      <text:p text:style-name="P2"/>
      <text:p text:style-name="P1"><text:span text:style-name="T1">SCENE III.</text:span></text:p>
      <text:p text:style-name="P1"><text:span text:style-name="T1">LA PRINCESSE, MORON.</text:span></text:p>
      <text:p text:style-name="P1"><text:span text:style-name="T1">LA PRINCESSE.</text:span></text:p>
      <text:p text:style-name="P1"><text:span text:style-name="T1">TV as donc familiarité, Moron, avec le Prince d'Ithaque ?</text:span></text:p>
      <text:p text:style-name="P1"><text:span text:style-name="T1">MORON.</text:span></text:p>
      <text:p text:style-name="P1"><text:span text:style-name="T1">Ah ! Madame, il y a long-temps que nous nous connoissons.</text:span></text:p>
      <text:p text:style-name="P1"><text:span text:style-name="T1">LA PRINCESSE.</text:span></text:p>
      <text:p text:style-name="P1"><text:span text:style-name="T1">D'où vient qu'il n'est pas venu iusques icy, &amp; qu'il a pris cette autre route quand il m'a veuë?</text:span></text:p>
      <text:p text:style-name="P2"/>
      <text:p text:style-name="P1"><text:span text:style-name="T1">58</text:span></text:p>
      <text:p text:style-name="P1"><text:span text:style-name="T1">MORON.</text:span></text:p>
      <text:p text:style-name="P1"><text:span text:style-name="T1">C'est vn homme bizarre qui ne se plaist qu'à entretenir ses pensees.</text:span></text:p>
      <text:p text:style-name="P1"><text:span text:style-name="T1">LA PRINCESSE.</text:span></text:p>
      <text:p text:style-name="P1"><text:span text:style-name="T1">Estois-tu tantost au compliment qu'il m'a fait?</text:span></text:p>
      <text:p text:style-name="P1"><text:span text:style-name="T1">MORON.</text:span></text:p>
      <text:p text:style-name="P1"><text:span text:style-name="T1">Ouy, Madame, i'y estois, &amp; ie l'ay trouvé vn peu impertinent, n'en déplaise à sa Principauté.</text:span></text:p>
      <text:p text:style-name="P1"><text:span text:style-name="T1">LA PRINCESSE.</text:span></text:p>
      <text:p text:style-name="P1"><text:span text:style-name="T1">Pour moy, ie le confesse, Moron, cette fuite m'à choquée, &amp; i'ay toutes les envies du monde de l'engager pour rabatre vn peu son orgueil.</text:span></text:p>
      <text:p text:style-name="P1"><text:span text:style-name="T1">MORON.</text:span></text:p>
      <text:p text:style-name="P1"><text:span text:style-name="T1">Ma foy, Madame, vous ne feriez pas mal, il le meriteroit bien : mais à vous dire vray, ie doute fort que vous y puissiez reussir.</text:span></text:p>
      <text:p text:style-name="P1"><text:span text:style-name="T1">LA PRINCESSE.</text:span></text:p>
      <text:p text:style-name="P1"><text:soft-page-break/><text:span text:style-name="T1">Comment ?</text:span></text:p>
      <text:p text:style-name="P1"><text:span text:style-name="T1">MORON.</text:span></text:p>
      <text:p text:style-name="P1"><text:span text:style-name="T1">Comment ? c'est le plus orgueilleux petit vilain que vous ayez iamais veu. Il luy semble qu'il n'y a personne au monde qui le merite, &amp; que la terre n'est pas digne de le porter.</text:span></text:p>
      <text:p text:style-name="P1"><text:span text:style-name="T1">LA PRINCESSE.</text:span></text:p>
      <text:p text:style-name="P1"><text:span text:style-name="T1">Mais encore, ne t'a-il point parlé de moy?</text:span></text:p>
      <text:p text:style-name="P1"><text:span text:style-name="T1">MORON.</text:span></text:p>
      <text:p text:style-name="P1"><text:span text:style-name="T1">Luy ? non.</text:span></text:p>
      <text:p text:style-name="P1"><text:span text:style-name="T1">LA PRINCESSE.</text:span></text:p>
      <text:p text:style-name="P1"><text:span text:style-name="T1">II ne t'a rien dit de ma voix, &amp; de ma danse ?</text:span></text:p>
      <text:p text:style-name="P1"><text:span text:style-name="T1">MORON.</text:span></text:p>
      <text:p text:style-name="P1"><text:span text:style-name="T1">Pas le moindre mot.</text:span></text:p>
      <text:p text:style-name="P1"><text:span text:style-name="T1">LA PRINCESSE.</text:span></text:p>
      <text:p text:style-name="P1"><text:span text:style-name="T1">Certes, ce mépris est choquant, &amp; ie ne puis souffrir cette hauteur estrange de ne rien estimer.</text:span></text:p>
      <text:p text:style-name="P2"/>
      <text:p text:style-name="P1"><text:span text:style-name="T1">59</text:span></text:p>
      <text:p text:style-name="P1"><text:span text:style-name="T1">MORON.</text:span></text:p>
      <text:p text:style-name="P1"><text:span text:style-name="T1">Nous n'avons point de marbre dans nos moutagnes qui soit plus dur &amp; plus insensible que luy.</text:span></text:p>
      <text:p text:style-name="P1"><text:span text:style-name="T1">LA PRINCESSE.</text:span></text:p>
      <text:p text:style-name="P1"><text:span text:style-name="T1">Le voilà.</text:span></text:p>
      <text:p text:style-name="P1"><text:span text:style-name="T1">MORON.</text:span></text:p>
      <text:p text:style-name="P1"><text:span text:style-name="T1">Voyez-vous comme il passe sans prendre garde à vous?</text:span></text:p>
      <text:p text:style-name="P1"><text:span text:style-name="T1">LA PRINCESSE.</text:span></text:p>
      <text:p text:style-name="P1"><text:span text:style-name="T1">De grace, Moron, va le faire adviser que ie suis icy, &amp; l’oblige à me venir aborder.</text:span></text:p>
      <text:p text:style-name="P2"/>
      <text:p text:style-name="P1"><text:span text:style-name="T1">SCENE IV.</text:span></text:p>
      <text:p text:style-name="P1"><text:span text:style-name="T1">LA PRINCESSE, EVRIALE, MORON, ARBATE.</text:span></text:p>
      <text:p text:style-name="P1"><text:span text:style-name="T1">MORON.</text:span></text:p>
      <text:p text:style-name="P1"><text:span text:style-name="T1">SEigneur, ie vous donne advis que tout va bien : la Princesse souhaitte que vous l’abordiez: mais songez bien à continuer vostre roole ; &amp; de peur de l’oublier ne soyez pas long-temps avec elle.</text:span></text:p>
      <text:p text:style-name="P1"><text:span text:style-name="T1">LA PRINCESSE.</text:span></text:p>
      <text:p text:style-name="P1"><text:soft-page-break/><text:span text:style-name="T1">Vous estes bien solitaire, Seigneur, &amp; c'est vne humeur bien extraordinaire que la vostre, de renoncer ainsi à nostre sexe, &amp; de fuïr, à vostre âge cette Galanterie, dont se piquent tous vos pareils.</text:span></text:p>
      <text:p text:style-name="P1"><text:span text:style-name="T1">EVRIALE.</text:span></text:p>
      <text:p text:style-name="P1"><text:span text:style-name="T1">Cette humeur, Madame, n'est pas si extraordinaire qu'on n'en trouvast des exemples sans aller loin d'icy, &amp; vous ne sçauriez condamner la resolution que i'ay prise de n'aimer iamais rien, sans condamner aussi vos sentimens.</text:span></text:p>
      <text:p text:style-name="P1"><text:span text:style-name="T1">LA PRINCESSE.</text:span></text:p>
      <text:p text:style-name="P1"><text:span text:style-name="T1">II y a grande difference, &amp; ce qui sied bien à vn 60 sexe, ne sied pas bien à l'autre. II est beau qu'vne femme soit insensible, &amp; conserve son coeur exempt des fiâmes de l’amour ; mais ce qui est vertu en elle, devient vn crime dans vn homme. Et comme la beauté est le partage de nostre sexe, vous ne sçauriez ne nous point aimer, sans nous dérober les hommages qui nous sont deus, &amp; commettre vne offense dont nous devons toutes nous ressentir.</text:span></text:p>
      <text:p text:style-name="P1"><text:span text:style-name="T1">EVRIALE.</text:span></text:p>
      <text:p text:style-name="P1"><text:span text:style-name="T1">Ie ne voy pas, Madame, que celles qui ne veulent point aymer, doivent prendre aucun interest à ces sortes d'offenses.</text:span></text:p>
      <text:p text:style-name="P1"><text:span text:style-name="T1">LA PRINCESSE.</text:span></text:p>
      <text:p text:style-name="P1"><text:span text:style-name="T1">Ce n'est pas vne raison, Seigneur, &amp; sans vouloir aimer, on est toujours bien aise d'estre aimée.</text:span></text:p>
      <text:p text:style-name="P1"><text:span text:style-name="T1">EVRIALE.</text:span></text:p>
      <text:p text:style-name="P1"><text:span text:style-name="T1">Pour moy ie ne suis pas de même, &amp; dans le dessein où ie suis, de ne rien aimer, je serois fâché d'estre aymé.</text:span></text:p>
      <text:p text:style-name="P1"><text:span text:style-name="T1">LA PRINCESSE.</text:span></text:p>
      <text:p text:style-name="P1"><text:span text:style-name="T1">Et la raison?</text:span></text:p>
      <text:p text:style-name="P1"><text:span text:style-name="T1">EVRIALE.</text:span></text:p>
      <text:p text:style-name="P1"><text:span text:style-name="T1">C'est qu'on a obligation à ceux qui nous aiment, &amp; que ie serois fasché d'estre ingrat.</text:span></text:p>
      <text:p text:style-name="P1"><text:span text:style-name="T1">LA PRINCESSE.</text:span></text:p>
      <text:p text:style-name="P1"><text:span text:style-name="T1">Si bien donc, que pour fuyr l'ingratitude, vous aimeriez qui vous aimeroit?</text:span></text:p>
      <text:p text:style-name="P1"><text:span text:style-name="T1">EVRIALE.</text:span></text:p>
      <text:p text:style-name="P1"><text:span text:style-name="T1">Moy ? Madame, point du tout. Ie dis bien que ie serois fasché d'estre ingrat : mais ie me resoudrois plûtost de l’estre, que d'aymer.</text:span></text:p>
      <text:p text:style-name="P1"><text:span text:style-name="T1">LA PRINCESSE.</text:span></text:p>
      <text:p text:style-name="P1"><text:span text:style-name="T1">Telle personne vous aymeroit peut estre que vostre cœur…</text:span></text:p>
      <text:p text:style-name="P1"><text:span text:style-name="T1">EVRIALE.</text:span></text:p>
      <text:p text:style-name="P1"><text:soft-page-break/><text:span text:style-name="T1">Non, Madame, rien n'est capable de toucher mon cœur, ma liberté est la seule Maistresse à qui ie consacre 61 mes vœux, &amp; quãd le Ciel employeroit ses soins à composer vne beauté parfaite, quand il employeroit en elle tous les dons les plus merveilleux, &amp; du corps &amp; de l’ame ; enfin, quand il exposeroit à mes yeux vn miracle d'esprit, d'adresse, &amp; de beauté, &amp; que cette personne m'aimeroit avec toutes les tendresses imaginables, ie vous l'avouë franchement, ie ne l’aimerois pas.</text:span></text:p>
      <text:p text:style-name="P1"><text:span text:style-name="T1">LA PRINCESSE.</text:span></text:p>
      <text:p text:style-name="P1"><text:span text:style-name="T1">A-t’on iamais rien veu de tel !</text:span></text:p>
      <text:p text:style-name="P1"><text:span text:style-name="T1">MORON.</text:span></text:p>
      <text:p text:style-name="P1"><text:span text:style-name="T1">Peste soit du petit brutal, i'aurois bien envie de luy bailler vn coup de poing.</text:span></text:p>
      <text:p text:style-name="P1"><text:span text:style-name="T1">LA PRINCESSE parlant en soy.</text:span></text:p>
      <text:p text:style-name="P1"><text:span text:style-name="T1">Cét orgueil me confond, &amp; i'ay vn tel dépit, que ie ne me sens pas.</text:span></text:p>
      <text:p text:style-name="P1"><text:span text:style-name="T1">MORON parlant au Prince.</text:span></text:p>
      <text:p text:style-name="P1"><text:span text:style-name="T1">Bon, courage, Seigneur, voila que va le mieux du monde.</text:span></text:p>
      <text:p text:style-name="P1"><text:span text:style-name="T1">EVRIALE.</text:span></text:p>
      <text:p text:style-name="P1"><text:span text:style-name="T1">Ah ! Moron, ie n'en puis plus, &amp; ie me suis fait des efforts estranges.</text:span></text:p>
      <text:p text:style-name="P1"><text:span text:style-name="T1">LA PRINCESSE.</text:span></text:p>
      <text:p text:style-name="P1"><text:span text:style-name="T1">C'est avoir vne insensibilité bien grande, que de parler comme vous faites.</text:span></text:p>
      <text:p text:style-name="P1"><text:span text:style-name="T1">EVRIALE.</text:span></text:p>
      <text:p text:style-name="P1"><text:span text:style-name="T1">Le Ciel ne m'a pas fait d'vne autre humeur : mais Madame, i'interromps vostre promenade, &amp; mon respect doit m'advertir que vous aimez la solitude.</text:span></text:p>
      <text:p text:style-name="P2"/>
      <text:p text:style-name="P1"><text:span text:style-name="T1">SCENE V.</text:span></text:p>
      <text:p text:style-name="P1"><text:span text:style-name="T1">LA PRINCESSE, MORON, PHILIS, TIRCIS. MORON.</text:span></text:p>
      <text:p text:style-name="P1"><text:span text:style-name="T1">IL ne vous en doit rien, Madame, en dureté de coeur.</text:span></text:p>
      <text:p text:style-name="P2"/>
      <text:p text:style-name="P1"><text:span text:style-name="T1">62</text:span></text:p>
      <text:p text:style-name="P1"><text:span text:style-name="T1">LA PRINCESSE.</text:span></text:p>
      <text:p text:style-name="P1"><text:span text:style-name="T1">Ie donnerois volontiers tout ce que j'ay au monde, pour avoir l'advantage d'en triompher.</text:span></text:p>
      <text:p text:style-name="P1"><text:span text:style-name="T1">MORON.</text:span></text:p>
      <text:p text:style-name="P1"><text:span text:style-name="T1">Ie le croy ?</text:span></text:p>
      <text:p text:style-name="P1"><text:span text:style-name="T1">LA PRINCESSE.</text:span></text:p>
      <text:p text:style-name="P1"><text:span text:style-name="T1">Ne pourrois-tu, Moron, me servir dans vn tel dessein?</text:span></text:p>
      <text:p text:style-name="P1"><text:span text:style-name="T1">MORON.</text:span></text:p>
      <text:p text:style-name="P1"><text:soft-page-break/><text:span text:style-name="T1">Vous sçauez bien, Madame, que ie suis tout à vôtre service.</text:span></text:p>
      <text:p text:style-name="P1"><text:span text:style-name="T1">LA PRINCESSE.</text:span></text:p>
      <text:p text:style-name="P1"><text:span text:style-name="T1">Parle-luy de moy dans tes entretiens, vante luy adroitement ma personne, &amp; les avãtages de ma naissance, &amp; tâche d'ébranler ses sentimens, par la douceur de quelque espoir. Ie te permets de dire tout ce que tu voudras, pour tascher à me l’engager.</text:span></text:p>
      <text:p text:style-name="P1"><text:span text:style-name="T1">MORON.</text:span></text:p>
      <text:p text:style-name="P1"><text:span text:style-name="T1">Laissez-moy faire.</text:span></text:p>
      <text:p text:style-name="P1"><text:span text:style-name="T1">LA PRINCESSE.</text:span></text:p>
      <text:p text:style-name="P1"><text:span text:style-name="T1">C'est vne chose qui me tient au cœur, ie souhaitte ardemment qu'il m'ayme.</text:span></text:p>
      <text:p text:style-name="P1"><text:span text:style-name="T1">MORON.</text:span></text:p>
      <text:p text:style-name="P1"><text:span text:style-name="T1">Il est bien fait, ouy, ce petit pendart-là : Il a bon air, bonne physionomie, &amp; ie croy qu'il seroit assez le fait d'vne jeune Princesse.</text:span></text:p>
      <text:p text:style-name="P1"><text:span text:style-name="T1">LA PRINCESSE.</text:span></text:p>
      <text:p text:style-name="P1"><text:span text:style-name="T1">Enfin tu peux tout esperer de moy, si tu trouves moyen d'enflamer pour moy son coeur.</text:span></text:p>
      <text:p text:style-name="P1"><text:span text:style-name="T1">MORON.</text:span></text:p>
      <text:p text:style-name="P1"><text:span text:style-name="T1">Il n'y a rien qui ne se puisse faire ; mais Madame, s'il venoit à vous aimer, que feriez-vous, s'il vous plaist?</text:span></text:p>
      <text:p text:style-name="P1"><text:span text:style-name="T1">LA PRINCESSE.</text:span></text:p>
      <text:p text:style-name="P1"><text:span text:style-name="T1">Ah! ce secroit lors que ie prendrois plaisir à triompher pleinement de sa vanité, à punir son mépris par mes froideurs, &amp; exercer sur luy toutes les cruautez que ie pourrois imaginer.</text:span></text:p>
      <text:p text:style-name="P2"/>
      <text:p text:style-name="P1"><text:span text:style-name="T1">63</text:span></text:p>
      <text:p text:style-name="P1"><text:span text:style-name="T1">MORON.</text:span></text:p>
      <text:p text:style-name="P1"><text:span text:style-name="T1">II ne se rendra jamais.</text:span></text:p>
      <text:p text:style-name="P1"><text:span text:style-name="T1">LA PRINCESSE.</text:span></text:p>
      <text:p text:style-name="P1"><text:span text:style-name="T1">Ah ! Moron, il faut faire en sorte qu'il se rende.</text:span></text:p>
      <text:p text:style-name="P1"><text:span text:style-name="T1">MORON.</text:span></text:p>
      <text:p text:style-name="P1"><text:span text:style-name="T1">Non ? il n'en fera rien, ie le connois, ma peine seroit inutile.</text:span></text:p>
      <text:p text:style-name="P1"><text:span text:style-name="T1">LA PRINCESSE.</text:span></text:p>
      <text:p text:style-name="P1"><text:span text:style-name="T1">Si faut-il pourtant tenter toute chose, &amp; éprouver si son ame est entierement insensible. Allons, ie veux luy parler, &amp; suivre vne pensée qui vient de me venir.</text:span></text:p>
      <text:p text:style-name="P1"><text:span text:style-name="T1">Fin du troisiéme Acte.</text:span></text:p>
      <text:p text:style-name="P2"/>
      <text:p text:style-name="P1"><text:span text:style-name="T1">QVATRIESME INTERMEDE.</text:span></text:p>
      <text:p text:style-name="P1"><text:soft-page-break/><text:span text:style-name="T1">SCENE I.</text:span></text:p>
      <text:p text:style-name="P1"><text:span text:style-name="T1">PHILIS, TIRCIS.</text:span></text:p>
      <text:p text:style-name="P1"><text:span text:style-name="T1">PHILIS.</text:span></text:p>
      <text:p text:style-name="P1"><text:span text:style-name="T1">VIen, Tircis, laissons-les aller, &amp; me dis vn peu ton martyre de la façon que tu sçais faire ? II y a long-temps que tes yeux me parlent; mais ie suis plus aise d'ouïr ta voix.</text:span></text:p>
      <text:p text:style-name="P1"><text:span text:style-name="T1">TIRCIS en chantant.</text:span></text:p>
      <text:p text:style-name="P1"><text:span text:style-name="T1">TV m'écoutes, helas ! dans ma triste langueur; <text:s/></text:span></text:p>
      <text:p text:style-name="P1"><text:span text:style-name="T1">Mais ie n'ẽsuis pas mieux, ô beauté sans pareille! </text:span></text:p>
      <text:p text:style-name="P1"><text:span text:style-name="T1">Et ie touche ton oreille </text:span></text:p>
      <text:p text:style-name="P1"><text:span text:style-name="T1">Sans que ie touche ton coeur.</text:span></text:p>
      <text:p text:style-name="P1"><text:span text:style-name="T1">PHILIS.</text:span></text:p>
      <text:p text:style-name="P1"><text:span text:style-name="T1">Va, va, c'est desia quelque chose que de toucher l’oreille, &amp; le temps amene tout. Chante moy cependant quelque plainte nouvelle que tu ayez composée pour moy.</text:span></text:p>
      <text:p text:style-name="P2"/>
      <text:p text:style-name="P1"><text:span text:style-name="T1">64</text:span></text:p>
      <text:p text:style-name="P1"><text:span text:style-name="T1">SCENE II.</text:span></text:p>
      <text:p text:style-name="P1"><text:span text:style-name="T1">MORON, PHILIS, TIRCIS.</text:span></text:p>
      <text:p text:style-name="P1"><text:span text:style-name="T1">MORON.</text:span></text:p>
      <text:p text:style-name="P1"><text:span text:style-name="T1">AH ! ah, ie vous y prens, cruelle, vous vous écartez des autres pour oüir mon rival?</text:span></text:p>
      <text:p text:style-name="P1"><text:span text:style-name="T1">PHILIS.</text:span></text:p>
      <text:p text:style-name="P1"><text:span text:style-name="T1">Oüy, ie m'écarte pour cela, ie te le dis encore : Ie me plais avec luy, &amp; l'on écoute volontiers les Amans lors qu'ils se plaignent aussi agreablement qu'il fait. Que ne chantes-tu comme luy? ie prendrois plaisir à t'écouter.</text:span></text:p>
      <text:p text:style-name="P1"><text:span text:style-name="T1">MORON.</text:span></text:p>
      <text:p text:style-name="P1"><text:span text:style-name="T1">Si je ne sçay chanter, ie sçay faire autre chose, &amp; quand....</text:span></text:p>
      <text:p text:style-name="P1"><text:span text:style-name="T1">PHILIS.</text:span></text:p>
      <text:p text:style-name="P1"><text:span text:style-name="T1">Tais-toy ? ie veux l'entendre. Dis, Tircis, ce que tu voudras.</text:span></text:p>
      <text:p text:style-name="P1"><text:span text:style-name="T1">MORON.</text:span></text:p>
      <text:p text:style-name="P1"><text:span text:style-name="T1">Ah ! cruelle…</text:span></text:p>
      <text:p text:style-name="P1"><text:span text:style-name="T1">PHILIS.</text:span></text:p>
      <text:p text:style-name="P1"><text:span text:style-name="T1">Silence, dis-ie, ou ie me mettray en colere.</text:span></text:p>
      <text:p text:style-name="P1"><text:span text:style-name="T1">TIRCIS.</text:span></text:p>
      <text:p text:style-name="P1"><text:span text:style-name="T1">ARbres épais, &amp; vous prez émaillez, </text:span></text:p>
      <text:p text:style-name="P1"><text:span text:style-name="T1">La beauté dont l'Hyver vous avoit dépoüillez, </text:span></text:p>
      <text:p text:style-name="P1"><text:soft-page-break/><text:span text:style-name="T1">Par le Printemps vous est renduë : </text:span></text:p>
      <text:p text:style-name="P1"><text:span text:style-name="T1">Vous reprenez tous vos appas : </text:span></text:p>
      <text:p text:style-name="P1"><text:span text:style-name="T1">Mais mon ame ne reprend pas </text:span></text:p>
      <text:p text:style-name="P1"><text:span text:style-name="T1">La ioye, helas ! que i'ay perduë.</text:span></text:p>
      <text:p text:style-name="P1"><text:span text:style-name="T1">MORON.</text:span></text:p>
      <text:p text:style-name="P1"><text:span text:style-name="T1">Morbleu, que n'ay-je de la voix ? ah ! nature marastre ! pourquoy ne m'as-tu pas donné dequoy chanter comme à vn autre?</text:span></text:p>
      <text:p text:style-name="P1"><text:span text:style-name="T1">PHILIS.</text:span></text:p>
      <text:p text:style-name="P1"><text:span text:style-name="T1">En vérité, Tircis, il ne se peut rien de plus agreable, 65 &amp; tu l'emportes sur tous les Rivaux que tu as.</text:span></text:p>
      <text:p text:style-name="P1"><text:span text:style-name="T1">MORON.</text:span></text:p>
      <text:p text:style-name="P1"><text:span text:style-name="T1">Mais pourquoy est-ce que ie ne puis pas chanter? n'ay-ie pas vn estomach, vn gosier, &amp; vne langue comme vn autre? Ouy, ouy, allons, ie veux chanter aussi, &amp; te montrer que l'amour fait faire toutes choses. Voicy vne chanson que i'ay faite pour toy.</text:span></text:p>
      <text:p text:style-name="P1"><text:span text:style-name="T1">PHILIS.</text:span></text:p>
      <text:p text:style-name="P1"><text:span text:style-name="T1">Ouy, dis, ie veux bien t'écouter pour la rareté du fait.</text:span></text:p>
      <text:p text:style-name="P1"><text:span text:style-name="T1">MORON.</text:span></text:p>
      <text:p text:style-name="P1"><text:span text:style-name="T1">Courage, Moron, il n'y a qu'à avoir de la hardiesse.</text:span></text:p>
      <text:p text:style-name="P1"><text:span text:style-name="T1">Moron chante.</text:span></text:p>
      <text:p text:style-name="P1"><text:span text:style-name="T1">Ton extrême rigueur </text:span></text:p>
      <text:p text:style-name="P1"><text:span text:style-name="T1">S'acharne sur mon cœur, </text:span></text:p>
      <text:p text:style-name="P1"><text:span text:style-name="T1">Ah! Philis, ie trépasse ! <text:s/></text:span></text:p>
      <text:p text:style-name="P1"><text:span text:style-name="T1">Daignes me secourir, </text:span></text:p>
      <text:p text:style-name="P1"><text:span text:style-name="T1">En seras-tu plus grasse </text:span></text:p>
      <text:p text:style-name="P1"><text:span text:style-name="T1">De m'avoir fait mourir? </text:span></text:p>
      <text:p text:style-name="P1"><text:span text:style-name="T1">Viuas, Moron.</text:span></text:p>
      <text:p text:style-name="P1"><text:span text:style-name="T1">PHILIS.</text:span></text:p>
      <text:p text:style-name="P1"><text:span text:style-name="T1">Voila qui est le mieux du monde : mais, Moron, ie souhaiterois bien d'avoir la gloire, que quelque Amãt fust mort pour moy ; c'est vn avantage dont ie n'ay pas encor ioüy, &amp; ie trouve que i'aimerois de tout mon coeur vne personne qui m'aimeroit assez pour se donner la mort.</text:span></text:p>
      <text:p text:style-name="P1"><text:span text:style-name="T1">MORON.</text:span></text:p>
      <text:p text:style-name="P1"><text:span text:style-name="T1">Tu aimerois vne personne qui se tueroit pour toy?</text:span></text:p>
      <text:p text:style-name="P1"><text:span text:style-name="T1">PHILIS.</text:span></text:p>
      <text:p text:style-name="P1"><text:span text:style-name="T1">Ouy.</text:span></text:p>
      <text:p text:style-name="P1"><text:soft-page-break/><text:span text:style-name="T1">MORON.</text:span></text:p>
      <text:p text:style-name="P1"><text:span text:style-name="T1">II ne faut que cela pour te plaire?</text:span></text:p>
      <text:p text:style-name="P1"><text:span text:style-name="T1">PHILIS. Non.</text:span></text:p>
      <text:p text:style-name="P1"><text:span text:style-name="T1">MORON.</text:span></text:p>
      <text:p text:style-name="P1"><text:span text:style-name="T1">Voila qui est fait, ie te veux montrer que ie me sçay tuer quand ie veux.</text:span></text:p>
      <text:p text:style-name="P2"/>
      <text:p text:style-name="P1"><text:span text:style-name="T1">66</text:span></text:p>
      <text:p text:style-name="P1"><text:span text:style-name="T1">TIRCIS. chante.</text:span></text:p>
      <text:p text:style-name="P1"><text:span text:style-name="T1">Ah ! quelle douceur extrême,</text:span></text:p>
      <text:p text:style-name="P1"><text:span text:style-name="T1">De mourir pour ce qu'on aime. <text:tab/>bis.</text:span></text:p>
      <text:p text:style-name="P1"><text:span text:style-name="T1">MORON.</text:span></text:p>
      <text:p text:style-name="P1"><text:span text:style-name="T1">C’est vn plaisir que vous aurez quãd vous voudrez.</text:span></text:p>
      <text:p text:style-name="P1"><text:span text:style-name="T1">TIRCIS chante.</text:span></text:p>
      <text:p text:style-name="P1"><text:span text:style-name="T1">Courage Moron ? meurs promtement</text:span></text:p>
      <text:p text:style-name="P1"><text:span text:style-name="T1">En genereux Amant.</text:span></text:p>
      <text:p text:style-name="P1"><text:span text:style-name="T1">MORON.</text:span></text:p>
      <text:p text:style-name="P1"><text:span text:style-name="T1">Ie vous prie de vous mesler de vos affaires, &amp; de me laisser tuer à ma fantaisie. Allons, ie vais faire honte à tous les Amans ; Tien, ie ne suis pas homme à faire tant de façons, voy ce poignard ? prends bien garde comme ie vais me percer le cœur. Ie suis vostre serviteur, quelque niais. Se riant de Tircis. </text:span></text:p>
      <text:p text:style-name="P1"><text:span text:style-name="T1">PHILIS.</text:span></text:p>
      <text:p text:style-name="P1"><text:span text:style-name="T1">Allons, Tircis, viens-t'en me redire à l'écho, ce que tu m’as chanté.</text:span></text:p>
      <text:p text:style-name="P2"/>
      <text:p text:style-name="P1"><text:span text:style-name="T1">ACTE IV.</text:span></text:p>
      <text:p text:style-name="P1"><text:span text:style-name="T1">ARGVMENT.</text:span></text:p>
      <text:p text:style-name="P1"><text:span text:style-name="T1">LA Princesse esperant par vne feinte, pouvoir découvrir les sentimens du Prince d'Itaque, elle luy fit confidence qu'elle aimoit le Prince de Messene, au lieu d'en paroistre affligé il luy rendit la pareille, et luy fit connoistre que la Princesse sa parente luy avoit donné dans la veuë, et qu'il la demanderoit en mariage au Roy son Père : A cette atteinte impreveuë cette Princesse perdit toute sa constance; et quoy qu'elle essayast à se contraindre devant luy, aussi-tost qu'il fut sorty, elle demanda avec tant d'empressement à sa cousine de ne 67 recevoir point les services de ce Prince, et de ne l’épouser iamais, qu'elle ne pût le luy refuset : Elle s'en plaignis mesme à Moron, qui luy ayant dit assez franchement qu'elle l'aimoit donc : en fut chassé de sa presence.</text:span></text:p>
      <text:p text:style-name="P2"><text:soft-page-break/></text:p>
      <text:p text:style-name="P1"><text:span text:style-name="T1">SCENE PREMIERE.</text:span></text:p>
      <text:p text:style-name="P1"><text:span text:style-name="T1">EVRIALE, LA PRINCESSE, MORON.</text:span></text:p>
      <text:p text:style-name="P1"><text:span text:style-name="T1">LA PRINCESSE.</text:span></text:p>
      <text:p text:style-name="P1"><text:span text:style-name="T1">PRince, comme iusques icy nous avons fait paroistre vne conformite de sentimens, &amp; que le Ciel a semblé mettre en nous mesmes attachemens pour nostre liberté, &amp; mesme aversion pour l'Amour; ie suis bien aise de vous ouvrir mon coeur, &amp; de vous faire confidence d'vn changement dont vous serez surpris. I'ay toûjours regardé l'Hymen comme vne chose affreuse, &amp; i'avois fait serment d'abandonner plutost la vie, que de me resoudre iamais à perdre cette liberté pour qui i'avois des tendresses si grandes : mais, enfin, vn moment a dissipé toutes ces resolutions, le merite d'vn Prince m'a frappé aujourd'huy les yeux, &amp; mon ame tout d'vn coup, (comme par vn miracle) est devenue sensible aux traits de cette passion que i'avois tousiours mesprisée. I'ay trouvé d'abord des raisons pour authoriser ce changement, &amp; ie puis l'appuyer de la volonté de respondre aux ardentes sollicitations d'vn pere, &amp; aux voeux de tout vn Estat : mais à vous dire vray, ie suis en peine du iugement que vous ferez de moy, &amp; ie voudrois sçavoir si vous condamnerez, ou non le dessein que i'ay de me donner un Espoux.</text:span></text:p>
      <text:p text:style-name="P1"><text:span text:style-name="T1">EVRIALE.</text:span></text:p>
      <text:p text:style-name="P1"><text:span text:style-name="T1">Vous pourriez faire vn tel choix, Madame, que 68 ie l'approuverois sans doute.</text:span></text:p>
      <text:p text:style-name="P1"><text:span text:style-name="T1">LA PRINCESSE.</text:span></text:p>
      <text:p text:style-name="P1"><text:span text:style-name="T1">Qui croyez-vous, à vôtre avis, que ie veüille choisir?</text:span></text:p>
      <text:p text:style-name="P1"><text:span text:style-name="T1">EVRIALE.</text:span></text:p>
      <text:p text:style-name="P1"><text:span text:style-name="T1">Si i'estois dans vostre cœur ie pourrois vous le dire : mais comme ie n'y suis pas, ie n'ay garde de vous répondre.</text:span></text:p>
      <text:p text:style-name="P1"><text:span text:style-name="T1">LA PRINCESSE.</text:span></text:p>
      <text:p text:style-name="P1"><text:span text:style-name="T1">Devinez, pour voir, &amp; nommez quelqu'vn ?</text:span></text:p>
      <text:p text:style-name="P1"><text:span text:style-name="T1">EVRIALE.</text:span></text:p>
      <text:p text:style-name="P1"><text:span text:style-name="T1">I'aurois trop peur de me tromper.</text:span></text:p>
      <text:p text:style-name="P1"><text:span text:style-name="T1">LA PRINCESSE.</text:span></text:p>
      <text:p text:style-name="P1"><text:span text:style-name="T1">Mais encore, pour qui souhaitteriez-vous que ie me declarasse ?</text:span></text:p>
      <text:p text:style-name="P1"><text:span text:style-name="T1">EVRIALE.</text:span></text:p>
      <text:p text:style-name="P1"><text:span text:style-name="T1">Ie sçay bien, à vous dire vray, pour qui ie le souhaitterois : mais avant que de m'expliquer, ie dois sçavoir vostre pensée.</text:span></text:p>
      <text:p text:style-name="P1"><text:span text:style-name="T1">LA PRINCESSE.</text:span></text:p>
      <text:p text:style-name="P1"><text:soft-page-break/><text:span text:style-name="T1">Et bien, Prince, ie veux bien vous la découvrir : ie suis seure que vous allez approuver mon choix, &amp; pour ne vous point tenir en suspens davantage, le Prince de Messene est celuy de qui le merite s'est attiré mes voeux.</text:span></text:p>
      <text:p text:style-name="P1"><text:span text:style-name="T1">EVRIALE.</text:span></text:p>
      <text:p text:style-name="P1"><text:span text:style-name="T1">O Ciel!</text:span></text:p>
      <text:p text:style-name="P1"><text:span text:style-name="T1">LA PRINCESSE.</text:span></text:p>
      <text:p text:style-name="P1"><text:span text:style-name="T1">Mon invention a reüssi, Moron, le voilà qui se trouble.</text:span></text:p>
      <text:p text:style-name="P1"><text:span text:style-name="T1">MORON, parlant </text:span></text:p>
      <text:p text:style-name="P1"><text:span text:style-name="T1">à la Princesse. au Prince. à la Princesse. </text:span></text:p>
      <text:p text:style-name="P1"><text:span text:style-name="T1">Bon, Madame. Courage, Seigneur. II en tient. </text:span></text:p>
      <text:p text:style-name="P1"><text:span text:style-name="T1">au Prince. Ne vous défaites pas.</text:span></text:p>
      <text:p text:style-name="P1"><text:span text:style-name="T1">LA PRINCESSE.</text:span></text:p>
      <text:p text:style-name="P1"><text:span text:style-name="T1">Ne trouvez-vous pas que i'ay raison, &amp; que ce Prince a tout le merite qu'on peut avoir.</text:span></text:p>
      <text:p text:style-name="P1"><text:span text:style-name="T1">MORON au Prince.</text:span></text:p>
      <text:p text:style-name="P1"><text:span text:style-name="T1">Remettez-vous, &amp; songez à répondre.</text:span></text:p>
      <text:p text:style-name="P2"/>
      <text:p text:style-name="P1"><text:span text:style-name="T1">69</text:span></text:p>
      <text:p text:style-name="P1"><text:span text:style-name="T1">LA PRINCESSE.</text:span></text:p>
      <text:p text:style-name="P1"><text:span text:style-name="T1">D'où vient Prince, que vous ne dites mot, &amp; semblez interdit?</text:span></text:p>
      <text:p text:style-name="P1"><text:span text:style-name="T1">EVRIALE.</text:span></text:p>
      <text:p text:style-name="P1"><text:span text:style-name="T1">Ie le suis à la vérité, &amp; j'admire Madame, comme le Ciel a pû former deux ames aussi semblables en tout que les nostres : deux ames en qui l'on ait veu vne plus grande conformité de sentimens, qui ayent fait éclater dans le mesme temps vne resolution à braver les traits de l'Amour, &amp; qui dans le même moment ayent fait paroistre vne égale facilité à perdre le nom d'insensibles : Car enfin, Madame, puis que vostre exemple m'authorise, je ne feindray point de vous dire, que l'Amour aujourd'huy s'est rendu maître de mon coeur, &amp; qu'vne des Princesses, vos Cousines, l’aimable &amp; belle Aglante, a renversé d'vn coup d'oeil tous les projets de ma fierté. Ie suis rauy, Madame que par cette égalité de défaite, nous n'ayons rien à nous reprocher l’vn &amp; l'autre; &amp; je ne doute point que cõme ie vous louë infiniment de vostre choix, vous n'approuviez aussi le mien. Il faut que ce miracle éclatte aux yeux de tout le monde, &amp; nous ne devons point differer à nous rendre tous deux contens. Pour moy, Madame, je vous sollicite de vos suffrages, pour obtenir celle que ie souhaitte, &amp; vous trouverez bon que j'aille de ce pas en faire la demande au Prince vôtre Pere.</text:span></text:p>
      <text:p text:style-name="P1"><text:span text:style-name="T1">MORON.</text:span></text:p>
      <text:p text:style-name="P1"><text:soft-page-break/><text:span text:style-name="T1">Ah digne ! ah brave coeur !</text:span></text:p>
      <text:p text:style-name="P2"/>
      <text:p text:style-name="P1"><text:span text:style-name="T1">SCENE II.</text:span></text:p>
      <text:p text:style-name="P1"><text:span text:style-name="T1">LA PRINCESSE. MORON.</text:span></text:p>
      <text:p text:style-name="P1"><text:span text:style-name="T1">LA PRINCESSE.</text:span></text:p>
      <text:p text:style-name="P1"><text:span text:style-name="T1">AH ! Moron, ie n'en puis plus, &amp; ce coup que ie n'attendois pas, triomphe absolument de toute ma fermeté.</text:span></text:p>
      <text:p text:style-name="P2"/>
      <text:p text:style-name="P1"><text:span text:style-name="T1">70</text:span></text:p>
      <text:p text:style-name="P1"><text:span text:style-name="T1">MORON.</text:span></text:p>
      <text:p text:style-name="P1"><text:span text:style-name="T1">II est vray que le coup est surprenant, &amp; j'avois crû d'abord, que vostre stratagême avoit fait son effet. </text:span></text:p>
      <text:p text:style-name="P1"><text:span text:style-name="T1">LA PRINCESSE.</text:span></text:p>
      <text:p text:style-name="P1"><text:span text:style-name="T1">Ah ! ce m'est vn dépit à me desesperer, qu'vne autre ait l’avantage de soûmettre ce cœur que ie voulois soûmettre.</text:span></text:p>
      <text:p text:style-name="P2"/>
      <text:p text:style-name="P1"><text:span text:style-name="T1">SCENE III.</text:span></text:p>
      <text:p text:style-name="P1"><text:span text:style-name="T1">LA PRINCESSE, AGLANTE, MORON.</text:span></text:p>
      <text:p text:style-name="P1"><text:span text:style-name="T1">LA PRINCESSE.</text:span></text:p>
      <text:p text:style-name="P1"><text:span text:style-name="T1">PRincesse, i'ay à vous prier d'vne chose qu'il faut absolument que vous m'accordiez : Le Prince d'Ithaque vous aime, &amp; veut vous demander au Prince mon Pere.</text:span></text:p>
      <text:p text:style-name="P1"><text:span text:style-name="T1">AGLANTE.</text:span></text:p>
      <text:p text:style-name="P1"><text:span text:style-name="T1">Le Prince d'Ithaque, Madame ?</text:span></text:p>
      <text:p text:style-name="P1"><text:span text:style-name="T1">LA PRINCESSE.</text:span></text:p>
      <text:p text:style-name="P1"><text:span text:style-name="T1">Ouy il vient de m'en asseurer luy-même, &amp; m'a demandé mon suffrage pour vous obtenir ; mais ie vous conjure de rejetter cette proposition, &amp; de ne point prêter l'oreille à tout ce qu'il pourra vous dire.</text:span></text:p>
      <text:p text:style-name="P1"><text:span text:style-name="T1">AGLANTE.</text:span></text:p>
      <text:p text:style-name="P1"><text:span text:style-name="T1">Mais, Madame, s'il estoit vray que ce Prince m'aimast effectivement, pourquoy n'ayant aucun dessein de vous engager, ne voudriez-vous pas soufrir…</text:span></text:p>
      <text:p text:style-name="P1"><text:span text:style-name="T1">LA PRINCESSE.</text:span></text:p>
      <text:p text:style-name="P1"><text:span text:style-name="T1">Non, Aglante, ie vous le demande, faites-moy ce plaisir je vous prie, &amp; trouvez bon que n’ayãt pû avoir l’avantage de le soûmettre, je luy dérobe la joye de vous obtenir.</text:span></text:p>
      <text:p text:style-name="P1"><text:span text:style-name="T1">AGLANTE.</text:span></text:p>
      <text:p text:style-name="P1"><text:soft-page-break/><text:span text:style-name="T1">Madame, il faut vous obéir ; mais je croirois que 71 la conqueste d’vn tel cœur ne seroit pas vne victoire à dédaigner.</text:span></text:p>
      <text:p text:style-name="P1"><text:span text:style-name="T1">LA PRINCESSE.</text:span></text:p>
      <text:p text:style-name="P1"><text:span text:style-name="T1">Non, non, il n’aura pas la ioye de me braver entierement. </text:span></text:p>
      <text:p text:style-name="P2"/>
      <text:p text:style-name="P1"><text:span text:style-name="T1">SCENE IV.</text:span></text:p>
      <text:p text:style-name="P1"><text:span text:style-name="T1">ARISTOMENE, MORON, LA PRINCESSE, AGLANTE.</text:span></text:p>
      <text:p text:style-name="P1"><text:span text:style-name="T1">ARISTOMENE.</text:span></text:p>
      <text:p text:style-name="P1"><text:span text:style-name="T1">MAdame, je viens à vos pieds rendre grace à l'Amour de mes heureux destins, &amp; vous témoigner avec mes transports, le ressentiment où je suis, des bontez surprenantes dont vous daignez favoriser le plus soûmis de vos captifs.</text:span></text:p>
      <text:p text:style-name="P1"><text:span text:style-name="T1">LA PRINCESSE.</text:span></text:p>
      <text:p text:style-name="P1"><text:span text:style-name="T1">Comment?</text:span></text:p>
      <text:p text:style-name="P1"><text:span text:style-name="T1">ARISTOMENE.</text:span></text:p>
      <text:p text:style-name="P1"><text:span text:style-name="T1">Le prince d'Ithaque, Madame, vient de m’asserer tout à l'heure, que vostre coeur avoit eu la bonté de s'expliquer en ma faveur, sur ce celebre choix qu'attend toute la Grece.</text:span></text:p>
      <text:p text:style-name="P1"><text:span text:style-name="T1">LA PRINCESSE.</text:span></text:p>
      <text:p text:style-name="P1"><text:span text:style-name="T1">II vous a dit qu'il tenoit cela de ma bouche?</text:span></text:p>
      <text:p text:style-name="P1"><text:span text:style-name="T1">ARISTOMENE.</text:span></text:p>
      <text:p text:style-name="P1"><text:span text:style-name="T1">Ouy, Madame.</text:span></text:p>
      <text:p text:style-name="P1"><text:span text:style-name="T1">LA PRINCESSE.</text:span></text:p>
      <text:p text:style-name="P1"><text:span text:style-name="T1">C'est vn étourdy, &amp; vous estes vn peu trop credule, Prince, d'adjoûter foy si promtement à ce qu'il vous a dit ; vne pareille nouvelle meriteroit bien, ce me semble qu'on en doutast vn peu de temps, &amp; c'est tout ce que vous pourriez faire de la croire, si ie vous l'avois dite moy-mesme.</text:span></text:p>
      <text:p text:style-name="P1"><text:span text:style-name="T1">ARISTOMENE.</text:span></text:p>
      <text:p text:style-name="P1"><text:span text:style-name="T1">Madame, si i'ay esté trop prompt à me persuader…</text:span></text:p>
      <text:p text:style-name="P2"/>
      <text:p text:style-name="P1"><text:span text:style-name="T1">72</text:span></text:p>
      <text:p text:style-name="P1"><text:span text:style-name="T1">LA PRINCESSE.</text:span></text:p>
      <text:p text:style-name="P1"><text:span text:style-name="T1">De grace, Prince, brisons là ce discours, &amp; si vous voulez m'obliger, souffrez que ie puisse joüir de deux moments de solitude.</text:span></text:p>
      <text:p text:style-name="P2"/>
      <text:p text:style-name="P1"><text:span text:style-name="T1">SCENE V.</text:span></text:p>
      <text:p text:style-name="P1"><text:soft-page-break/><text:span text:style-name="T1">LA PRINCESSE, AGLANTE, MORON.</text:span></text:p>
      <text:p text:style-name="P1"><text:span text:style-name="T1">LA PRINCESSE.</text:span></text:p>
      <text:p text:style-name="P1"><text:span text:style-name="T1">AH ! qu'en cette avãture, le Ciel me traitte avec vne rigueur étrange ; au moins, Princesse, souvenez-vous de la priere que ie vous ay faite ?</text:span></text:p>
      <text:p text:style-name="P1"><text:span text:style-name="T1">AGLANTE.</text:span></text:p>
      <text:p text:style-name="P1"><text:span text:style-name="T1">Ie vous l'ay dit desia, Madame, il faut vous obeïr.</text:span></text:p>
      <text:p text:style-name="P1"><text:span text:style-name="T1">MORON.</text:span></text:p>
      <text:p text:style-name="P1"><text:span text:style-name="T1">Mais, Madame, s'il vous aymoit vous n'en voudriez point, &amp; cependant vous ne voulez pas qu'il soit à vn autre : C'est faire iustement comme le chien du Iardinier.</text:span></text:p>
      <text:p text:style-name="P1"><text:span text:style-name="T1">LA PRINCESSE.</text:span></text:p>
      <text:p text:style-name="P1"><text:span text:style-name="T1">Non, je ne puis souffrir qu'il soit heureux avec vne autre, &amp; si la chose estoit, ie croy que i'en mourrois de déplaisir.</text:span></text:p>
      <text:p text:style-name="P1"><text:span text:style-name="T1">MORON.</text:span></text:p>
      <text:p text:style-name="P1"><text:span text:style-name="T1">Ma foy, Madame, advoüons la dette, vous voudriez qu'il fust à vous, &amp; dans toutes vos actions, il est aisé de voir que vous aimez vn peu ce ieune Prince.</text:span></text:p>
      <text:p text:style-name="P1"><text:span text:style-name="T1">LA PRINCESSE.</text:span></text:p>
      <text:p text:style-name="P1"><text:span text:style-name="T1">Moy, ie l’aime ? O Ciel ! ie l’aime ? avez-vous l'insolence de prononcer ces paroles, sortez de ma veuë, impudent, &amp; ne vous presentez iamais devant moy.</text:span></text:p>
      <text:p text:style-name="P1"><text:span text:style-name="T1">MORON.</text:span></text:p>
      <text:p text:style-name="P1"><text:span text:style-name="T1">Madame…</text:span></text:p>
      <text:p text:style-name="P2"/>
      <text:p text:style-name="P1"><text:span text:style-name="T1">73</text:span></text:p>
      <text:p text:style-name="P1"><text:span text:style-name="T1">LA PRINCESSE.</text:span></text:p>
      <text:p text:style-name="P1"><text:span text:style-name="T1">Retirez-vous d'icy, vous dis-je, ou ie vous en feray retirer d'vne autre maniere.</text:span></text:p>
      <text:p text:style-name="P1"><text:span text:style-name="T1">MORON.</text:span></text:p>
      <text:p text:style-name="P1"><text:span text:style-name="T1">Ma foy son coeur en a sa provision, &amp;…</text:span></text:p>
      <text:p text:style-name="P1"><text:span text:style-name="T1">Il rencontre vn regard de la Princesse qui l’oblige à se retirer. </text:span></text:p>
      <text:p text:style-name="P2"/>
      <text:p text:style-name="P1"><text:span text:style-name="T1">SCENE VI.</text:span></text:p>
      <text:p text:style-name="P1"><text:span text:style-name="T1">LA PRINCESSE.</text:span></text:p>
      <text:p text:style-name="P1"><text:span text:style-name="T1">DE quelle emotion inconnuë sens-ie mon coeur atteint ! &amp; quelle inquietude secrette est venu troubler tout d'vn coup la tranquillité de mon ame? Ne seroit-ce point aussi, ce qu'on vient de me dire, &amp; sans en rien sçavoir, n'aymerois-ie point ce ieune Prince? Ah! si cela estoit, ie serois personne à me desesperer : mais il est impossible que cela soit, &amp; ie voy bien que je ne </text:span><text:soft-page-break/><text:span text:style-name="T1">puis pas l'aimer. Quoy ? ie serois capable de cette lâcheté. I'ay veu toute la terre à mes pieds, avec la plus grande insensibilité du monde. Les respects, les hommages &amp; les soûmissions n'ont iamais pû toucher mon ame, &amp; la fierté &amp; le dédain en auroient triomphé. I'ay méprisé tous ceux qui m'ont aymée, &amp; i'aimerois le seul qui me méprise ? Non, non, ie sçay bien que ie ne l’aime pas. II n'y a pas de raison à cela : Mais si ce n'est pas de l'amour que ce que ie sens maintenant, qu'est-ce donc que ce peut estre ? &amp; d'où vient ce poison qui me court par toutes les veines, &amp; ne me laisse point en repos avec moy-mesme? Sors de mon coeur, qui que tu sois, ennemy qui te caches, attaque moy visiblement, &amp; deviens à mes yeux la plus affreuse beste de tous nos bois, afin que mon dard &amp; mes flêches me puissent 74 deffaire de toy. O vous ! admirables personnes, qui par la douceur de vos chants avez l'art d'adoucir les plus fascheuses inquietudes, approchez-vous d'icy de grace, &amp; tâchez de charmer avec vostre Musique le chagrin où ie suis.</text:span></text:p>
      <text:p text:style-name="P1"><text:span text:style-name="T1">Fin du quatriéme Acte.</text:span></text:p>
      <text:p text:style-name="P2"/>
      <text:p text:style-name="P1"><text:span text:style-name="T1">CINQVIESME INTERMEDE.</text:span></text:p>
      <text:p text:style-name="P1"><text:span text:style-name="T1">CLIMENE, PHILIS.</text:span></text:p>
      <text:p text:style-name="P1"><text:span text:style-name="T1">CLIMENE.</text:span></text:p>
      <text:p text:style-name="P1"><text:span text:style-name="T1">CHere Philis, dy-moy, que crois-tu de l'amour?</text:span></text:p>
      <text:p text:style-name="P1"><text:span text:style-name="T1">PHILIS.</text:span></text:p>
      <text:p text:style-name="P1"><text:span text:style-name="T1">Toy-mesme, qu'en crois-tu, ma compagne fidelle?</text:span></text:p>
      <text:p text:style-name="P1"><text:span text:style-name="T1">CLIMENE.</text:span></text:p>
      <text:p text:style-name="P1"><text:span text:style-name="T1">On m'a dit que sa flâme est pire qu'vn Vautour,</text:span></text:p>
      <text:p text:style-name="P1"><text:span text:style-name="T1">Et qu'on souffre en aimant vne peine cruelle.</text:span></text:p>
      <text:p text:style-name="P1"><text:span text:style-name="T1">PHILIS.</text:span></text:p>
      <text:p text:style-name="P1"><text:span text:style-name="T1">On m'a dit qu'il n'est point de passion plus belle,</text:span></text:p>
      <text:p text:style-name="P1"><text:span text:style-name="T1">Et que ne pas aimer c'est renoncer au iour.</text:span></text:p>
      <text:p text:style-name="P1"><text:span text:style-name="T1">CLIMENE.</text:span></text:p>
      <text:p text:style-name="P1"><text:span text:style-name="T1">A qui des deux donnerons nous victoire?</text:span></text:p>
      <text:p text:style-name="P1"><text:span text:style-name="T1">PHILIS.</text:span></text:p>
      <text:p text:style-name="P1"><text:span text:style-name="T1">Qu'en croirons-nous, ou le mal ou le bien?</text:span></text:p>
      <text:p text:style-name="P1"><text:span text:style-name="T1">CLIMENE &amp; PHILIS, ensemble.</text:span></text:p>
      <text:p text:style-name="P1"><text:span text:style-name="T1">Aimons, c'est le vray moyen de sçavoir ce qu'on en doit croire.</text:span></text:p>
      <text:p text:style-name="P1"><text:span text:style-name="T1">PHILIS.</text:span></text:p>
      <text:p text:style-name="P1"><text:span text:style-name="T1">Cloris vante par tout l'amour &amp; ses ardeurs.</text:span></text:p>
      <text:p text:style-name="P1"><text:soft-page-break/><text:span text:style-name="T1">CLIMENE.</text:span></text:p>
      <text:p text:style-name="P1"><text:span text:style-name="T1">Amarante pour luy verse en tous lieux des larmes.</text:span></text:p>
      <text:p text:style-name="P1"><text:span text:style-name="T1">PHILIS. </text:span></text:p>
      <text:p text:style-name="P1"><text:span text:style-name="T1">Si de tant de tourmens il accable les coeurs,</text:span></text:p>
      <text:p text:style-name="P1"><text:span text:style-name="T1">75 D'où vient qu'on aime à luy rendre les armes?</text:span></text:p>
      <text:p text:style-name="P1"><text:span text:style-name="T1">CLIMENE.</text:span></text:p>
      <text:p text:style-name="P1"><text:span text:style-name="T1">Si sa flâme, Philis, est si pleine de charmes,</text:span></text:p>
      <text:p text:style-name="P1"><text:span text:style-name="T1">Pourquoy nous deffend-t’on d'ẽ goûter les douceurs?</text:span></text:p>
      <text:p text:style-name="P1"><text:span text:style-name="T1">PHILIS.</text:span></text:p>
      <text:p text:style-name="P1"><text:span text:style-name="T1">A qui des deux donnerons nous victoire?</text:span></text:p>
      <text:p text:style-name="P1"><text:span text:style-name="T1">CLIMENE.</text:span></text:p>
      <text:p text:style-name="P1"><text:span text:style-name="T1">Qu'en croirons-nous, ou le mal ou le bien ?</text:span></text:p>
      <text:p text:style-name="P1"><text:span text:style-name="T1">Toutes deux ensemble. </text:span></text:p>
      <text:p text:style-name="P1"><text:span text:style-name="T1">Aimons, c'est le moyen de sçavoir ce qu'on en doit croire.</text:span></text:p>
      <text:p text:style-name="P1"><text:span text:style-name="T1">La Princesse les interrompt en cét endroit, &amp; leur dit : </text:span></text:p>
      <text:p text:style-name="P1"><text:span text:style-name="T1">Achevez seules si vous voulez, ie ne sçaurois demeurer en repos, &amp; quelque douceur qu'ayent vos chants, ils ne font que redoubler mon inquietude.</text:span></text:p>
      <text:p text:style-name="P2"/>
      <text:p text:style-name="P1"><text:span text:style-name="T1">ACTE V.</text:span></text:p>
      <text:p text:style-name="P1"><text:span text:style-name="T1">ARGVMENT.</text:span></text:p>
      <text:p text:style-name="P1"><text:span text:style-name="T1">IL se passoit dans le coeur du Prince de Messene des choses bien differentes : la ioye que luy avoit donné le Prince d'Ithaque, en luy apprenãt malicieusement qu'il estoit aimé de la Princesse, l'avoit obligé de l'aller trouver avec vne inconsideration que rien qu'vne extrême amour ne pouvoit excuser; mais il en avoit esté receu d'vne maniere bien differente à ce qu'il esperoit. Elle luy demanda qui luy avoit appris cette nouvelle, et quand elle eut sceu que sçavoit esté le Prince d'Ithaque, cette connoissance augmenta cruellement son mal, et luy fit dire à demy desesperée, c'est vn estourdy; et ce mot étourdit si fort le Prince de Messene, qu’il sortit tout confus sans luy pouvoir répondre. </text:span></text:p>
      <text:p text:style-name="P1"><text:span text:style-name="T1">La Princesse d'vn autre 76 costé alla trouver le Roy son pere, qui venoit de paroistre avec le Prince d'Ithaque, et qui luy témoignoit non-seulement la joye qu'il auroit euë de le voir entrer dans son alliance, mesme l'opinion qu'il commençoit d'avoir que sa fille ne le haïssoit pas : Elle ne fut pas plûtost aupres de luy, que se iettant à ses pieds, elle luy demanda pour la plus grande faveur qu'elle en pût iamais recevoir, que le Prince d'Ithaque n'épousast iamais la Princesse. Ce qui luy promit solemnellement ; mais il luy dit, que si elle ne vouloit point qu'il </text:span><text:soft-page-break/><text:span text:style-name="T1">fust à vn autre, il falloit qu'elle le prist pour elle : elle luy répondit, il ne le voudroit pas; mais d'vne maniere si passionnée, qu'il estoit aisé de connoistre les sentimens de son coeur. Alors le Prince quittant toute sorte de feinte, luy confessa son amour, et le stratagéme dont il s'estoit servi pour venir au point où il se voyoit alors par la connoissance de son humeur : La Princesse luy donnant la main, le Roy se tourna vers les deux Princes de Messene et de Pyle, et leur demanda si ses deux parentes, dont le merite n'estoit pas moindre que la qualité, ne seroient point capables de les consoler de leur disgrace ; ils luy répondirent que l’honneur de son alliance faisant tous leurs souhaits, ils ne pouvoient esperer vne plus heureuse fortune. Alors la ioye fut si grande dans le Palais, qu'elle se répandit par tous les environs.</text:span></text:p>
      <text:p text:style-name="P2"/>
      <text:p text:style-name="P1"><text:span text:style-name="T1">SCENE PREMIERE.</text:span></text:p>
      <text:p text:style-name="P1"><text:span text:style-name="T1">LE PRINCE, EVRIALE, MORON, AGLANTE, CINTHIE.</text:span></text:p>
      <text:p text:style-name="P1"><text:span text:style-name="T1">MORON.</text:span></text:p>
      <text:p text:style-name="P1"><text:span text:style-name="T1">OVy, Seigneur, ce n'est point raillerie, i'en suis ce qu'on appelle disgracié. II m'a falu tirer mes 77 chausses au plus viste, &amp; iamais vous n'avez veu vn en emportement plus brusque que le sien.</text:span></text:p>
      <text:p text:style-name="P1"><text:span text:style-name="T1">LE PRINCE.</text:span></text:p>
      <text:p text:style-name="P1"><text:span text:style-name="T1">Ah ! Prince, que ie devray de graces à ce stratagême amoureux, s'il faut qu'il ait trouvé le secret de toucher son coeur.</text:span></text:p>
      <text:p text:style-name="P1"><text:span text:style-name="T1">EVRIALE.</text:span></text:p>
      <text:p text:style-name="P1"><text:span text:style-name="T1">Quelque chose, Seigneur, que l'on vienne de vous en dire, ie n'ose encore, pour moy, me flatter de ce doux espoir : mais enfin si ce n'est pas à moy trop de temerité, que d'oser aspirer à l'honneur de vostre alliance, si ma personne, &amp; mes Estats...</text:span></text:p>
      <text:p text:style-name="P1"><text:span text:style-name="T1">LE PRINCE.</text:span></text:p>
      <text:p text:style-name="P1"><text:span text:style-name="T1">Prince, n'entrons point dans ces complimens, ie trouve en vous dequoy remplir tous les souhaits d'vn Père, &amp; si vous avez le coeur de ma fille, il ne vous manque rien.</text:span></text:p>
      <text:p text:style-name="P2"/>
      <text:p text:style-name="P1"><text:span text:style-name="T1">SCENE II.</text:span></text:p>
      <text:p text:style-name="P1"><text:span text:style-name="T1">LA PRINCESSE, LE PRINCE, EVRIALE, AGLANTE, CINTHIE, MORON.</text:span></text:p>
      <text:p text:style-name="P1"><text:span text:style-name="T1">LA PRINCESSE.</text:span></text:p>
      <text:p text:style-name="P1"><text:span text:style-name="T1">O Ciel ! que vois-je icy ?</text:span></text:p>
      <text:p text:style-name="P1"><text:span text:style-name="T1">LE PRINCE.</text:span></text:p>
      <text:p text:style-name="P1"><text:span text:style-name="T1">Ouy, l’honneur de vostre alliance m'est d'vn prix tres-considerable, &amp; ie souscris aisement de tous mes suffrages à la demande que vous me faites.</text:span></text:p>
      <text:p text:style-name="P1"><text:soft-page-break/><text:span text:style-name="T1">LA PRINCESSE.</text:span></text:p>
      <text:p text:style-name="P1"><text:span text:style-name="T1">Seigneur, ie me iette à vos pieds pour vous demander vne grace. Vous m'avez tousiours témoigné vne tendresse extrême, &amp; ie croy vous devoir bien plus par les bontez que vous m'avez fait voir, que par 78 le iour que vous m'avez donné : Mais si iamais pour moy vous avez eu de l’amitié, ie vous en demande aujourd'huy la plus sensible preuve que vous me puissiez accorder; c'est de n'écouter point, Seigneur, la demande de ce Prince, &amp; de ne pas souffrir que la Princesse Aglante soit vnie auec luy.</text:span></text:p>
      <text:p text:style-name="P1"><text:span text:style-name="T1">LE PRINCE.</text:span></text:p>
      <text:p text:style-name="P1"><text:span text:style-name="T1">Et par quelle raison, ma fille, voudrois-tu t'opposer à cette vnion ?</text:span></text:p>
      <text:p text:style-name="P1"><text:span text:style-name="T1">LA PRINCESSE.</text:span></text:p>
      <text:p text:style-name="P1"><text:span text:style-name="T1">Par la raison, que je haïs ce Prince, &amp; que ie veux, si je puis traverser ses desseins.</text:span></text:p>
      <text:p text:style-name="P1"><text:span text:style-name="T1">LE PRINCE.</text:span></text:p>
      <text:p text:style-name="P1"><text:span text:style-name="T1">Tu le haïs, ma Fille?</text:span></text:p>
      <text:p text:style-name="P1"><text:span text:style-name="T1">LA PRINCESSE.</text:span></text:p>
      <text:p text:style-name="P1"><text:span text:style-name="T1">Oüy, &amp; de tout mon coeur, ie vous l'avouë.</text:span></text:p>
      <text:p text:style-name="P1"><text:span text:style-name="T1">LE PRINCE.</text:span></text:p>
      <text:p text:style-name="P1"><text:span text:style-name="T1">Et que t’a-t’il fait?</text:span></text:p>
      <text:p text:style-name="P1"><text:span text:style-name="T1">LA PRINCESSE.</text:span></text:p>
      <text:p text:style-name="P1"><text:span text:style-name="T1">Il m'a méprisée.</text:span></text:p>
      <text:p text:style-name="P1"><text:span text:style-name="T1">LE PRINCE.</text:span></text:p>
      <text:p text:style-name="P1"><text:span text:style-name="T1">Et comment?</text:span></text:p>
      <text:p text:style-name="P1"><text:span text:style-name="T1">LA PRINCESSE.</text:span></text:p>
      <text:p text:style-name="P1"><text:span text:style-name="T1">II ne m'a pas trouvée assez bien faite pour m'adresser ses voeux.</text:span></text:p>
      <text:p text:style-name="P1"><text:span text:style-name="T1">LE PRINCE.</text:span></text:p>
      <text:p text:style-name="P1"><text:span text:style-name="T1">Et qu’elle offense te fait cela ? Tu ne veux accepter personne ?</text:span></text:p>
      <text:p text:style-name="P1"><text:span text:style-name="T1">LA PRINCESSE.</text:span></text:p>
      <text:p text:style-name="P1"><text:span text:style-name="T1">N'importe, il me devoit aymer comme les autres, &amp; me laisser, au moins, la gloire de le refuser : Sa declaration me fait vn affront, &amp; ce m'est vn honte sensible, qu'à mes yeux, &amp; au milieu de vostre Cour il a recherché vne autre que moy.</text:span></text:p>
      <text:p text:style-name="P1"><text:span text:style-name="T1">LE PRINCE.</text:span></text:p>
      <text:p text:style-name="P1"><text:span text:style-name="T1">Mais quel interest dois-tu prendre à luy?</text:span></text:p>
      <text:p text:style-name="P2"/>
      <text:p text:style-name="P1"><text:span text:style-name="T1">79</text:span></text:p>
      <text:p text:style-name="P1"><text:span text:style-name="T1">LA PRINCESSE.</text:span></text:p>
      <text:p text:style-name="P1"><text:soft-page-break/><text:span text:style-name="T1">I'en prens, Seigneur, à me venger de son mépris, &amp; comme ie sçay bien qu'il aime Aglante avec beaucoup d'ardeur, je veux empescher, s'il vous plaît, qu'il ne soit heureux avec elle.</text:span></text:p>
      <text:p text:style-name="P1"><text:span text:style-name="T1">LE PRINCE.</text:span></text:p>
      <text:p text:style-name="P1"><text:span text:style-name="T1">Cela te tient donc bien au coeur?</text:span></text:p>
      <text:p text:style-name="P1"><text:span text:style-name="T1">LA PRINCESSE.</text:span></text:p>
      <text:p text:style-name="P1"><text:span text:style-name="T1">Ouy, Seigneur, sans doute, &amp; s'il obtient ce qu'il demande, vous me verrez expirer à vos yeux.</text:span></text:p>
      <text:p text:style-name="P1"><text:span text:style-name="T1">LE PRINCE.</text:span></text:p>
      <text:p text:style-name="P1"><text:span text:style-name="T1">Va, va, ma Fille, advouë franchement la chose. Le merite de ce Prince t'a fait ouvrir les yeux, &amp; tu l’aymes, enfin, quoy que tu puisses dire.</text:span></text:p>
      <text:p text:style-name="P1"><text:span text:style-name="T1">LA PRINCESSE.</text:span></text:p>
      <text:p text:style-name="P1"><text:span text:style-name="T1">Moy, Seigneur ?</text:span></text:p>
      <text:p text:style-name="P1"><text:span text:style-name="T1">LE PRINCE.</text:span></text:p>
      <text:p text:style-name="P1"><text:span text:style-name="T1">Ouy, tu l'aymes ? </text:span></text:p>
      <text:p text:style-name="P1"><text:span text:style-name="T1">LA PRINCESSE.</text:span></text:p>
      <text:p text:style-name="P1"><text:span text:style-name="T1">Ie l’ayme, dites-vous ? &amp; vous m'imputez cette lâcheté. O Ciel ! quelle est mon infortune ! puis-je bien sans mourir entendre ces paroles, &amp; faut-il que je sois si mal-heureuse qu’on me soupçonne de l'aymer. Ah ! si c'estoit vn autre que vous Seigneur, qui me tint ce discours, je ne sçay pas ce que je ne ferois point. </text:span></text:p>
      <text:p text:style-name="P1"><text:span text:style-name="T1">LE PRINCE.</text:span></text:p>
      <text:p text:style-name="P1"><text:span text:style-name="T1">Et bien ? ouy, tu ne l'aymes pas. Tu le haïs, j'y consens, &amp; je veux bien pour te contenter qu'il n'épouse pas la Princesse Aglante.</text:span></text:p>
      <text:p text:style-name="P1"><text:span text:style-name="T1">LA PRINCESSE.</text:span></text:p>
      <text:p text:style-name="P1"><text:span text:style-name="T1">Ah ! Seigneur, vous me donnez la vie.</text:span></text:p>
      <text:p text:style-name="P1"><text:span text:style-name="T1">LE PRINCE.</text:span></text:p>
      <text:p text:style-name="P1"><text:span text:style-name="T1">Mais enfin d'empescher qu'il ne puisse jamais estre à elle, il faut que tu le prennes pour toy.</text:span></text:p>
      <text:p text:style-name="P2"/>
      <text:p text:style-name="P1"><text:span text:style-name="T1">80</text:span></text:p>
      <text:p text:style-name="P1"><text:span text:style-name="T1">LA PRINCESSE.</text:span></text:p>
      <text:p text:style-name="P1"><text:span text:style-name="T1">Vous vous mocquez, Seigneur, &amp; ce n'est pas ce qu'il demande.</text:span></text:p>
      <text:p text:style-name="P1"><text:span text:style-name="T1">EVRIALE.</text:span></text:p>
      <text:p text:style-name="P1"><text:span text:style-name="T1">Pardonnez-moy, Madame, ie suis assez temeraire pour cela, &amp; ie prens à témoin le Prince vostre Pere, si ce n'est pas vous que i'ay demandée. C'est trop vous tenir dans l'erreur, il faut lever le masque, &amp; deussiez-vous vous en prévaloir contre moy, découvrir à vos yeux les veritables sentimens de mon coeur. Ie n'ay jamais aymé que vous, &amp; ie n'aimerai iamais que </text:span><text:soft-page-break/><text:span text:style-name="T1">vous. C’est vous, Madame, qui m'avez enlevé cette qualité d'insẽsible que j'avois toûjours affectée, &amp; tout ce que j'ay pû vous dire, n'a esté qu'vne feinte, qu'vn mouvement secret m'a inspirée, &amp; que ie n'ay suivie qu'avec toutes les violences imaginables. Il falloit qu'elle cessât bien tost, sans doute, &amp; je m'étõne seulement qu'elle ait pû durer la moitié d'vn jour : car enfin ie mourois, ie brûlois dans l'ame quand ie vous déguisois mes sentimẽs, &amp; jamais cœur n'a souffert vne cõtrainte égale à la miẽne. Que si cette feinte, Madame, a quelque chose qui vous offense, ie suis tout prest de mourir pour vous en vanger : Vous n'avez qu'à parler, &amp; ma main sur le champ fera gloire d'exécuter l’Arrest que vous prononcerez.</text:span></text:p>
      <text:p text:style-name="P1"><text:span text:style-name="T1">LA PRINCESSE.</text:span></text:p>
      <text:p text:style-name="P1"><text:span text:style-name="T1">Non, non, Prince, ie ne vous sçay pas mauvais gré de m'avoir abusée, &amp; tout ce que vous m'avez dit, je l’aime bien mieux vne feinte, que non pas vne vérité.</text:span></text:p>
      <text:p text:style-name="P1"><text:span text:style-name="T1">LE PRINCE.</text:span></text:p>
      <text:p text:style-name="P1"><text:span text:style-name="T1">Si bien donc, ma Fille, que tu veux bien accepter ce Prince pour Espoux?</text:span></text:p>
      <text:p text:style-name="P1"><text:span text:style-name="T1">LA PRINCESSE.</text:span></text:p>
      <text:p text:style-name="P1"><text:span text:style-name="T1">Seigneur, je ne sçay pas encore ce que ie veux : dõnez-moy le temps d'y songer, ie vous prie, &amp; 81 m'épargnez vn peu la confusion où je suis.</text:span></text:p>
      <text:p text:style-name="P1"><text:span text:style-name="T1">LE PRINCE.</text:span></text:p>
      <text:p text:style-name="P1"><text:span text:style-name="T1">Vous iugez, Prince, ce que cela veut dire, &amp; vous vous pouvez fonder là dessus.</text:span></text:p>
      <text:p text:style-name="P1"><text:span text:style-name="T1">EVRIALE.</text:span></text:p>
      <text:p text:style-name="P1"><text:span text:style-name="T1">Ie l’attendray tant qu'il vous plairra, Madame, cét Arrest de ma destinée, &amp; s'il me condamne à la mort, je le suivray sans murmure.</text:span></text:p>
      <text:p text:style-name="P1"><text:span text:style-name="T1">LE PRINCE.</text:span></text:p>
      <text:p text:style-name="P1"><text:span text:style-name="T1">Vien, Moron, c'est icy vn iour de paix, &amp; ie te remets en grace avec la Princesse.</text:span></text:p>
      <text:p text:style-name="P1"><text:span text:style-name="T1">MORON.</text:span></text:p>
      <text:p text:style-name="P1"><text:span text:style-name="T1">Seigneur, ie seray meilleur Courtisan vne autre fois, &amp; ie me garderay bien de dire ce que ie pense. </text:span></text:p>
      <text:p text:style-name="P2"/>
      <text:p text:style-name="P1"><text:span text:style-name="T1">SCENE III.</text:span></text:p>
      <text:p text:style-name="P1"><text:span text:style-name="T1">ARISTOMENE, THEOCLES, LE PRINCE, LA PRINCESSE, AGLANTE, CINTHIE, MORON.</text:span></text:p>
      <text:p text:style-name="P1"><text:span text:style-name="T1">LE PRINCE.</text:span></text:p>
      <text:p text:style-name="P1"><text:span text:style-name="T1">IE crains bien, Princes, que le choix de ma Fille ne soit pas en vostre faveur : mais voila deux Princesses qui peuvent bien vous consoler de ce petit malheur.</text:span></text:p>
      <text:p text:style-name="P1"><text:span text:style-name="T1">ARISTOMENE.</text:span></text:p>
      <text:p text:style-name="P1"><text:soft-page-break/><text:span text:style-name="T1">Seigneur, nous sçavons prendre nostre party, &amp; si ces aymables Princesses n'ont point trop de mépris pour les coeurs qu'on a rebutez ; nous pouvons revenir par elles à l’honneur de vostre alliance.</text:span></text:p>
      <text:p text:style-name="P2"/>
      <text:p text:style-name="P1"><text:span text:style-name="T1">82</text:span></text:p>
      <text:p text:style-name="P1"><text:span text:style-name="T1">SCENE <text:s/>IV.</text:span></text:p>
      <text:p text:style-name="P1"><text:span text:style-name="T1">PHILIS, ARISTOMENE, THEOCLE, LE PRINCE, LA PRINCESSE, AGLANTE, CINTHIE. MORON.</text:span></text:p>
      <text:p text:style-name="P1"><text:span text:style-name="T1">PHILIS.</text:span></text:p>
      <text:p text:style-name="P1"><text:span text:style-name="T1">SEigneur, la Deesse Venus vient d'annoncer par tout le changement du coeur de la Princesse : Tous les Pasteurs &amp; toutes les Bergeres en témoignent leur joye par des danses &amp; des chansons, &amp; si ce n'est point vn spectacle que vous méprisiez, vous allez voir l'allegresse publique se répandre jusques icy.</text:span></text:p>
      <text:p text:style-name="P1"><text:span text:style-name="T1">Fin du cinquiéme Acte.</text:span></text:p>
      <text:p text:style-name="P2"/>
      <text:p text:style-name="P1"><text:span text:style-name="T1">SIXIESME INTERMEDE.</text:span></text:p>
      <text:p text:style-name="P1"><text:span text:style-name="T1">COEVR DE PASTEVRS, &amp; de Bergeres qui dansent. </text:span></text:p>
      <text:p text:style-name="P1"><text:span text:style-name="T1">Quatre Bergers et deux Bergeres Heroïques, representez les premiers par les Sieurs le Gros, Estival, Don et Blondel; et les deux Bergeres par Mademoiselle de la Barre et Mademoiselle Hilaire, se prenans par la main, chanterent cette Chanson à danser à laquelle les autres répondirent.</text:span></text:p>
      <text:p text:style-name="P1"><text:span text:style-name="T1">CHANSON.</text:span></text:p>
      <text:p text:style-name="P1"><text:span text:style-name="T1">Vsez mieux, ô beautez fieres,</text:span></text:p>
      <text:p text:style-name="P1"><text:span text:style-name="T1">Du pouvoir de tout charmer;</text:span></text:p>
      <text:p text:style-name="P1"><text:span text:style-name="T1">Aymez, aymables Bergeres,</text:span></text:p>
      <text:p text:style-name="P1"><text:span text:style-name="T1">83 Nos coeurs sont faits pour aymer :</text:span></text:p>
      <text:p text:style-name="P1"><text:span text:style-name="T1">Quelque fort qu'on s'en deffende,</text:span></text:p>
      <text:p text:style-name="P1"><text:span text:style-name="T1">Il y faut venir vn jour :</text:span></text:p>
      <text:p text:style-name="P1"><text:span text:style-name="T1">Il n'est rien qui ne se rende</text:span></text:p>
      <text:p text:style-name="P1"><text:span text:style-name="T1">Aux doux charmes de l'Amour.</text:span></text:p>
      <text:p text:style-name="P1"><text:span text:style-name="T1">Songez de bonne heure à suivre</text:span></text:p>
      <text:p text:style-name="P1"><text:span text:style-name="T1">Le plaisir de s'enflamer,</text:span></text:p>
      <text:p text:style-name="P1"><text:span text:style-name="T1">Vn coeur ne commence à vivre</text:span></text:p>
      <text:p text:style-name="P1"><text:span text:style-name="T1">Que du jour qu'il sçait aymer :</text:span></text:p>
      <text:p text:style-name="P1"><text:soft-page-break/><text:span text:style-name="T1">Quelque fort qu'on s'en deffende,</text:span></text:p>
      <text:p text:style-name="P1"><text:span text:style-name="T1">Il y faut venir vn jour :</text:span></text:p>
      <text:p text:style-name="P1"><text:span text:style-name="T1">II n'est rien qui ne se rende</text:span></text:p>
      <text:p text:style-name="P1"><text:span text:style-name="T1">Aux doux charmes de l'Amour.</text:span></text:p>
      <text:p text:style-name="P1"><text:span text:style-name="T1">Pendant que ces aymables personnes dansoient, il sortit de dessous le Theatre la machine d'vn grand arbre chargé de seize Faunes, dont les huict joüerent de la Flûte, et les autres du Violon, avec vn concert le plus agreable du monde. Trente Violons leur répõdoient de l’Orchestre, avec six autres concertans de Clavessins et de Thuorbes, qui estoient les Sieurs d’Anglebert, Richard, Itier, la Barre le cadet, Tissin, et le Moine.</text:span></text:p>
      <text:p text:style-name="P2"/>
      <text:p text:style-name="P1"><text:span text:style-name="T1">Et quatre Bergers et quatre Bergeres vinrent danser vne fort belle entrée, à laquelle les Faunes décendans de l'arbre se meslerent de temps en temps, et toute cette Scene fut si grande, si remplie, et si agreable, qu'il ne s'estoit encore rien veu de plus beau en Ballet.</text:span></text:p>
      <text:p text:style-name="P1"><text:span text:style-name="T1">Aussi fit-elle vne advantageuse conclusion aux divertissemens de ce jour, que toute la Cour ne loüa pas moins que celuy qui l'avoit precedé, se retirant avec vne satisfaction qui luy fit bien esperer de la suite d'vne Feste si complete.</text:span></text:p>
      <text:p text:style-name="P1"><text:span text:style-name="T1">Les Bergers étoient, les Sieurs Chicanneau, du Pron, Noblet, et la Pierre.</text:span></text:p>
      <text:p text:style-name="P1"><text:span text:style-name="T1">Et les Bergeres, les Sieurs Baltazard, Magny, Arnald, et Bonard.</text:span></text:p>
      <text:p text:style-name="P2"/>
      <text:p text:style-name="P1"><text:span text:style-name="T1">84</text:span></text:p>
      <text:p text:style-name="P1"><text:span text:style-name="T1">TROISIESME IOVRNÉE DES PLAISIRS DE L'ISLE ENCHANTÉE.</text:span></text:p>
      <text:p text:style-name="P1"><text:span text:style-name="T1">PLus on s'avançoit vers le grand Rondeau qui representoit le Lac sur lequel estoit autrefois bâty le Palais d'Alcine : plus on s'approchoit de la fin des divertissemens de l'Isle Enchantée comme s'il n'eût pas esté juste que tant de braves Chevaliers demeurassent plus long-temps dans vne oisiveté qui eust fait tort à leur gloire.</text:span></text:p>
      <text:p text:style-name="P1"><text:span text:style-name="T1">On feignoit donc suivant toûjours le premier dessein, que le Ciel ayant resolu de donner la liberté à ces Guerriers : Alcine en eut des pressentimens qui la remplirent de terreur &amp; d'inquietudes : Elle voulut apporter tous les remedes possibles pour prévenir le malheur, &amp; fortifier en toutes manieres vn lieu qui pût renfermer tout son repos &amp; sa joye.</text:span></text:p>
      <text:p text:style-name="P1"><text:span text:style-name="T1">On fit paroistre sur ce Rondeau, dont l'étenduë &amp; la forme sont extraordinaires, vn rocher situé au milieu d'vne Isle couverte de divers animaux, comme s'ils eussent voulu en deffendre l'entrée.</text:span></text:p>
      <text:p text:style-name="P1"><text:soft-page-break/><text:span text:style-name="T1">Deux autres Isles plus longues, mais d'vne moindre largeur, paroissoient aux deux costez de la premiere, &amp; toutes trois aussi bien que les bords du Rondeau, estoient si fort éclairées, que ces lumieres faisoient 85 naistre vn nouveau iour dans l'obscurité de la nuict .</text:span></text:p>
      <text:p text:style-name="P1"><text:span text:style-name="T1">Leurs Majestez estant arrivées, n'eurent pas plûtost pris leur place, que l'vne des deux Isles qui paroissoient aux costez de la premiere, fut toute couverte de Violons fort bien vestus. L'autre qui estoit opposée, le fut au mesme temps de Trompettes &amp; de Tymbaliers, dont les habits n'estoient pas moins riches.</text:span></text:p>
      <text:p text:style-name="P1"><text:span text:style-name="T1">Mais ce qui surprit davantage, fut de voir sortir Alcine de derriere le rocher, portée par vn Monstre Marin d’vne grandeur prodigieuse.</text:span></text:p>
      <text:p text:style-name="P1"><text:span text:style-name="T1">Deux des Nymphes de sa suitte, sous les noms de Celie &amp; de Dircé, partirent au mesme temps à sa suite, &amp; se mettant à ses costez sur de grãdes Baleines, elles, s'approcherent du bord du Rondeau, &amp; Alcine commença des Vers ausquels ses compagnes répondirent, &amp; qui furent à la loüange de la Reine Mere du Roy.</text:span></text:p>
      <text:p text:style-name="P2"/>
      <text:p text:style-name="P1"><text:span text:style-name="T1">ALCINE. CELIE. DIRCE.</text:span></text:p>
      <text:p text:style-name="P1"><text:span text:style-name="T1">ALCINE. </text:span></text:p>
      <text:p text:style-name="P1"><text:span text:style-name="T1">VOus à qui ie fis part de ma felicité,</text:span></text:p>
      <text:p text:style-name="P1"><text:span text:style-name="T1">Pleurez avecque moy dans cette extremité.</text:span></text:p>
      <text:p text:style-name="P1"><text:span text:style-name="T1">CELIE.</text:span></text:p>
      <text:p text:style-name="P1"><text:span text:style-name="T1">Quel est donc le suiet des soudaines alarmes.</text:span></text:p>
      <text:p text:style-name="P1"><text:span text:style-name="T1">Qui de vos yeux charmans font couler tant de larmes?</text:span></text:p>
      <text:p text:style-name="P1"><text:span text:style-name="T1">ALCINE.</text:span></text:p>
      <text:p text:style-name="P1"><text:span text:style-name="T1">Dans les sombres horreurs d'vn songe menassant,</text:span></text:p>
      <text:p text:style-name="P1"><text:span text:style-name="T1">Si ie pense en parler, ce n'est qu'en fremissant.</text:span></text:p>
      <text:p text:style-name="P1"><text:span text:style-name="T1">Vn spectre m'advertit, d'vne voix éperduë,</text:span></text:p>
      <text:p text:style-name="P1"><text:span text:style-name="T1">Que pour moy des Enfers la force est suspenduë ;</text:span></text:p>
      <text:p text:style-name="P1"><text:span text:style-name="T1">Qu'vn celeste pouvoir arreste leur secours,</text:span></text:p>
      <text:p text:style-name="P1"><text:span text:style-name="T1">Et que ce iour sera le dernier de mes iours.</text:span></text:p>
      <text:p text:style-name="P1"><text:span text:style-name="T1">Ce que versa de triste au point de ma naissance</text:span></text:p>
      <text:p text:style-name="P1"><text:span text:style-name="T1">Des Astres ennemis la maligne influence,</text:span></text:p>
      <text:p text:style-name="P1"><text:span text:style-name="T1">Et tout ce que mon Art m'a predit de malheurs</text:span></text:p>
      <text:p text:style-name="P1"><text:span text:style-name="T1">En ce songe fus peint de si vives couleurs,</text:span></text:p>
      <text:p text:style-name="P1"><text:span text:style-name="T1">Qu'à mes yeux esveillez sans cesse il represente</text:span></text:p>
      <text:p text:style-name="P1"><text:span text:style-name="T1">86 Le pouvoir de Melisse, et l'heur de Bradamante.</text:span></text:p>
      <text:p text:style-name="P1"><text:soft-page-break/><text:span text:style-name="T1">I’avois préveû ces maux, mais les charmans plaisirs</text:span></text:p>
      <text:p text:style-name="P1"><text:span text:style-name="T1">Qui sembloient en ces lieux prevenir nos desirs ;</text:span></text:p>
      <text:p text:style-name="P1"><text:span text:style-name="T1">Nos superbes palais, nos iardins, nos campagnes,</text:span></text:p>
      <text:p text:style-name="P1"><text:span text:style-name="T1">L'agreable entretien de nos cheres compagnes ;</text:span></text:p>
      <text:p text:style-name="P1"><text:span text:style-name="T1">Nos ieux et nos chansons, les concerts des oiseaux,</text:span></text:p>
      <text:p text:style-name="P1"><text:span text:style-name="T1">Le parfum des Zephirs, le murmure des eaux ;</text:span></text:p>
      <text:p text:style-name="P1"><text:span text:style-name="T1">De nos tendres amours les douces avantures,</text:span></text:p>
      <text:p text:style-name="P1"><text:span text:style-name="T1">M'avoient fait oublier ces funestes augures </text:span></text:p>
      <text:p text:style-name="P1"><text:span text:style-name="T1">Quand le songe cruel dont ie me sens troubler</text:span></text:p>
      <text:p text:style-name="P1"><text:span text:style-name="T1">Avec tant de fureur les vint renouveller.</text:span></text:p>
      <text:p text:style-name="P1"><text:span text:style-name="T1">Chaque instant ie croy voir mes forces terrassées.</text:span></text:p>
      <text:p text:style-name="P1"><text:span text:style-name="T1">Mes gardes esgorgez, et mes prisons forcées ;</text:span></text:p>
      <text:p text:style-name="P1"><text:span text:style-name="T1">Ie croy voir mille amans par mon art tranformez,</text:span></text:p>
      <text:p text:style-name="P1"><text:span text:style-name="T1">D'vne esgale fureur à ma perte animez,</text:span></text:p>
      <text:p text:style-name="P1"><text:span text:style-name="T1">Quitter en mesme temps leurs troncs et leurs feuïllages,</text:span></text:p>
      <text:p text:style-name="P1"><text:span text:style-name="T1">Dans le iuste dessein de vanger leurs outrages,</text:span></text:p>
      <text:p text:style-name="P1"><text:span text:style-name="T1">Et ie croy voir, enfin, mon aymable Roger</text:span></text:p>
      <text:p text:style-name="P1"><text:span text:style-name="T1">De mes fers mesprisez, prest à se dégager.</text:span></text:p>
      <text:p text:style-name="P1"><text:span text:style-name="T1">CELIE.</text:span></text:p>
      <text:p text:style-name="P1"><text:span text:style-name="T1">La crainte en vostre esprit s'est acquis trop d'empire,</text:span></text:p>
      <text:p text:style-name="P1"><text:span text:style-name="T1">Vous regnez seule icy, pour vous seule on soûpire;</text:span></text:p>
      <text:p text:style-name="P1"><text:span text:style-name="T1">Rien n'interrompt le cours de vos contentemens</text:span></text:p>
      <text:p text:style-name="P1"><text:span text:style-name="T1">Que les accens plaintifs de vos tristes amans:</text:span></text:p>
      <text:p text:style-name="P1"><text:span text:style-name="T1">Logistile, et ses gens chassez de nos campagnes</text:span></text:p>
      <text:p text:style-name="P1"><text:span text:style-name="T1">Tremblent encor de peur, cachez dans leurs montagnes,</text:span></text:p>
      <text:p text:style-name="P1"><text:span text:style-name="T1">Et le nom de Melisse, en ces lieux inconnu,</text:span></text:p>
      <text:p text:style-name="P1"><text:span text:style-name="T1">Par vos augures seuls iusqu'à nous est venu.</text:span></text:p>
      <text:p text:style-name="P1"><text:span text:style-name="T1">DIRCE.</text:span></text:p>
      <text:p text:style-name="P1"><text:span text:style-name="T1">Ah ! ne nous flatons point, ce fantosme effroyable</text:span></text:p>
      <text:p text:style-name="P1"><text:span text:style-name="T1">M’a tenu cette nuict vn discours tout semblable.</text:span></text:p>
      <text:p text:style-name="P1"><text:span text:style-name="T1">ALCINE.</text:span></text:p>
      <text:p text:style-name="P1"><text:span text:style-name="T1">Helas ! de nos mal heurs qui peut encor douter ?</text:span></text:p>
      <text:p text:style-name="P1"><text:span text:style-name="T1">CELIE.</text:span></text:p>
      <text:p text:style-name="P1"><text:span text:style-name="T1">I'y vois vn grand remede, et facile à tenter ;</text:span></text:p>
      <text:p text:style-name="P1"><text:soft-page-break/><text:span text:style-name="T1">I'y vois vn grand remede, et facile à tenter ;</text:span></text:p>
      <text:p text:style-name="P1"><text:span text:style-name="T1">87 Vne Reine paroist, dont le secours propice</text:span></text:p>
      <text:p text:style-name="P1"><text:span text:style-name="T1">Nous sçaura garantir des efforts de Melisse ;</text:span></text:p>
      <text:p text:style-name="P1"><text:span text:style-name="T1">Par tout de cette Reyne on vante la bonté, </text:span></text:p>
      <text:p text:style-name="P1"><text:span text:style-name="T1">Et l'on dit que son coeur, de qui la fermeté</text:span></text:p>
      <text:p text:style-name="P1"><text:span text:style-name="T1">Des flots les plus mutins méprisa l’insolence,</text:span></text:p>
      <text:p text:style-name="P1"><text:span text:style-name="T1">Contre les voeux des siens est toûjours sans deffense.</text:span></text:p>
      <text:p text:style-name="P1"><text:span text:style-name="T1">ALCINE.</text:span></text:p>
      <text:p text:style-name="P1"><text:span text:style-name="T1">Il est vray, ie la vois, en ce pressant danger</text:span></text:p>
      <text:p text:style-name="P1"><text:span text:style-name="T1">A nous donner secours taschons de l’engager ;</text:span></text:p>
      <text:p text:style-name="P1"><text:span text:style-name="T1">Disons-luy qu'en tous lieux la voix publique estale</text:span></text:p>
      <text:p text:style-name="P1"><text:span text:style-name="T1">Les charmantes beautez de son ame Royale ;</text:span></text:p>
      <text:p text:style-name="P1"><text:span text:style-name="T1">Disons que sa vertu plus haute que son rang</text:span></text:p>
      <text:p text:style-name="P1"><text:span text:style-name="T1">Sçait relever l'éclat de son auguste sang,</text:span></text:p>
      <text:p text:style-name="P1"><text:span text:style-name="T1">Et que de nostre sexe elle a porté la gloire</text:span></text:p>
      <text:p text:style-name="P1"><text:span text:style-name="T1">Si loin que l’advenir aura peine à le croire;</text:span></text:p>
      <text:p text:style-name="P1"><text:span text:style-name="T1">Que du bon-heur public son grand coeur amoureux,</text:span></text:p>
      <text:p text:style-name="P1"><text:span text:style-name="T1">Fit toûjours des perils vn mépris genereux;</text:span></text:p>
      <text:p text:style-name="P1"><text:span text:style-name="T1">Que de ses propres maux, son ame à peine atteinte,</text:span></text:p>
      <text:p text:style-name="P1"><text:span text:style-name="T1">Pour les maux de l'Estat garda toute sa crainte :</text:span></text:p>
      <text:p text:style-name="P1"><text:span text:style-name="T1">Disons que ses bien-faits versez à pleines mains</text:span></text:p>
      <text:p text:style-name="P1"><text:span text:style-name="T1">Luy gaignent le respect et l'amour des humains,</text:span></text:p>
      <text:p text:style-name="P1"><text:span text:style-name="T1">Et qu'au moindre danger dont elle est menacée</text:span></text:p>
      <text:p text:style-name="P1"><text:span text:style-name="T1">Toute la terre en deuil se montre interessée :</text:span></text:p>
      <text:p text:style-name="P1"><text:span text:style-name="T1">Disons qu'au plus haut point de l'absolu pouvoir,</text:span></text:p>
      <text:p text:style-name="P1"><text:span text:style-name="T1">Sans faste et sans orgueil sa grandeur s'est fait voir;</text:span></text:p>
      <text:p text:style-name="P1"><text:span text:style-name="T1">Qu'aux temps les plus fascheux, sa sagesse constante ;</text:span></text:p>
      <text:p text:style-name="P1"><text:span text:style-name="T1">Sans crainte a soustenu l'authorité penchante;</text:span></text:p>
      <text:p text:style-name="P1"><text:span text:style-name="T1">Et dans le calme heureux, par ses travaux acquis,</text:span></text:p>
      <text:p text:style-name="P1"><text:span text:style-name="T1">Sans regret la remit dans les mains de son Fils.</text:span></text:p>
      <text:p text:style-name="P1"><text:span text:style-name="T1">Disons par quels respects par quelle complaisance</text:span></text:p>
      <text:p text:style-name="P1"><text:span text:style-name="T1">De ce Fils glorieux, l'amour la recompense;</text:span></text:p>
      <text:p text:style-name="P1"><text:span text:style-name="T1">Vantons les longs travaux, vantons les iustes Loix</text:span></text:p>
      <text:p text:style-name="P1"><text:span text:style-name="T1">De ce Fils reconnu pour le plus grand des Rois;</text:span></text:p>
      <text:p text:style-name="P1"><text:soft-page-break/><text:span text:style-name="T1">Et comment cette Mere, heureusement seconde</text:span></text:p>
      <text:p text:style-name="P1"><text:span text:style-name="T1">Ne donnant que deux fois a donné tant au monde.</text:span></text:p>
      <text:p text:style-name="P1"><text:span text:style-name="T1">88 Enfin, faisons parler nos soûpirs et nos pleurs,</text:span></text:p>
      <text:p text:style-name="P1"><text:span text:style-name="T1">Pour la rendre sensible à nos vives douleurs,</text:span></text:p>
      <text:p text:style-name="P1"><text:span text:style-name="T1">Et nous pourrons trouver au fort de nostre peine</text:span></text:p>
      <text:p text:style-name="P1"><text:span text:style-name="T1">Vn refuge paisible aux pieds de cette Reyne.</text:span></text:p>
      <text:p text:style-name="P1"><text:span text:style-name="T1">DIRCE.</text:span></text:p>
      <text:p text:style-name="P1"><text:span text:style-name="T1">Ie sçay bien que son coeur, noblement génereux,</text:span></text:p>
      <text:p text:style-name="P1"><text:span text:style-name="T1">Escoute avec plaisir la voix des mal-heureux :</text:span></text:p>
      <text:p text:style-name="P1"><text:span text:style-name="T1">Mais on ne voit iamais éclatter sa puissance,</text:span></text:p>
      <text:p text:style-name="P1"><text:span text:style-name="T1">Qu’à repousser le tort qu'on fait à l'innocence ;</text:span></text:p>
      <text:p text:style-name="P1"><text:span text:style-name="T1">Ie sçay qu'elle peut tout, mais je n'ose penser</text:span></text:p>
      <text:p text:style-name="P1"><text:span text:style-name="T1">Que iusqu'à nous deffendre on la vit s'abaisser.</text:span></text:p>
      <text:p text:style-name="P1"><text:span text:style-name="T1">De nos douces erreurs elle peut estre instruite</text:span></text:p>
      <text:p text:style-name="P1"><text:span text:style-name="T1">Et rien n'est plus contraire à sa rare conduite ;</text:span></text:p>
      <text:p text:style-name="P1"><text:span text:style-name="T1">Son zele si connu pour le culte des Dieux</text:span></text:p>
      <text:p text:style-name="P1"><text:span text:style-name="T1">Doit rendre à sa vertu nos respects odieux,</text:span></text:p>
      <text:p text:style-name="P1"><text:span text:style-name="T1">Et loin qu'à son abord mon effroy diminuë,</text:span></text:p>
      <text:p text:style-name="P1"><text:span text:style-name="T1">Malgré moy ie le sens qui redouble à sa veuë.</text:span></text:p>
      <text:p text:style-name="P1"><text:span text:style-name="T1">ALCINE.</text:span></text:p>
      <text:p text:style-name="P1"><text:span text:style-name="T1">Ah ! ma propre frayeur suffit pour m'affliger !</text:span></text:p>
      <text:p text:style-name="P1"><text:span text:style-name="T1">Loin d'aigrir mon ennuy, cherche à le soulager,</text:span></text:p>
      <text:p text:style-name="P1"><text:span text:style-name="T1">Et tasche de fournir à mon ame oppressée</text:span></text:p>
      <text:p text:style-name="P1"><text:span text:style-name="T1">Dequoy parer aux maux dont elle est menacée.</text:span></text:p>
      <text:p text:style-name="P1"><text:span text:style-name="T1">Redoublons cependant les Gardes du Palau,</text:span></text:p>
      <text:p text:style-name="P1"><text:span text:style-name="T1">Et s'il n'est point pour nous d'azile desormais,</text:span></text:p>
      <text:p text:style-name="P1"><text:span text:style-name="T1">Dans nostre desespoir cherchons nostre deffense,</text:span></text:p>
      <text:p text:style-name="P1"><text:span text:style-name="T1">Et ne nous rendons pas au moins sans resistance.</text:span></text:p>
      <text:p text:style-name="P1"><text:span text:style-name="T1">Alcine. Mademoiselle du Parc.</text:span></text:p>
      <text:p text:style-name="P1"><text:span text:style-name="T1">Celie. Mademoiselle de Brie.</text:span></text:p>
      <text:p text:style-name="P1"><text:span text:style-name="T1">Dircé. Mademoiselle Moliere. </text:span></text:p>
      <text:p text:style-name="P1"><text:span text:style-name="T1">LOrsqu'ils furent achevé, &amp; qu'Alcine se fut retirée, pour aller redoubler les Gardes du Palais, le concert des Violons se fit entendre; pendant que le Frontispice du Palais venant à s'ouvrir avec vn merveilleux artifice, &amp; des tours à s'éleuer à veûë d'œil. Quatre Geants d'vne grandeur </text:span><text:soft-page-break/><text:span text:style-name="T1">démesurée, vinrent 89 à paroistre avec quatre Nains ; qui par l'opposition de leur petite taille, faisoient paroistre celle des Geants encore plus excessive. Ces Colosses estoient commis à la garde du Palais, &amp; ce fut par eux que commença la premiere Entrée du Ballet.</text:span></text:p>
      <text:p text:style-name="P2"/>
      <text:p text:style-name="P1"><text:span text:style-name="T1">BALLET DV PALAIS D'ALCINE.</text:span></text:p>
      <text:p text:style-name="P2"/>
      <text:p text:style-name="P1"><text:span text:style-name="T1">PREMIERE ENTREE.</text:span></text:p>
      <text:p text:style-name="P1"><text:span text:style-name="T1">QVatre Geants &amp; quatre Nains.</text:span></text:p>
      <text:p text:style-name="P1"><text:span text:style-name="T1">Geants. Les sieurs Manceau, Vagnard, Pesan, &amp; Joubert.</text:span></text:p>
      <text:p text:style-name="P1"><text:span text:style-name="T1">Nains. Les deux petits Des-Airs, le petit Vagnard, &amp; le petit Tutin.</text:span></text:p>
      <text:p text:style-name="P2"/>
      <text:p text:style-name="P1"><text:span text:style-name="T1">II. ENTREE.</text:span></text:p>
      <text:p text:style-name="P1"><text:span text:style-name="T1">HVIct Maures chargez par Alcine de la garde du dedans, en font vne exacte visite, avec chacun deux flambeaux.</text:span></text:p>
      <text:p text:style-name="P1"><text:span text:style-name="T1">Maures. Messieurs d'Heureux, Beauchamp, Molier, la Marre, les sieurs le Chantre, de Gan, Du Pron, &amp; Mercier.</text:span></text:p>
      <text:p text:style-name="P2"/>
      <text:p text:style-name="P1"><text:span text:style-name="T1">III. ENTREE.</text:span></text:p>
      <text:p text:style-name="P1"><text:span text:style-name="T1">CEpendant vn dépit amoureux oblige six des Chevaliers qu'Alcine retenoit aupres d'elle, à tenter la sortie de ce Palais : mais la fortune ne 90 secondant pas les efforts qu'ils font dans leur desespoir, ils sont vaincus, apres vn grand combat par autant de Monstres qui les attaquent.</text:span></text:p>
      <text:p text:style-name="P1"><text:span text:style-name="T1">Six Chevaliers, et six Monstres.</text:span></text:p>
      <text:p text:style-name="P1"><text:span text:style-name="T1">Chevaliers. Monsieur de Souville, les Sieurs Raynald, Des-Airs l'aisné, Des-Airs le second, de Lorge, &amp; Balthasard.</text:span></text:p>
      <text:p text:style-name="P1"><text:span text:style-name="T1">Monstres. Les Sieurs Chicanneau, Noblet, Arnald, Desbrosses, Desonets, &amp; la Pierre.</text:span></text:p>
      <text:p text:style-name="P2"/>
      <text:p text:style-name="P1"><text:span text:style-name="T1">IV. ENTREE.</text:span></text:p>
      <text:p text:style-name="P1"><text:span text:style-name="T1">ALcine allarmée de cét accident, invoque de nouveau tous ses Esprits, &amp; leur demande secours : il s'en presente deux à elle, qui font des sauts avec vne force, &amp; vne agilité merveilleuse.</text:span></text:p>
      <text:p text:style-name="P1"><text:span text:style-name="T1">Demons Agiles. Les sieurs S. André &amp; Magny.</text:span></text:p>
      <text:p text:style-name="P2"/>
      <text:p text:style-name="P1"><text:span text:style-name="T1">V. ENTREE.</text:span></text:p>
      <text:p text:style-name="P1"><text:soft-page-break/><text:span text:style-name="T1">D'Autres Demons viennent encore, &amp; semblent asseurer la Magicienne qu'ils n'oublieront rien pour son repos.</text:span></text:p>
      <text:p text:style-name="P1"><text:span text:style-name="T1">Autres Demons sauteurs. Les sieurs Turin, La Brodiere, Pesan, &amp; Bureau.</text:span></text:p>
      <text:p text:style-name="P2"/>
      <text:p text:style-name="P1"><text:span text:style-name="T1">VI. ET DERNIERE ENTREE.</text:span></text:p>
      <text:p text:style-name="P1"><text:span text:style-name="T1">MAis à peine commence-t’elle à se rasseurer, qu'elle voit paroistre aupres de Roger, &amp; de quelques Chevaliers de sa suite, la sage Melisse, sous la forme d'Athlas ; Elle court aussi-tost pour empescher l’effet de son intention; mais elle arrive trop tard : Melisse a desia mis au doigt de ce brave Chevalier la fameuse bague qui détruit les enchantemens. Lors vn coup de tonnerre, suivy de plusieurs éclairs, marque la détructiõ du Palais, qui est aussi-tost reduit 91 en cendres par vn feu d'artifice, qui met fin à cette advanture, &amp; aux divertissemens de l'Isle Enchantée.</text:span></text:p>
      <text:p text:style-name="P1"><text:span text:style-name="T1">Alcine. Mademoiselle du Parc. Melisse. M. de Lorge. Roger. M. Beauchamp.</text:span></text:p>
      <text:p text:style-name="P1"><text:span text:style-name="T1">Chevaliers. Messieurs d'Heureux, Raynal, du Pron, &amp; Desbrosses.</text:span></text:p>
      <text:p text:style-name="P1"><text:span text:style-name="T1">Ecuyers. Messieurs, la Marre, le Chantre, de Gan, &amp; Mercier. Fin du Ballet.</text:span></text:p>
      <text:p text:style-name="P2"/>
      <text:p text:style-name="P1"><text:span text:style-name="T1">IL sembloit que le Ciel la Terre &amp; l'Eau fussent tous en feu, &amp; que la destruction du superbe Palais d'Alcine, comme la liberté des Chevaliers qu'elle y retenoit en prison, ne se pût accomplir que par des prodiges &amp; des miracles : La hauteur &amp; le nombre des fusées volantes, celles qui rouloient sur le riuage, &amp; celles qui resortoient de l'eau apres s'y estre enfoncées faisoiẽt vn spectacle si grãd &amp; si magnifique, que rien ne pouvoit mieux terminer les Enchantemens, qu'vn si beau Feu d'artifice ; lequel ayant enfin cessé apres vn bruit &amp; vne lõgueur extraordinaire, les coups de boëtes qui l'avoient commencé redoublerent encore.</text:span></text:p>
      <text:p text:style-name="P1"><text:span text:style-name="T1">Alors toute la Cour se retirant, confessa qu'il ne se pouvoit rien voir de plus achevé que ces trois Festes : Et c'est assez advoüer qu'il ne s'y pouvoit rien ajoûter, que de dire que les trois Iournées ayans eu chacune ses partisans, cõme chacũ auoit eu ses beautez particulieres, on ne convint pas du prix qu'elles devoient emporter entre elles ; bien qu'on demeurast d'accord qu'elles pouvoient justement le disputer à toutes celles qu'on avoit veuës jusques alors, &amp; les surpasser peut estre.</text:span></text:p>
      <text:p text:style-name="P1"><text:span text:style-name="T1">Mais quoy que les Fêtes comprises dans le sujet des Plaisirs de l'Isle Enchantée fussent terminées, tous les divertissemens de Versailles ne l'estoient pas; &amp; la magnificẽce &amp; la galanterie du Roy, en avoit encore reservé 92 pour les autres, qui n'estoient pas moins agreables.</text:span></text:p>
      <text:p text:style-name="P1"><text:soft-page-break/><text:span text:style-name="T1">Le Samedy dixiéme, Sa Majesté voulut courre les testes ; c'est vn exercice que peu de gens ignorent, &amp; dont l’vsage est venu d'Allemagne, fort bien inventé, pour faire voir l'adresse d'vn Cavalier ; tant à bien mener son cheval dãs les passades de guerre, qu'à bien se servir d'vne lance, d'vn dard, &amp; d'vne épée. Si quelqu'vn ne les a point veu courre, il en trouvera icy la description, estant moins communes que la bague, &amp; seulement icy depuis peu d'années, &amp; ceux qui en ont eu le plaisir, ne s'ennuyent pas pourtant d'vne narration si peu étenduë.</text:span></text:p>
      <text:p text:style-name="P1"><text:span text:style-name="T1">Les Chevaliers entrent l'vn apres l'autre dans la Lice, la lance à la main, &amp; vn dard sous la cuisse droite; et apres que l'vn d'eux a couru &amp; emporté vne Teste de gros carton peinte, &amp; de la forme de celle d'vn Turc, il donne sa lance à vn Page, &amp; faisant la demy-volte, il revient à toute bride à la seconde Teste, qui a la couleur &amp; la forme d'vn More, l'emporte avec le dard qui luy jette en passant; puis reprenant vne javeline, peu differẽte de la forme du dard, dans vne troisiéme passade il la darde dans vn bouclier où est peinte vne teste de Meduse; &amp; achevant sa demy-volte il tire l'épée, dont il emporte, en passant toûjours à toute bride vne teste élevée à vn demy pied de terre; puis faisant place à vn autre, celuy qui en ses courses en a emporté le plus, gaigne le prix.</text:span></text:p>
      <text:p text:style-name="P1"><text:span text:style-name="T1">Toute la Cour s'estant placée sur vne balustrade de fer doré, qui regnoit autour de l'agreable maison de Versailles, &amp; qui regarde sur le fossé, dans lequel on auoit dressé la Lice, avec des Barrieres.</text:span></text:p>
      <text:p text:style-name="P1"><text:span text:style-name="T1">Le Roy s'y rendit, suivy des mêmes Chevaliers qui avoient couru la Bague : Les Ducs de S.Aignan &amp; de Noailles y continuans leurs premieres fonctions, l'vn de Maréchal de Camp, &amp; l'autre de Iuge des Courses : </text:span></text:p>
      <text:p text:style-name="P2"/>
      <text:p text:style-name="P1"><text:span text:style-name="T1">93</text:span></text:p>
      <text:p text:style-name="P1"><text:span text:style-name="T1">Il s'en fit plusieurs fort belles &amp; heureuses; mais l'addresse du Roy luy fit emporter hautement, en suitte du prix de la Course des Dames, encore celuy que donnoit la Reyne ; c’estoit vne rose de Diamans de grand prix, que le Roy, apres l'avoir gagnée, redonna liberalement à courre aux autres Chevaliers, &amp; que le Marquis de Coaslin disputa contre le Marquis de Soyecourt, &amp; la gaigna.</text:span></text:p>
      <text:p text:style-name="P1"><text:span text:style-name="T1">Le Dimanche au lever du Roy , quasi toute la conversation tourna sur les belles Courses du jour precedent, &amp; donna lieu à vn grand deffy entre le Duc de S. Aignan, qui n'avoit point encore couru, &amp; le Marquis de Soyecourt, qui fut remise au lendemain, pource que le Maréchal Duc de Grãmont, qui parioit pour ce Marquis, estoit obligé de partir pour Paris, d'où il ne devoit revenir que le jour d'apres.</text:span></text:p>
      <text:p text:style-name="P1"><text:soft-page-break/><text:span text:style-name="T1">Le Roy mena toute la Cour cette apresdinée <text:s/>à sa Mesnagerie, dont on admira les beautez particulieres, &amp; le nombre presque incroyable d'oyseaux de toutes sortes ; parmy lesquels il y en a beaucoup de fort rares. II seroit inutile de parler de la collation qui suivit ce divertissement, puis que huict jours durant chaque repas pouvoit passer pour vn Festin des plus grands qu'on puisse faire.</text:span></text:p>
      <text:p text:style-name="P1"><text:span text:style-name="T1">Et le soir <text:s/>Sa Majesté fit representer sur l'vn de ces Theatres doubles de son Sallon, que son Esprit vniversel a luy-même inventez, la Comedie des Fâcheux faite par le Sr. de Moliere, mêlée d'entrées de Ballet, &amp; fort ingenieuse.</text:span></text:p>
      <text:p text:style-name="P1"><text:span text:style-name="T1">Le bruit du deffy qui se devoit courir le Lũdy douziéme, fit faire vne infinité de gageures d'assez grande valeur ; quoy que celle des deux Chevaliers ne fût que de cent pistolles : Et comme le Duc par vne heureuse audace donnoit vne Teste à ce Marquis fort adroit beaucoup tenoient pour ce dernier ; qui s'êtant 94 rendu vn peu plus tard chez le Roy, y trouva vn cartel pour le presser, lequel pour n'estre qu'en prose, on n'a point mis en ce discours.</text:span></text:p>
      <text:p text:style-name="P1"><text:span text:style-name="T1">Le Duc de S. Aignan avoit, aussi fait voir à quelques-vns de ses amis, comme vn heureux présage de sa victoire, ces quatre Vers.</text:span></text:p>
      <text:p text:style-name="P1"><text:span text:style-name="T1">AVX DAMES.</text:span></text:p>
      <text:p text:style-name="P1"><text:span text:style-name="T1">Belles vous direz en ce jour</text:span></text:p>
      <text:p text:style-name="P1"><text:span text:style-name="T1">Si vos sentimens sont les nostres,</text:span></text:p>
      <text:p text:style-name="P1"><text:span text:style-name="T1">Qu'estre vainqueur du grand Soyecourt</text:span></text:p>
      <text:p text:style-name="P1"><text:span text:style-name="T1">C'est estre vainqueur de dix autres.</text:span></text:p>
      <text:p text:style-name="P2"/>
      <text:p text:style-name="P1"><text:span text:style-name="T1">Faisant toûjours allusion à son nom de Guidon le Sauvage, que l'advanture de l'Isle perilleuse rendit victorieux de dix Chevaliers.</text:span></text:p>
      <text:p text:style-name="P1"><text:span text:style-name="T1">Aussi tost que le Roy eust dîné , il conduisit les Reynes, Monsieur, Madame, &amp; toutes les Dames dans vn lieu où l’on devoit tirer vne Loterie, afin que rien ne manquast à la galãterie de ces Festes ; c'estoit des pierreries, des ameublemens, de l'argenterie, &amp; autres choses semblables : Et quoy que le sort ait accoustumé de decider de ces presens, il s'accorda sans doute avec le desir de S M quand il fit tomber le gros lot entre les mains de la Reyne; chacun sortant de ce lieu là fort content, pour aller voir les Courses qui s'alloient commencer.</text:span></text:p>
      <text:p text:style-name="P1"><text:span text:style-name="T1">Enfin Guidon &amp; Olivier parurent sur les rangs, à cinq heures du soir , fort proprement vestus &amp; bien montez.</text:span></text:p>
      <text:p text:style-name="P1"><text:span text:style-name="T1">Le Roy avec toute la Cour les honora de sa presence; &amp; Sa Majesté leut mesme les Articles des Courses, afin qu'il n'y eust aucune contestation entr’eux. Le succez en fut heureux au Duc de S. Aignan, qui gaigna le deffi.</text:span></text:p>
      <text:p text:style-name="P1"><text:soft-page-break/><text:span text:style-name="T1">Le soir <text:s/>Sa Majesté fit ioüer vne Comedie nommée Tartuffe, que le Sieur de Moliere avoit fait contre 95 les Hypocrites ; mais quoy qu'elle eust esté trouvée fort divertissante, le Roy connut tant de conformité entre ceux qu'vne veritable devotion met dans le chemin du Ciel, &amp; ceux qu'vne vaine ostentation des bonnes oeuvres n'empesche pas d'en commettre de mauvaises ; que son extrême delicatesse pour les choses de la Religion ne pust souffrir cette ressemblance du vice avec la vertu, qui pouvoient estre prise l'vne pour l'autre : Et quoy qu'on ne doutast point des bonnes intentions de l’Autheur, il la deffendit pourtant en public, &amp; se priva soy-mesme de ce plaisir, pour n’en pas laisser abuser à d’autres, moins capables d’en faire vne iuste discernement.</text:span></text:p>
      <text:p text:style-name="P1"><text:span text:style-name="T1">Le Mardy treiziéme, le Roy voulut encore courre les Testes, comme à vn jeu ordinaire que devoit gaigner celuy qui feroit le plus : Sa Majesté eut encore celuy de la Course des Dames, le Duc de S. Aignan celuy du jeu ; &amp; ayant eu l’honneur d’entrer pour le second à la dispute avec sa Majesté : L’adresse incomparable du Roy luy fit encore avoir ce prix ; &amp; ce ne fut pas sans vn estonnement, duquel on ne pouvoit se deffendre, qu’on en vit gaigner quatre à Sa Majesté en deux fois qu’elle avoit couru les Testes.</text:span></text:p>
      <text:p text:style-name="P1"><text:span text:style-name="T1">On joüa le méme soir la Comedie du Mariage Forcé, encore dela façon du même Sr. de Moliere, mélée d’entrées de Balet, &amp; de Recits. Puis le Roy prit le chemin de Fontaine-bleau le Mercredy quatorziéme ; toute la Cour se trouvant si satisfaite de ce qu’elle avoit veu, que chacun crût qu’on ne pouvoit se passer de le mettre par écrit, pour en donner la cõnoissance à ceux qui n’avoiẽt pû voir des Festes si diversifiées &amp; si agreables ; où l’on a pû admirer tout à la fois le projet avec le succez, la liberalité auec la politesse, le grãd nombre auec l’ordre, &amp; la satisfaction de tous. Où 96 les soins infatigables de Mr. Colbert s’employerent en tous ces divertissemens, malgré ses importantes affaires, où le Duc de S. Aignan, joignit l’action à l’invention du dessein ; où les beaux vers du President de Perigny à la loüange des Reynes, furent si justemẽt pẽsez, si agreablemẽt tournez, &amp; recitez avec tant d’Art ; où ceux que Mr. de Bẽsserade fit pour les Chevaliers, eurent vne approbation generable, où la vigilance exacte de Mr. Bontemps, &amp; l’application de Mr de Launay, ne laisserent manquer d’aucune des choses necessaires : Enfin où chacun a marqué si advantageusement son dessein de plaire au Roy, dans le temps où sa Majesté ne pensoit elle-mesme qu’à plaire ; &amp; où ce qu’on a veu ne sçauroit iamais se perdre dans la memoire des pectateurs, quand on n’auroit pas pris le soin de conserver par écrit le souvenir de toutes ces merveilles. </text:span></text:p>
      <text:p text:style-name="P2"/>
      <text:p text:style-name="P1"><text:span text:style-name="T1">FIN.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mathilde nicolas</dc:creator>
    <meta:editing-cycles>16</meta:editing-cycles>
    <meta:creation-date>2020-03-31T13:00:00</meta:creation-date>
    <dc:date>2020-04-15T12:34:00</dc:date>
    <meta:editing-duration>PT13M21S</meta:editing-duration>
    <meta:generator>OpenOffice/4.1.6$Win32 OpenOffice.org_project/416m1$Build-9790</meta:generator>
    <meta:document-statistic meta:table-count="0" meta:image-count="0" meta:object-count="0" meta:page-count="75" meta:paragraph-count="1770" meta:word-count="21968" meta:character-count="1237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